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hrought" table:style-name="ta1">
        <table:shapes>
          <draw:frame draw:z-index="0" draw:style-name="gr1" svg:width="6.2953in" svg:height="3.5453in" svg:x="3.7705in" svg:y="4.7476in">
            <draw:object draw:notify-on-update-of-ranges="throught.F2:throught.F26 throught.G1:throught.G1 throught.G2:throught.G26 throught.F2:throught.F26 throught.H1:throught.H1 throught.H2:throught.H26 throught.F2:throught.F26 throught.I1:throught.I1 throught.I2:throught.I26 throught.F2:throught.F26 throught.J1:throught.J1 throught.J2:throught.J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POLSR</text:p>
          </table:table-cell>
          <table:table-cell office:value-type="float" office:value="1022.13">
            <text:p>1022.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PEED</text:p>
          </table:table-cell>
          <table:table-cell office:value-type="string">
            <text:p>POLSR</text:p>
          </table:table-cell>
          <table:table-cell office:value-type="string">
            <text:p>OLSR</text:p>
          </table:table-cell>
          <table:table-cell office:value-type="string">
            <text:p>AODV</text:p>
          </table:table-cell>
          <table:table-cell office:value-type="string">
            <text:p>DSDV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022.13">
            <text:p>1022.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[.D5]" office:value-type="float" office:value="1021.155">
            <text:p>1021.155</text:p>
          </table:table-cell>
          <table:table-cell table:formula="of:=[.D130]" office:value-type="float" office:value="693.8762">
            <text:p>693.8762</text:p>
          </table:table-cell>
          <table:table-cell table:formula="of:=[.D255]" office:value-type="float" office:value="963.3396">
            <text:p>963.3396</text:p>
          </table:table-cell>
          <table:table-cell table:formula="of:=[.D380]" office:value-type="float" office:value="912.73725">
            <text:p>912.73725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018.22">
            <text:p>1018.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D10]" office:value-type="float" office:value="1020.99">
            <text:p>1020.99</text:p>
          </table:table-cell>
          <table:table-cell table:formula="of:=[.D135]" office:value-type="float" office:value="660.2996">
            <text:p>660.2996</text:p>
          </table:table-cell>
          <table:table-cell table:formula="of:=[.D260]" office:value-type="float" office:value="963.6626">
            <text:p>963.6626</text:p>
          </table:table-cell>
          <table:table-cell table:formula="of:=[.D385]" office:value-type="float" office:value="871.603">
            <text:p>871.603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022.14">
            <text:p>1022.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D15]" office:value-type="float" office:value="1009.46625">
            <text:p>1009.46625</text:p>
          </table:table-cell>
          <table:table-cell table:formula="of:=[.D140]" office:value-type="float" office:value="642.9648">
            <text:p>642.9648</text:p>
          </table:table-cell>
          <table:table-cell table:formula="of:=[.D265]" office:value-type="float" office:value="907.0964">
            <text:p>907.0964</text:p>
          </table:table-cell>
          <table:table-cell table:formula="of:=[.D390]" office:value-type="float" office:value="820.5452">
            <text:p>820.5452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022.13">
            <text:p>1022.13</text:p>
          </table:table-cell>
          <table:table-cell office:value-type="float" office:value="0">
            <text:p>0</text:p>
          </table:table-cell>
          <table:table-cell table:formula="of:=AVERAGE([.B2:.B5])" office:value-type="float" office:value="1021.155">
            <text:p>1021.155</text:p>
          </table:table-cell>
          <table:table-cell/>
          <table:table-cell office:value-type="float" office:value="6">
            <text:p>6</text:p>
          </table:table-cell>
          <table:table-cell table:formula="of:=[.D20]" office:value-type="float" office:value="949.83575">
            <text:p>949.83575</text:p>
          </table:table-cell>
          <table:table-cell table:formula="of:=[.D145]" office:value-type="float" office:value="614.3652">
            <text:p>614.3652</text:p>
          </table:table-cell>
          <table:table-cell table:formula="of:=[.D270]" office:value-type="float" office:value="912.9736">
            <text:p>912.9736</text:p>
          </table:table-cell>
          <table:table-cell table:formula="of:=[.D395]" office:value-type="float" office:value="796.7746">
            <text:p>796.7746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022.13">
            <text:p>1022.1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D25]" office:value-type="float" office:value="920.98925">
            <text:p>920.98925</text:p>
          </table:table-cell>
          <table:table-cell table:formula="of:=[.D150]" office:value-type="float" office:value="609.093">
            <text:p>609.093</text:p>
          </table:table-cell>
          <table:table-cell table:formula="of:=[.D275]" office:value-type="float" office:value="946.3066">
            <text:p>946.3066</text:p>
          </table:table-cell>
          <table:table-cell table:formula="of:=[.D400]" office:value-type="float" office:value="716.8254">
            <text:p>716.8254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017.58">
            <text:p>1017.5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.D30]" office:value-type="float" office:value="873.2416">
            <text:p>873.2416</text:p>
          </table:table-cell>
          <table:table-cell table:formula="of:=[.D155]" office:value-type="float" office:value="614.931">
            <text:p>614.931</text:p>
          </table:table-cell>
          <table:table-cell table:formula="of:=[.D280]" office:value-type="float" office:value="802.42538">
            <text:p>802.42538</text:p>
          </table:table-cell>
          <table:table-cell table:formula="of:=[.D405]" office:value-type="float" office:value="783.9732">
            <text:p>783.9732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022.12">
            <text:p>1022.1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[.D35]" office:value-type="float" office:value="850.3482">
            <text:p>850.3482</text:p>
          </table:table-cell>
          <table:table-cell table:formula="of:=[.D160]" office:value-type="float" office:value="702.353">
            <text:p>702.353</text:p>
          </table:table-cell>
          <table:table-cell table:formula="of:=[.D285]" office:value-type="float" office:value="868.7082">
            <text:p>868.7082</text:p>
          </table:table-cell>
          <table:table-cell table:formula="of:=[.D410]" office:value-type="float" office:value="801.651">
            <text:p>801.651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022.14">
            <text:p>1022.1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[.D40]" office:value-type="float" office:value="842.2112">
            <text:p>842.2112</text:p>
          </table:table-cell>
          <table:table-cell table:formula="of:=[.D165]" office:value-type="float" office:value="658.7912">
            <text:p>658.7912</text:p>
          </table:table-cell>
          <table:table-cell table:formula="of:=[.D290]" office:value-type="float" office:value="897.3388">
            <text:p>897.3388</text:p>
          </table:table-cell>
          <table:table-cell table:formula="of:=[.D415]" office:value-type="float" office:value="738.0692">
            <text:p>738.0692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022.12">
            <text:p>1022.12</text:p>
          </table:table-cell>
          <table:table-cell office:value-type="float" office:value="2">
            <text:p>2</text:p>
          </table:table-cell>
          <table:table-cell table:formula="of:=AVERAGE([.B7:.B10])" office:value-type="float" office:value="1020.99">
            <text:p>1020.99</text:p>
          </table:table-cell>
          <table:table-cell/>
          <table:table-cell office:value-type="float" office:value="16">
            <text:p>16</text:p>
          </table:table-cell>
          <table:table-cell table:formula="of:=[.D45]" office:value-type="float" office:value="838.8678">
            <text:p>838.8678</text:p>
          </table:table-cell>
          <table:table-cell table:formula="of:=[.D170]" office:value-type="float" office:value="659.0026">
            <text:p>659.0026</text:p>
          </table:table-cell>
          <table:table-cell table:formula="of:=[.D295]" office:value-type="float" office:value="870.7036">
            <text:p>870.7036</text:p>
          </table:table-cell>
          <table:table-cell table:formula="of:=[.D420]" office:value-type="float" office:value="711.0236">
            <text:p>711.0236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022.12">
            <text:p>1022.1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[.D50]" office:value-type="float" office:value="853.9418">
            <text:p>853.9418</text:p>
          </table:table-cell>
          <table:table-cell table:formula="of:=[.D175]" office:value-type="float" office:value="645.8756">
            <text:p>645.8756</text:p>
          </table:table-cell>
          <table:table-cell table:formula="of:=[.D300]" office:value-type="float" office:value="948.1872">
            <text:p>948.1872</text:p>
          </table:table-cell>
          <table:table-cell table:formula="of:=[.D425]" office:value-type="float" office:value="729.856">
            <text:p>729.856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022.11">
            <text:p>1022.1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[.D55]" office:value-type="float" office:value="831.1628">
            <text:p>831.1628</text:p>
          </table:table-cell>
          <table:table-cell table:formula="of:=[.D180]" office:value-type="float" office:value="651.543">
            <text:p>651.543</text:p>
          </table:table-cell>
          <table:table-cell table:formula="of:=[.D305]" office:value-type="float" office:value="950.3326">
            <text:p>950.3326</text:p>
          </table:table-cell>
          <table:table-cell table:formula="of:=[.D430]" office:value-type="float" office:value="727.793">
            <text:p>727.793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971.565">
            <text:p>971.56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[.D60]" office:value-type="float" office:value="800.2838">
            <text:p>800.2838</text:p>
          </table:table-cell>
          <table:table-cell table:formula="of:=[.D185]" office:value-type="float" office:value="685.0215">
            <text:p>685.0215</text:p>
          </table:table-cell>
          <table:table-cell table:formula="of:=[.D310]" office:value-type="float" office:value="806.7512">
            <text:p>806.7512</text:p>
          </table:table-cell>
          <table:table-cell table:formula="of:=[.D435]" office:value-type="float" office:value="704.528">
            <text:p>704.528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022.08">
            <text:p>1022.08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4">
            <text:p>24</text:p>
          </table:table-cell>
          <table:table-cell table:formula="of:=[.D65]" office:value-type="float" office:value="816.6314">
            <text:p>816.6314</text:p>
          </table:table-cell>
          <table:table-cell table:formula="of:=[.D190]" office:value-type="float" office:value="630.139">
            <text:p>630.139</text:p>
          </table:table-cell>
          <table:table-cell table:formula="of:=[.D315]" office:value-type="float" office:value="803.7114">
            <text:p>803.7114</text:p>
          </table:table-cell>
          <table:table-cell table:formula="of:=[.D440]" office:value-type="float" office:value="780.3666">
            <text:p>780.3666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022.11">
            <text:p>1022.11</text:p>
          </table:table-cell>
          <table:table-cell office:value-type="float" office:value="4">
            <text:p>4</text:p>
          </table:table-cell>
          <table:table-cell table:formula="of:=AVERAGE([.B12:.B15])" office:value-type="float" office:value="1009.46625">
            <text:p>1009.46625</text:p>
          </table:table-cell>
          <table:table-cell/>
          <table:table-cell office:value-type="float" office:value="26">
            <text:p>26</text:p>
          </table:table-cell>
          <table:table-cell table:formula="of:=[.D70]" office:value-type="float" office:value="804.9856">
            <text:p>804.9856</text:p>
          </table:table-cell>
          <table:table-cell table:formula="of:=[.D195]" office:value-type="float" office:value="656.444">
            <text:p>656.444</text:p>
          </table:table-cell>
          <table:table-cell table:formula="of:=[.D320]" office:value-type="float" office:value="816.1408">
            <text:p>816.1408</text:p>
          </table:table-cell>
          <table:table-cell table:formula="of:=[.D445]" office:value-type="float" office:value="781.1454">
            <text:p>781.1454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916.108">
            <text:p>916.108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8">
            <text:p>28</text:p>
          </table:table-cell>
          <table:table-cell table:formula="of:=[.D75]" office:value-type="float" office:value="846.6794">
            <text:p>846.6794</text:p>
          </table:table-cell>
          <table:table-cell table:formula="of:=[.D200]" office:value-type="float" office:value="668.54725">
            <text:p>668.54725</text:p>
          </table:table-cell>
          <table:table-cell table:formula="of:=[.D325]" office:value-type="float" office:value="956.3726">
            <text:p>956.3726</text:p>
          </table:table-cell>
          <table:table-cell table:formula="of:=[.D450]" office:value-type="float" office:value="744.0306">
            <text:p>744.0306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021.97">
            <text:p>1021.9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[.D80]" office:value-type="float" office:value="847.6308">
            <text:p>847.6308</text:p>
          </table:table-cell>
          <table:table-cell table:formula="of:=[.D205]" office:value-type="float" office:value="664.9235">
            <text:p>664.9235</text:p>
          </table:table-cell>
          <table:table-cell table:formula="of:=[.D330]" office:value-type="float" office:value="772.5752">
            <text:p>772.5752</text:p>
          </table:table-cell>
          <table:table-cell table:formula="of:=[.D455]" office:value-type="float" office:value="679.10125">
            <text:p>679.10125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763.358">
            <text:p>763.358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D85]" office:value-type="float" office:value="858.1246">
            <text:p>858.1246</text:p>
          </table:table-cell>
          <table:table-cell table:formula="of:=[.D210]" office:value-type="float" office:value="680.8604">
            <text:p>680.8604</text:p>
          </table:table-cell>
          <table:table-cell table:formula="of:=[.D335]" office:value-type="float" office:value="959.8954">
            <text:p>959.8954</text:p>
          </table:table-cell>
          <table:table-cell table:formula="of:=[.D460]" office:value-type="float" office:value="742.0905">
            <text:p>742.0905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991.905">
            <text:p>991.90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4">
            <text:p>34</text:p>
          </table:table-cell>
          <table:table-cell table:formula="of:=[.D90]" office:value-type="float" office:value="848.6076">
            <text:p>848.6076</text:p>
          </table:table-cell>
          <table:table-cell table:formula="of:=[.D215]" office:value-type="float" office:value="717.761">
            <text:p>717.761</text:p>
          </table:table-cell>
          <table:table-cell table:formula="of:=[.D340]" office:value-type="float" office:value="972.8748">
            <text:p>972.8748</text:p>
          </table:table-cell>
          <table:table-cell table:formula="of:=[.D465]" office:value-type="float" office:value="724.23925">
            <text:p>724.23925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022.11">
            <text:p>1022.11</text:p>
          </table:table-cell>
          <table:table-cell office:value-type="float" office:value="6">
            <text:p>6</text:p>
          </table:table-cell>
          <table:table-cell table:formula="of:=AVERAGE([.B17:.B20])" office:value-type="float" office:value="949.83575">
            <text:p>949.83575</text:p>
          </table:table-cell>
          <table:table-cell/>
          <table:table-cell office:value-type="float" office:value="36">
            <text:p>36</text:p>
          </table:table-cell>
          <table:table-cell table:formula="of:=[.D95]" office:value-type="float" office:value="848.98775">
            <text:p>848.98775</text:p>
          </table:table-cell>
          <table:table-cell table:formula="of:=[.D220]" office:value-type="float" office:value="738.0986">
            <text:p>738.0986</text:p>
          </table:table-cell>
          <table:table-cell table:formula="of:=[.D345]" office:value-type="float" office:value="797.7496">
            <text:p>797.7496</text:p>
          </table:table-cell>
          <table:table-cell table:formula="of:=[.D470]" office:value-type="float" office:value="762.43925">
            <text:p>762.43925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806.682">
            <text:p>806.68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[.D100]" office:value-type="float" office:value="825.046">
            <text:p>825.046</text:p>
          </table:table-cell>
          <table:table-cell table:formula="of:=[.D225]" office:value-type="float" office:value="719.2626">
            <text:p>719.2626</text:p>
          </table:table-cell>
          <table:table-cell table:formula="of:=[.D350]" office:value-type="float" office:value="795.554">
            <text:p>795.554</text:p>
          </table:table-cell>
          <table:table-cell table:formula="of:=[.D475]" office:value-type="float" office:value="724.03475">
            <text:p>724.03475</text:p>
          </table:table-cell>
        </table:table-row>
        <table:table-row table:style-name="ro2">
          <table:table-cell office:value-type="string">
            <text:p>POLSR</text:p>
          </table:table-cell>
          <table:table-cell office:value-type="float" office:value="987.896">
            <text:p>987.89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0">
            <text:p>40</text:p>
          </table:table-cell>
          <table:table-cell table:formula="of:=[.D105]" office:value-type="float" office:value="847.5545">
            <text:p>847.5545</text:p>
          </table:table-cell>
          <table:table-cell table:formula="of:=[.D230]" office:value-type="float" office:value="691.2614">
            <text:p>691.2614</text:p>
          </table:table-cell>
          <table:table-cell table:formula="of:=[.D355]" office:value-type="float" office:value="959.6384">
            <text:p>959.6384</text:p>
          </table:table-cell>
          <table:table-cell table:formula="of:=[.D480]" office:value-type="float" office:value="738.9824">
            <text:p>738.9824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814.21">
            <text:p>814.2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5">
            <text:p>45</text:p>
          </table:table-cell>
          <table:table-cell table:formula="of:=[.D110]" office:value-type="float" office:value="847.05825">
            <text:p>847.05825</text:p>
          </table:table-cell>
          <table:table-cell table:formula="of:=[.D235]" office:value-type="float" office:value="758.153">
            <text:p>758.153</text:p>
          </table:table-cell>
          <table:table-cell table:formula="of:=[.D360]" office:value-type="float" office:value="912.7802">
            <text:p>912.7802</text:p>
          </table:table-cell>
          <table:table-cell table:formula="of:=[.D485]" office:value-type="float" office:value="716.4128">
            <text:p>716.4128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882.161">
            <text:p>882.16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[.D115]" office:value-type="float" office:value="849.687">
            <text:p>849.687</text:p>
          </table:table-cell>
          <table:table-cell table:formula="of:=[.D240]" office:value-type="float" office:value="716.6554">
            <text:p>716.6554</text:p>
          </table:table-cell>
          <table:table-cell table:formula="of:=[.D365]" office:value-type="float" office:value="852.053">
            <text:p>852.053</text:p>
          </table:table-cell>
          <table:table-cell table:formula="of:=[.D490]" office:value-type="float" office:value="726.6678">
            <text:p>726.6678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999.69">
            <text:p>999.69</text:p>
          </table:table-cell>
          <table:table-cell office:value-type="float" office:value="8">
            <text:p>8</text:p>
          </table:table-cell>
          <table:table-cell table:formula="of:=AVERAGE([.B22:.B25])" office:value-type="float" office:value="920.98925">
            <text:p>920.98925</text:p>
          </table:table-cell>
          <table:table-cell/>
          <table:table-cell office:value-type="float" office:value="55">
            <text:p>55</text:p>
          </table:table-cell>
          <table:table-cell table:formula="of:=[.D120]" office:value-type="float" office:value="816.417">
            <text:p>816.417</text:p>
          </table:table-cell>
          <table:table-cell table:formula="of:=[.D245]" office:value-type="float" office:value="708.9294">
            <text:p>708.9294</text:p>
          </table:table-cell>
          <table:table-cell table:formula="of:=[.D370]" office:value-type="float" office:value="934.26">
            <text:p>934.26</text:p>
          </table:table-cell>
          <table:table-cell table:formula="of:=[.D495]" office:value-type="float" office:value="710.1562">
            <text:p>710.1562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764.648">
            <text:p>764.648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60">
            <text:p>60</text:p>
          </table:table-cell>
          <table:table-cell table:formula="of:=[.D125]" office:value-type="float" office:value="838.6364">
            <text:p>838.6364</text:p>
          </table:table-cell>
          <table:table-cell table:formula="of:=[.D250]" office:value-type="float" office:value="735.2466">
            <text:p>735.2466</text:p>
          </table:table-cell>
          <table:table-cell table:formula="of:=[.D375]" office:value-type="float" office:value="867.35775">
            <text:p>867.35775</text:p>
          </table:table-cell>
          <table:table-cell table:formula="of:=[.D500]" office:value-type="float" office:value="614.2566">
            <text:p>614.2566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933.683">
            <text:p>933.683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22.117">
            <text:p>822.117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41.58">
            <text:p>841.58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1004.18">
            <text:p>1004.18</text:p>
          </table:table-cell>
          <table:table-cell office:value-type="float" office:value="10">
            <text:p>10</text:p>
          </table:table-cell>
          <table:table-cell table:formula="of:=AVERAGE([.B26:.B30])" office:value-type="float" office:value="873.2416">
            <text:p>873.2416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759.4">
            <text:p>759.4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89.936">
            <text:p>889.936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71.661">
            <text:p>871.661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79.185">
            <text:p>779.185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951.559">
            <text:p>951.559</text:p>
          </table:table-cell>
          <table:table-cell office:value-type="float" office:value="12">
            <text:p>12</text:p>
          </table:table-cell>
          <table:table-cell table:formula="of:=AVERAGE([.B31:.B35])" office:value-type="float" office:value="850.3482">
            <text:p>850.3482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804.98">
            <text:p>804.98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17.487">
            <text:p>817.487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11.515">
            <text:p>811.515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81.978">
            <text:p>881.978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95.096">
            <text:p>895.096</text:p>
          </table:table-cell>
          <table:table-cell office:value-type="float" office:value="14">
            <text:p>14</text:p>
          </table:table-cell>
          <table:table-cell table:formula="of:=AVERAGE([.B36:.B40])" office:value-type="float" office:value="842.2112">
            <text:p>842.2112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853.371">
            <text:p>853.371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55.929">
            <text:p>855.929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88.286">
            <text:p>788.286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37.616">
            <text:p>837.616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59.137">
            <text:p>859.137</text:p>
          </table:table-cell>
          <table:table-cell office:value-type="float" office:value="16">
            <text:p>16</text:p>
          </table:table-cell>
          <table:table-cell table:formula="of:=AVERAGE([.B41:.B45])" office:value-type="float" office:value="838.8678">
            <text:p>838.8678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822.174">
            <text:p>822.174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06.486">
            <text:p>806.486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82.399">
            <text:p>882.399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93.903">
            <text:p>893.903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64.747">
            <text:p>864.747</text:p>
          </table:table-cell>
          <table:table-cell office:value-type="float" office:value="18">
            <text:p>18</text:p>
          </table:table-cell>
          <table:table-cell table:formula="of:=AVERAGE([.B46:.B50])" office:value-type="float" office:value="853.9418">
            <text:p>853.9418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875.031">
            <text:p>875.031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91.348">
            <text:p>791.348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87.839">
            <text:p>887.839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99.723">
            <text:p>799.723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01.873">
            <text:p>801.873</text:p>
          </table:table-cell>
          <table:table-cell office:value-type="float" office:value="20">
            <text:p>20</text:p>
          </table:table-cell>
          <table:table-cell table:formula="of:=AVERAGE([.B51:.B55])" office:value-type="float" office:value="831.1628">
            <text:p>831.1628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836.655">
            <text:p>836.655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64.203">
            <text:p>764.203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55.318">
            <text:p>855.318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53.615">
            <text:p>753.615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91.628">
            <text:p>791.628</text:p>
          </table:table-cell>
          <table:table-cell office:value-type="float" office:value="22">
            <text:p>22</text:p>
          </table:table-cell>
          <table:table-cell table:formula="of:=AVERAGE([.B56:.B60])" office:value-type="float" office:value="800.2838">
            <text:p>800.2838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797.065">
            <text:p>797.065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06.187">
            <text:p>806.187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916.616">
            <text:p>916.616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74.802">
            <text:p>774.802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88.487">
            <text:p>788.487</text:p>
          </table:table-cell>
          <table:table-cell office:value-type="float" office:value="24">
            <text:p>24</text:p>
          </table:table-cell>
          <table:table-cell table:formula="of:=AVERAGE([.B61:.B65])" office:value-type="float" office:value="816.6314">
            <text:p>816.6314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792.413">
            <text:p>792.413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38.923">
            <text:p>838.923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78.676">
            <text:p>878.676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60.891">
            <text:p>760.891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54.025">
            <text:p>754.025</text:p>
          </table:table-cell>
          <table:table-cell office:value-type="float" office:value="26">
            <text:p>26</text:p>
          </table:table-cell>
          <table:table-cell table:formula="of:=AVERAGE([.B66:.B70])" office:value-type="float" office:value="804.9856">
            <text:p>804.9856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864.195">
            <text:p>864.195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69.192">
            <text:p>869.192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904.76">
            <text:p>904.76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90.431">
            <text:p>790.431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04.819">
            <text:p>804.819</text:p>
          </table:table-cell>
          <table:table-cell office:value-type="float" office:value="28">
            <text:p>28</text:p>
          </table:table-cell>
          <table:table-cell table:formula="of:=AVERAGE([.B71:.B75])" office:value-type="float" office:value="846.6794">
            <text:p>846.6794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852.61">
            <text:p>852.61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43.749">
            <text:p>843.749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942.227">
            <text:p>942.227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83.301">
            <text:p>783.301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16.267">
            <text:p>816.267</text:p>
          </table:table-cell>
          <table:table-cell office:value-type="float" office:value="30">
            <text:p>30</text:p>
          </table:table-cell>
          <table:table-cell table:formula="of:=AVERAGE([.B76:.B80])" office:value-type="float" office:value="847.6308">
            <text:p>847.6308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854.847">
            <text:p>854.847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61.984">
            <text:p>861.984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925.78">
            <text:p>925.78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99.956">
            <text:p>799.956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48.056">
            <text:p>848.056</text:p>
          </table:table-cell>
          <table:table-cell office:value-type="float" office:value="32">
            <text:p>32</text:p>
          </table:table-cell>
          <table:table-cell table:formula="of:=AVERAGE([.B81:.B85])" office:value-type="float" office:value="858.1246">
            <text:p>858.1246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851.616">
            <text:p>851.616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51.51">
            <text:p>851.51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84.758">
            <text:p>884.758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26.385">
            <text:p>826.385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28.769">
            <text:p>828.769</text:p>
          </table:table-cell>
          <table:table-cell office:value-type="float" office:value="34">
            <text:p>34</text:p>
          </table:table-cell>
          <table:table-cell table:formula="of:=AVERAGE([.B86:.B90])" office:value-type="float" office:value="848.6076">
            <text:p>848.6076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838.607">
            <text:p>838.607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55.254">
            <text:p>855.254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63.638">
            <text:p>863.638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09.274">
            <text:p>809.274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67.785">
            <text:p>867.785</text:p>
          </table:table-cell>
          <table:table-cell office:value-type="float" office:value="36">
            <text:p>36</text:p>
          </table:table-cell>
          <table:table-cell table:formula="of:=AVERAGE([.B92:.B95])" office:value-type="float" office:value="848.98775">
            <text:p>848.98775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910.475">
            <text:p>910.475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54.578">
            <text:p>854.578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75.185">
            <text:p>775.185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20.414">
            <text:p>820.414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50.007">
            <text:p>850.007</text:p>
          </table:table-cell>
          <table:table-cell office:value-type="float" office:value="38">
            <text:p>38</text:p>
          </table:table-cell>
          <table:table-cell table:formula="of:=AVERAGE([.B97:.B100])" office:value-type="float" office:value="825.046">
            <text:p>825.046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833.502">
            <text:p>833.502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19.809">
            <text:p>819.809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87.852">
            <text:p>887.852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21.115">
            <text:p>821.11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61.442">
            <text:p>861.442</text:p>
          </table:table-cell>
          <table:table-cell office:value-type="float" office:value="40">
            <text:p>40</text:p>
          </table:table-cell>
          <table:table-cell table:formula="of:=AVERAGE([.B102:.B105])" office:value-type="float" office:value="847.5545">
            <text:p>847.5545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871.725">
            <text:p>871.725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19.772">
            <text:p>819.772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88.323">
            <text:p>788.323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74.208">
            <text:p>874.208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905.93">
            <text:p>905.93</text:p>
          </table:table-cell>
          <table:table-cell office:value-type="float" office:value="45">
            <text:p>45</text:p>
          </table:table-cell>
          <table:table-cell table:formula="of:=AVERAGE([.B107:.B110])" office:value-type="float" office:value="847.05825">
            <text:p>847.05825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859.47">
            <text:p>859.47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36.185">
            <text:p>836.18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79.635">
            <text:p>879.63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11.6">
            <text:p>811.6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71.328">
            <text:p>871.328</text:p>
          </table:table-cell>
          <table:table-cell office:value-type="float" office:value="50">
            <text:p>50</text:p>
          </table:table-cell>
          <table:table-cell table:formula="of:=AVERAGE([.B112:.B115])" office:value-type="float" office:value="849.687">
            <text:p>849.687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761.005">
            <text:p>761.005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71.353">
            <text:p>871.353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751.619">
            <text:p>751.619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24.839">
            <text:p>824.839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73.269">
            <text:p>873.269</text:p>
          </table:table-cell>
          <table:table-cell office:value-type="float" office:value="55">
            <text:p>55</text:p>
          </table:table-cell>
          <table:table-cell table:formula="of:=AVERAGE([.B116:.B120])" office:value-type="float" office:value="816.417">
            <text:p>816.417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803.287">
            <text:p>803.287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84.258">
            <text:p>884.258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37.923">
            <text:p>837.923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04.874">
            <text:p>804.874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POLSR</text:p>
          </table:table-cell>
          <table:table-cell office:value-type="float" office:value="862.84">
            <text:p>862.84</text:p>
          </table:table-cell>
          <table:table-cell office:value-type="float" office:value="60">
            <text:p>60</text:p>
          </table:table-cell>
          <table:table-cell table:formula="of:=AVERAGE([.B121:.B125])" office:value-type="float" office:value="838.6364">
            <text:p>838.6364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85.007">
            <text:p>685.0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60.332">
            <text:p>660.33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14.864">
            <text:p>714.86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02.733">
            <text:p>702.73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06.445">
            <text:p>706.445</text:p>
          </table:table-cell>
          <table:table-cell office:value-type="float" office:value="0">
            <text:p>0</text:p>
          </table:table-cell>
          <table:table-cell table:formula="of:=AVERAGE([.B126:.B130])" office:value-type="float" office:value="693.8762">
            <text:p>693.8762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63.991">
            <text:p>663.991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558.669">
            <text:p>558.669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36.548">
            <text:p>636.548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45.447">
            <text:p>645.447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96.843">
            <text:p>796.843</text:p>
          </table:table-cell>
          <table:table-cell office:value-type="float" office:value="2">
            <text:p>2</text:p>
          </table:table-cell>
          <table:table-cell table:formula="of:=AVERAGE([.B131:.B135])" office:value-type="float" office:value="660.2996">
            <text:p>660.2996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825.672">
            <text:p>825.672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553.994">
            <text:p>553.99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01.304">
            <text:p>601.30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28.249">
            <text:p>628.249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05.605">
            <text:p>605.605</text:p>
          </table:table-cell>
          <table:table-cell office:value-type="float" office:value="4">
            <text:p>4</text:p>
          </table:table-cell>
          <table:table-cell table:formula="of:=AVERAGE([.B136:.B140])" office:value-type="float" office:value="642.9648">
            <text:p>642.9648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732.118">
            <text:p>732.118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495.38">
            <text:p>495.38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465.438">
            <text:p>465.438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48.535">
            <text:p>748.535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30.355">
            <text:p>630.355</text:p>
          </table:table-cell>
          <table:table-cell office:value-type="float" office:value="6">
            <text:p>6</text:p>
          </table:table-cell>
          <table:table-cell table:formula="of:=AVERAGE([.B141:.B145])" office:value-type="float" office:value="614.3652">
            <text:p>614.3652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28.547">
            <text:p>628.547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542.476">
            <text:p>542.476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524.881">
            <text:p>524.881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79.138">
            <text:p>679.138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70.423">
            <text:p>670.423</text:p>
          </table:table-cell>
          <table:table-cell office:value-type="float" office:value="8">
            <text:p>8</text:p>
          </table:table-cell>
          <table:table-cell table:formula="of:=AVERAGE([.B146:.B150])" office:value-type="float" office:value="609.093">
            <text:p>609.093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518.45">
            <text:p>518.45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554.338">
            <text:p>554.338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69.552">
            <text:p>669.552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11.196">
            <text:p>611.196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21.119">
            <text:p>721.119</text:p>
          </table:table-cell>
          <table:table-cell office:value-type="float" office:value="10">
            <text:p>10</text:p>
          </table:table-cell>
          <table:table-cell table:formula="of:=AVERAGE([.B151:.B155])" office:value-type="float" office:value="614.931">
            <text:p>614.931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726.4">
            <text:p>726.4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67.442">
            <text:p>667.442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26.287">
            <text:p>726.287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14.402">
            <text:p>614.402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77.234">
            <text:p>777.234</text:p>
          </table:table-cell>
          <table:table-cell office:value-type="float" office:value="12">
            <text:p>12</text:p>
          </table:table-cell>
          <table:table-cell table:formula="of:=AVERAGE([.B156:.B160])" office:value-type="float" office:value="702.353">
            <text:p>702.353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576.924">
            <text:p>576.924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05.696">
            <text:p>605.696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95.512">
            <text:p>695.512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83.812">
            <text:p>683.812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32.012">
            <text:p>732.012</text:p>
          </table:table-cell>
          <table:table-cell office:value-type="float" office:value="14">
            <text:p>14</text:p>
          </table:table-cell>
          <table:table-cell table:formula="of:=AVERAGE([.B161:.B165])" office:value-type="float" office:value="658.7912">
            <text:p>658.7912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39.04">
            <text:p>639.04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39.521">
            <text:p>639.521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63.72">
            <text:p>663.72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69.285">
            <text:p>669.285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83.447">
            <text:p>683.447</text:p>
          </table:table-cell>
          <table:table-cell office:value-type="float" office:value="16">
            <text:p>16</text:p>
          </table:table-cell>
          <table:table-cell table:formula="of:=AVERAGE([.B166:.B170])" office:value-type="float" office:value="659.0026">
            <text:p>659.0026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21.273">
            <text:p>621.273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562.272">
            <text:p>562.272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43.792">
            <text:p>743.792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75.327">
            <text:p>675.327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26.714">
            <text:p>626.714</text:p>
          </table:table-cell>
          <table:table-cell office:value-type="float" office:value="18">
            <text:p>18</text:p>
          </table:table-cell>
          <table:table-cell table:formula="of:=AVERAGE([.B171:.B175])" office:value-type="float" office:value="645.8756">
            <text:p>645.8756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09.393">
            <text:p>609.393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571.433">
            <text:p>571.433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94.712">
            <text:p>694.712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13.93">
            <text:p>713.93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68.247">
            <text:p>668.247</text:p>
          </table:table-cell>
          <table:table-cell office:value-type="float" office:value="20">
            <text:p>20</text:p>
          </table:table-cell>
          <table:table-cell table:formula="of:=AVERAGE([.B176:.B180])" office:value-type="float" office:value="651.543">
            <text:p>651.543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60.885">
            <text:p>660.885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18.167">
            <text:p>618.167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73.271">
            <text:p>773.271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62.57">
            <text:p>662.57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86.078">
            <text:p>686.078</text:p>
          </table:table-cell>
          <table:table-cell office:value-type="float" office:value="22">
            <text:p>22</text:p>
          </table:table-cell>
          <table:table-cell table:formula="of:=AVERAGE([.B182:.B185])" office:value-type="float" office:value="685.0215">
            <text:p>685.0215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02.164">
            <text:p>602.164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573.487">
            <text:p>573.487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03.401">
            <text:p>703.401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548.293">
            <text:p>548.293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95.375">
            <text:p>695.375</text:p>
          </table:table-cell>
          <table:table-cell office:value-type="float" office:value="24">
            <text:p>24</text:p>
          </table:table-cell>
          <table:table-cell table:formula="of:=AVERAGE([.B187:.B190])" office:value-type="float" office:value="630.139">
            <text:p>630.139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75.677">
            <text:p>675.677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581.359">
            <text:p>581.359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58.087">
            <text:p>758.087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72.737">
            <text:p>672.737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13.593">
            <text:p>613.593</text:p>
          </table:table-cell>
          <table:table-cell office:value-type="float" office:value="26">
            <text:p>26</text:p>
          </table:table-cell>
          <table:table-cell table:formula="of:=AVERAGE([.B192:.B195])" office:value-type="float" office:value="656.444">
            <text:p>656.444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95.743">
            <text:p>695.743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03.455">
            <text:p>603.455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92.638">
            <text:p>692.638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47.147">
            <text:p>747.147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30.949">
            <text:p>630.949</text:p>
          </table:table-cell>
          <table:table-cell office:value-type="float" office:value="28">
            <text:p>28</text:p>
          </table:table-cell>
          <table:table-cell table:formula="of:=AVERAGE([.B197:.B200])" office:value-type="float" office:value="668.54725">
            <text:p>668.54725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720.202">
            <text:p>720.202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534.052">
            <text:p>534.052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95.893">
            <text:p>795.893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13.819">
            <text:p>713.819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15.93">
            <text:p>615.93</text:p>
          </table:table-cell>
          <table:table-cell office:value-type="float" office:value="30">
            <text:p>30</text:p>
          </table:table-cell>
          <table:table-cell table:formula="of:=AVERAGE([.B202:.B205])" office:value-type="float" office:value="664.9235">
            <text:p>664.9235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537.295">
            <text:p>537.295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53.025">
            <text:p>653.025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830.416">
            <text:p>830.416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20.958">
            <text:p>720.958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62.608">
            <text:p>662.608</text:p>
          </table:table-cell>
          <table:table-cell office:value-type="float" office:value="32">
            <text:p>32</text:p>
          </table:table-cell>
          <table:table-cell table:formula="of:=AVERAGE([.B206:.B210])" office:value-type="float" office:value="680.8604">
            <text:p>680.8604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62.275">
            <text:p>662.275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91.866">
            <text:p>691.866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806.362">
            <text:p>806.362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27.756">
            <text:p>727.756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00.546">
            <text:p>700.546</text:p>
          </table:table-cell>
          <table:table-cell office:value-type="float" office:value="34">
            <text:p>34</text:p>
          </table:table-cell>
          <table:table-cell table:formula="of:=AVERAGE([.B211:.B215])" office:value-type="float" office:value="717.761">
            <text:p>717.761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716.041">
            <text:p>716.041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97.411">
            <text:p>697.411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67.67">
            <text:p>767.67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69.85">
            <text:p>769.85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39.521">
            <text:p>739.521</text:p>
          </table:table-cell>
          <table:table-cell office:value-type="float" office:value="36">
            <text:p>36</text:p>
          </table:table-cell>
          <table:table-cell table:formula="of:=AVERAGE([.B216:.B220])" office:value-type="float" office:value="738.0986">
            <text:p>738.0986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750.2">
            <text:p>750.2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26.254">
            <text:p>726.254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91.615">
            <text:p>691.615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23.788">
            <text:p>723.788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04.456">
            <text:p>704.456</text:p>
          </table:table-cell>
          <table:table-cell office:value-type="float" office:value="38">
            <text:p>38</text:p>
          </table:table-cell>
          <table:table-cell table:formula="of:=AVERAGE([.B221:.B225])" office:value-type="float" office:value="719.2626">
            <text:p>719.2626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68.692">
            <text:p>668.692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65.714">
            <text:p>665.714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98.808">
            <text:p>698.808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41.566">
            <text:p>741.566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81.527">
            <text:p>681.527</text:p>
          </table:table-cell>
          <table:table-cell office:value-type="float" office:value="40">
            <text:p>40</text:p>
          </table:table-cell>
          <table:table-cell table:formula="of:=AVERAGE([.B226:.B230])" office:value-type="float" office:value="691.2614">
            <text:p>691.2614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763.451">
            <text:p>763.451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96.664">
            <text:p>696.664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814.776">
            <text:p>814.776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37.755">
            <text:p>737.755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78.119">
            <text:p>778.119</text:p>
          </table:table-cell>
          <table:table-cell office:value-type="float" office:value="45">
            <text:p>45</text:p>
          </table:table-cell>
          <table:table-cell table:formula="of:=AVERAGE([.B231:.B235])" office:value-type="float" office:value="758.153">
            <text:p>758.153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719.779">
            <text:p>719.779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30.647">
            <text:p>730.647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30.172">
            <text:p>730.172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64.592">
            <text:p>764.592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38.087">
            <text:p>638.087</text:p>
          </table:table-cell>
          <table:table-cell office:value-type="float" office:value="50">
            <text:p>50</text:p>
          </table:table-cell>
          <table:table-cell table:formula="of:=AVERAGE([.B236:.B240])" office:value-type="float" office:value="716.6554">
            <text:p>716.6554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730.029">
            <text:p>730.029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99.231">
            <text:p>699.231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52.112">
            <text:p>752.112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83.632">
            <text:p>683.632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79.643">
            <text:p>679.643</text:p>
          </table:table-cell>
          <table:table-cell office:value-type="float" office:value="55">
            <text:p>55</text:p>
          </table:table-cell>
          <table:table-cell table:formula="of:=AVERAGE([.B241:.B245])" office:value-type="float" office:value="708.9294">
            <text:p>708.9294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733.247">
            <text:p>733.247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694.161">
            <text:p>694.161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61.969">
            <text:p>761.969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60.412">
            <text:p>760.412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OLSR</text:p>
          </table:table-cell>
          <table:table-cell office:value-type="float" office:value="726.444">
            <text:p>726.444</text:p>
          </table:table-cell>
          <table:table-cell office:value-type="float" office:value="60">
            <text:p>60</text:p>
          </table:table-cell>
          <table:table-cell table:formula="of:=AVERAGE([.B246:.B250])" office:value-type="float" office:value="735.2466">
            <text:p>735.2466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746.428">
            <text:p>746.42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22.11">
            <text:p>1022.1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22.12">
            <text:p>1022.1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14.45">
            <text:p>1014.4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11.59">
            <text:p>1011.59</text:p>
          </table:table-cell>
          <table:table-cell office:value-type="float" office:value="0">
            <text:p>0</text:p>
          </table:table-cell>
          <table:table-cell table:formula="of:=AVERAGE([.B251:.B255])" office:value-type="float" office:value="963.3396">
            <text:p>963.3396</text:p>
          </table:table-cell>
          <table:table-cell table:number-columns-repeated="6"/>
        </table:table-row>
        <table:table-row table:style-name="ro2">
          <table:table-cell office:value-type="string">
            <text:p>AODV</text:p>
          </table:table-cell>
          <table:table-cell office:value-type="float" office:value="742.783">
            <text:p>742.78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AODV</text:p>
          </table:table-cell>
          <table:table-cell office:value-type="float" office:value="1022.11">
            <text:p>1022.11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AODV</text:p>
          </table:table-cell>
          <table:table-cell office:value-type="float" office:value="1021.98">
            <text:p>1021.98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AODV</text:p>
          </table:table-cell>
          <table:table-cell office:value-type="float" office:value="1014.45">
            <text:p>1014.45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AODV</text:p>
          </table:table-cell>
          <table:table-cell office:value-type="float" office:value="1016.99">
            <text:p>1016.99</text:p>
          </table:table-cell>
          <table:table-cell office:value-type="float" office:value="2">
            <text:p>2</text:p>
          </table:table-cell>
          <table:table-cell table:formula="of:=AVERAGE([.B256:.B260])" office:value-type="float" office:value="963.6626">
            <text:p>963.6626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742.685">
            <text:p>742.685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22.11">
            <text:p>1022.11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74.682">
            <text:p>974.682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779.085">
            <text:p>779.085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16.92">
            <text:p>1016.92</text:p>
          </table:table-cell>
          <table:table-cell office:value-type="float" office:value="4">
            <text:p>4</text:p>
          </table:table-cell>
          <table:table-cell table:formula="of:=AVERAGE([.B261:.B265])" office:value-type="float" office:value="907.0964">
            <text:p>907.0964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985.396">
            <text:p>985.396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10.74">
            <text:p>1010.7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542.472">
            <text:p>542.472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09.27">
            <text:p>1009.27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16.99">
            <text:p>1016.99</text:p>
          </table:table-cell>
          <table:table-cell office:value-type="float" office:value="6">
            <text:p>6</text:p>
          </table:table-cell>
          <table:table-cell table:formula="of:=AVERAGE([.B266:.B270])" office:value-type="float" office:value="912.9736">
            <text:p>912.9736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964.447">
            <text:p>964.447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22.11">
            <text:p>1022.11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727.826">
            <text:p>727.826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00.36">
            <text:p>1000.36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16.79">
            <text:p>1016.79</text:p>
          </table:table-cell>
          <table:table-cell office:value-type="float" office:value="8">
            <text:p>8</text:p>
          </table:table-cell>
          <table:table-cell table:formula="of:=AVERAGE([.B271:.B275])" office:value-type="float" office:value="946.3066">
            <text:p>946.3066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81.7099">
            <text:p>81.7099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22.03">
            <text:p>1022.03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63.584">
            <text:p>963.584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30.213">
            <text:p>930.213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14.59">
            <text:p>1014.59</text:p>
          </table:table-cell>
          <table:table-cell office:value-type="float" office:value="10">
            <text:p>10</text:p>
          </table:table-cell>
          <table:table-cell table:formula="of:=AVERAGE([.B276:.B280])" office:value-type="float" office:value="802.42538">
            <text:p>802.42538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600.348">
            <text:p>600.348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14.14">
            <text:p>1014.14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69.226">
            <text:p>969.226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08.27">
            <text:p>1008.27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751.557">
            <text:p>751.557</text:p>
          </table:table-cell>
          <table:table-cell office:value-type="float" office:value="12">
            <text:p>12</text:p>
          </table:table-cell>
          <table:table-cell table:formula="of:=AVERAGE([.B281:.B285])" office:value-type="float" office:value="868.7082">
            <text:p>868.7082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842.301">
            <text:p>842.301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789.752">
            <text:p>789.752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25.045">
            <text:p>925.045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00.8">
            <text:p>1000.8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28.796">
            <text:p>928.796</text:p>
          </table:table-cell>
          <table:table-cell office:value-type="float" office:value="14">
            <text:p>14</text:p>
          </table:table-cell>
          <table:table-cell table:formula="of:=AVERAGE([.B286:.B290])" office:value-type="float" office:value="897.3388">
            <text:p>897.3388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712.028">
            <text:p>712.028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1010.99">
            <text:p>1010.99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70.978">
            <text:p>970.978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20.43">
            <text:p>920.43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739.092">
            <text:p>739.092</text:p>
          </table:table-cell>
          <table:table-cell office:value-type="float" office:value="16">
            <text:p>16</text:p>
          </table:table-cell>
          <table:table-cell table:formula="of:=AVERAGE([.B291:.B295])" office:value-type="float" office:value="870.7036">
            <text:p>870.7036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937.456">
            <text:p>937.456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90.017">
            <text:p>990.017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55.287">
            <text:p>955.287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87.572">
            <text:p>987.572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870.604">
            <text:p>870.604</text:p>
          </table:table-cell>
          <table:table-cell office:value-type="float" office:value="18">
            <text:p>18</text:p>
          </table:table-cell>
          <table:table-cell table:formula="of:=AVERAGE([.B296:.B300])" office:value-type="float" office:value="948.1872">
            <text:p>948.1872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927.387">
            <text:p>927.387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76.73">
            <text:p>976.73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65.761">
            <text:p>965.761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50.841">
            <text:p>950.841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30.944">
            <text:p>930.944</text:p>
          </table:table-cell>
          <table:table-cell office:value-type="float" office:value="20">
            <text:p>20</text:p>
          </table:table-cell>
          <table:table-cell table:formula="of:=AVERAGE([.B301:.B305])" office:value-type="float" office:value="950.3326">
            <text:p>950.3326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938.452">
            <text:p>938.452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591.421">
            <text:p>591.421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48.581">
            <text:p>948.581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32.637">
            <text:p>932.637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622.665">
            <text:p>622.665</text:p>
          </table:table-cell>
          <table:table-cell office:value-type="float" office:value="22">
            <text:p>22</text:p>
          </table:table-cell>
          <table:table-cell table:formula="of:=AVERAGE([.B306:.B310])" office:value-type="float" office:value="806.7512">
            <text:p>806.7512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922.134">
            <text:p>922.134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873.354">
            <text:p>873.354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793.076">
            <text:p>793.076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474.351">
            <text:p>474.351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55.642">
            <text:p>955.642</text:p>
          </table:table-cell>
          <table:table-cell office:value-type="float" office:value="24">
            <text:p>24</text:p>
          </table:table-cell>
          <table:table-cell table:formula="of:=AVERAGE([.B311:.B315])" office:value-type="float" office:value="803.7114">
            <text:p>803.7114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849.272">
            <text:p>849.272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885.793">
            <text:p>885.793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725.944">
            <text:p>725.944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654.53">
            <text:p>654.53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65.165">
            <text:p>965.165</text:p>
          </table:table-cell>
          <table:table-cell office:value-type="float" office:value="26">
            <text:p>26</text:p>
          </table:table-cell>
          <table:table-cell table:formula="of:=AVERAGE([.B316:.B320])" office:value-type="float" office:value="816.1408">
            <text:p>816.1408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1009.18">
            <text:p>1009.18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95.423">
            <text:p>995.423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00.853">
            <text:p>900.853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883.477">
            <text:p>883.477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92.93">
            <text:p>992.93</text:p>
          </table:table-cell>
          <table:table-cell office:value-type="float" office:value="28">
            <text:p>28</text:p>
          </table:table-cell>
          <table:table-cell table:formula="of:=AVERAGE([.B321:.B325])" office:value-type="float" office:value="956.3726">
            <text:p>956.3726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939.389">
            <text:p>939.389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61.52">
            <text:p>961.52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82.778">
            <text:p>982.778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79.189">
            <text:p>979.189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AVERAGE([.B326:.B330])" office:value-type="float" office:value="772.5752">
            <text:p>772.5752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984.518">
            <text:p>984.518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27.588">
            <text:p>927.588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70.074">
            <text:p>970.074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33.434">
            <text:p>933.434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83.863">
            <text:p>983.863</text:p>
          </table:table-cell>
          <table:table-cell office:value-type="float" office:value="32">
            <text:p>32</text:p>
          </table:table-cell>
          <table:table-cell table:formula="of:=AVERAGE([.B331:.B335])" office:value-type="float" office:value="959.8954">
            <text:p>959.8954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972.801">
            <text:p>972.801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78.672">
            <text:p>978.672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99.07">
            <text:p>999.07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54.754">
            <text:p>954.754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59.077">
            <text:p>959.077</text:p>
          </table:table-cell>
          <table:table-cell office:value-type="float" office:value="34">
            <text:p>34</text:p>
          </table:table-cell>
          <table:table-cell table:formula="of:=AVERAGE([.B336:.B340])" office:value-type="float" office:value="972.8748">
            <text:p>972.8748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788.028">
            <text:p>788.028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621.077">
            <text:p>621.077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699.528">
            <text:p>699.528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79.626">
            <text:p>979.626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00.489">
            <text:p>900.489</text:p>
          </table:table-cell>
          <table:table-cell office:value-type="float" office:value="36">
            <text:p>36</text:p>
          </table:table-cell>
          <table:table-cell table:formula="of:=AVERAGE([.B341:.B345])" office:value-type="float" office:value="797.7496">
            <text:p>797.7496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222.095">
            <text:p>222.095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51.893">
            <text:p>951.893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66.515">
            <text:p>966.515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34.772">
            <text:p>934.772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02.495">
            <text:p>902.495</text:p>
          </table:table-cell>
          <table:table-cell office:value-type="float" office:value="38">
            <text:p>38</text:p>
          </table:table-cell>
          <table:table-cell table:formula="of:=AVERAGE([.B346:.B350])" office:value-type="float" office:value="795.554">
            <text:p>795.554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950.177">
            <text:p>950.177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31.039">
            <text:p>931.039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60.23">
            <text:p>960.23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84.526">
            <text:p>984.526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72.22">
            <text:p>972.22</text:p>
          </table:table-cell>
          <table:table-cell office:value-type="float" office:value="40">
            <text:p>40</text:p>
          </table:table-cell>
          <table:table-cell table:formula="of:=AVERAGE([.B351:.B355])" office:value-type="float" office:value="959.6384">
            <text:p>959.6384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811.801">
            <text:p>811.801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861.144">
            <text:p>861.144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35.637">
            <text:p>935.637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69.686">
            <text:p>969.686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85.633">
            <text:p>985.633</text:p>
          </table:table-cell>
          <table:table-cell office:value-type="float" office:value="45">
            <text:p>45</text:p>
          </table:table-cell>
          <table:table-cell table:formula="of:=AVERAGE([.B356:.B360])" office:value-type="float" office:value="912.7802">
            <text:p>912.7802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717.886">
            <text:p>717.886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844.142">
            <text:p>844.142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01.138">
            <text:p>901.138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761.274">
            <text:p>761.274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01.658">
            <text:p>901.658</text:p>
          </table:table-cell>
          <table:table-cell office:value-type="float" office:value="50">
            <text:p>50</text:p>
          </table:table-cell>
          <table:table-cell table:formula="of:=AVERAGE([.B362:.B365])" office:value-type="float" office:value="852.053">
            <text:p>852.053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680.985">
            <text:p>680.985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69.189">
            <text:p>969.189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11.826">
            <text:p>911.826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20.615">
            <text:p>920.615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35.41">
            <text:p>935.41</text:p>
          </table:table-cell>
          <table:table-cell office:value-type="float" office:value="55">
            <text:p>55</text:p>
          </table:table-cell>
          <table:table-cell table:formula="of:=AVERAGE([.B367:.B370])" office:value-type="float" office:value="934.26">
            <text:p>934.26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328.847">
            <text:p>328.847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672.3">
            <text:p>672.3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895.779">
            <text:p>895.779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33.275">
            <text:p>933.275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ODV</text:p>
          </table:table-cell>
          <table:table-cell office:value-type="float" office:value="968.077">
            <text:p>968.077</text:p>
          </table:table-cell>
          <table:table-cell office:value-type="float" office:value="60">
            <text:p>60</text:p>
          </table:table-cell>
          <table:table-cell table:formula="of:=AVERAGE([.B372:.B375])" office:value-type="float" office:value="867.35775">
            <text:p>867.35775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905.844">
            <text:p>905.8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956.67">
            <text:p>956.6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58.842">
            <text:p>858.84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98.991">
            <text:p>898.99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936.446">
            <text:p>936.446</text:p>
          </table:table-cell>
          <table:table-cell office:value-type="float" office:value="0">
            <text:p>0</text:p>
          </table:table-cell>
          <table:table-cell table:formula="of:=AVERAGE([.B377:.B380])" office:value-type="float" office:value="912.73725">
            <text:p>912.73725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853.432">
            <text:p>853.432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08.16">
            <text:p>808.16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906.237">
            <text:p>906.237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1019.25">
            <text:p>1019.25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52.765">
            <text:p>752.765</text:p>
          </table:table-cell>
          <table:table-cell office:value-type="float" office:value="4">
            <text:p>4</text:p>
          </table:table-cell>
          <table:table-cell table:formula="of:=AVERAGE([.B382:.B385])" office:value-type="float" office:value="871.603">
            <text:p>871.603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842.005">
            <text:p>842.005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16.522">
            <text:p>816.522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984.307">
            <text:p>984.307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45.252">
            <text:p>845.252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14.64">
            <text:p>614.64</text:p>
          </table:table-cell>
          <table:table-cell office:value-type="float" office:value="6">
            <text:p>6</text:p>
          </table:table-cell>
          <table:table-cell table:formula="of:=AVERAGE([.B386:.B390])" office:value-type="float" office:value="820.5452">
            <text:p>820.5452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792.677">
            <text:p>792.677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65.329">
            <text:p>865.329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99.231">
            <text:p>899.231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07.568">
            <text:p>807.568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19.068">
            <text:p>619.068</text:p>
          </table:table-cell>
          <table:table-cell office:value-type="float" office:value="8">
            <text:p>8</text:p>
          </table:table-cell>
          <table:table-cell table:formula="of:=AVERAGE([.B391:.B395])" office:value-type="float" office:value="796.7746">
            <text:p>796.7746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536.622">
            <text:p>536.622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22.542">
            <text:p>822.542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82.549">
            <text:p>782.549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67.186">
            <text:p>767.186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75.228">
            <text:p>675.228</text:p>
          </table:table-cell>
          <table:table-cell office:value-type="float" office:value="10">
            <text:p>10</text:p>
          </table:table-cell>
          <table:table-cell table:formula="of:=AVERAGE([.B396:.B400])" office:value-type="float" office:value="716.8254">
            <text:p>716.8254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662.633">
            <text:p>662.633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26.583">
            <text:p>826.583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32.223">
            <text:p>732.223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907.561">
            <text:p>907.561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90.866">
            <text:p>790.866</text:p>
          </table:table-cell>
          <table:table-cell office:value-type="float" office:value="12">
            <text:p>12</text:p>
          </table:table-cell>
          <table:table-cell table:formula="of:=AVERAGE([.B401:.B405])" office:value-type="float" office:value="783.9732">
            <text:p>783.9732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794.328">
            <text:p>794.328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43.025">
            <text:p>843.025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02.97">
            <text:p>802.97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87.327">
            <text:p>887.327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80.605">
            <text:p>680.605</text:p>
          </table:table-cell>
          <table:table-cell office:value-type="float" office:value="14">
            <text:p>14</text:p>
          </table:table-cell>
          <table:table-cell table:formula="of:=AVERAGE([.B406:.B410])" office:value-type="float" office:value="801.651">
            <text:p>801.651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736.926">
            <text:p>736.926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77.649">
            <text:p>777.649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49.424">
            <text:p>749.424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80.185">
            <text:p>780.185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46.162">
            <text:p>646.162</text:p>
          </table:table-cell>
          <table:table-cell office:value-type="float" office:value="16">
            <text:p>16</text:p>
          </table:table-cell>
          <table:table-cell table:formula="of:=AVERAGE([.B411:.B415])" office:value-type="float" office:value="738.0692">
            <text:p>738.0692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670.175">
            <text:p>670.175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96.311">
            <text:p>696.311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14.798">
            <text:p>714.798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94.894">
            <text:p>794.894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78.94">
            <text:p>678.94</text:p>
          </table:table-cell>
          <table:table-cell office:value-type="float" office:value="18">
            <text:p>18</text:p>
          </table:table-cell>
          <table:table-cell table:formula="of:=AVERAGE([.B416:.B420])" office:value-type="float" office:value="711.0236">
            <text:p>711.0236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679.256">
            <text:p>679.256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02.069">
            <text:p>702.069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83.301">
            <text:p>783.301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35.68">
            <text:p>835.68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48.974">
            <text:p>648.974</text:p>
          </table:table-cell>
          <table:table-cell office:value-type="float" office:value="20">
            <text:p>20</text:p>
          </table:table-cell>
          <table:table-cell table:formula="of:=AVERAGE([.B421:.B425])" office:value-type="float" office:value="729.856">
            <text:p>729.856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753.519">
            <text:p>753.519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76.029">
            <text:p>676.029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38.911">
            <text:p>838.911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67.935">
            <text:p>767.935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02.571">
            <text:p>602.571</text:p>
          </table:table-cell>
          <table:table-cell office:value-type="float" office:value="22">
            <text:p>22</text:p>
          </table:table-cell>
          <table:table-cell table:formula="of:=AVERAGE([.B426:.B430])" office:value-type="float" office:value="727.793">
            <text:p>727.793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655.355">
            <text:p>655.355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99.707">
            <text:p>699.707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57.38">
            <text:p>757.38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12.782">
            <text:p>712.782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97.416">
            <text:p>697.416</text:p>
          </table:table-cell>
          <table:table-cell office:value-type="float" office:value="24">
            <text:p>24</text:p>
          </table:table-cell>
          <table:table-cell table:formula="of:=AVERAGE([.B431:.B435])" office:value-type="float" office:value="704.528">
            <text:p>704.528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707.635">
            <text:p>707.635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95.928">
            <text:p>795.928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66.281">
            <text:p>766.281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47.028">
            <text:p>847.028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84.961">
            <text:p>784.961</text:p>
          </table:table-cell>
          <table:table-cell office:value-type="float" office:value="26">
            <text:p>26</text:p>
          </table:table-cell>
          <table:table-cell table:formula="of:=AVERAGE([.B436:.B440])" office:value-type="float" office:value="780.3666">
            <text:p>780.3666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766.886">
            <text:p>766.886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59.385">
            <text:p>759.385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70.848">
            <text:p>870.848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84.071">
            <text:p>784.071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24.537">
            <text:p>724.537</text:p>
          </table:table-cell>
          <table:table-cell office:value-type="float" office:value="28">
            <text:p>28</text:p>
          </table:table-cell>
          <table:table-cell table:formula="of:=AVERAGE([.B441:.B445])" office:value-type="float" office:value="781.1454">
            <text:p>781.1454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719.328">
            <text:p>719.328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58.75">
            <text:p>758.75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91.062">
            <text:p>791.062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87.228">
            <text:p>787.228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63.785">
            <text:p>663.785</text:p>
          </table:table-cell>
          <table:table-cell office:value-type="float" office:value="30">
            <text:p>30</text:p>
          </table:table-cell>
          <table:table-cell table:formula="of:=AVERAGE([.B446:.B450])" office:value-type="float" office:value="744.0306">
            <text:p>744.0306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650.979">
            <text:p>650.979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11.863">
            <text:p>611.863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65.108">
            <text:p>765.108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08.468">
            <text:p>708.468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30.966">
            <text:p>630.966</text:p>
          </table:table-cell>
          <table:table-cell office:value-type="float" office:value="32">
            <text:p>32</text:p>
          </table:table-cell>
          <table:table-cell table:formula="of:=AVERAGE([.B452:.B455])" office:value-type="float" office:value="679.10125">
            <text:p>679.10125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684.33">
            <text:p>684.33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65.753">
            <text:p>765.753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29.293">
            <text:p>729.293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24.908">
            <text:p>724.908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48.408">
            <text:p>748.408</text:p>
          </table:table-cell>
          <table:table-cell office:value-type="float" office:value="34">
            <text:p>34</text:p>
          </table:table-cell>
          <table:table-cell table:formula="of:=AVERAGE([.B457:.B460])" office:value-type="float" office:value="742.0905">
            <text:p>742.0905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809.448">
            <text:p>809.448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14.746">
            <text:p>614.746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88.972">
            <text:p>788.972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62.472">
            <text:p>762.472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30.767">
            <text:p>730.767</text:p>
          </table:table-cell>
          <table:table-cell office:value-type="float" office:value="36">
            <text:p>36</text:p>
          </table:table-cell>
          <table:table-cell table:formula="of:=AVERAGE([.B462:.B465])" office:value-type="float" office:value="724.23925">
            <text:p>724.23925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739.781">
            <text:p>739.781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10.795">
            <text:p>710.795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65.144">
            <text:p>765.144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10.574">
            <text:p>810.574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63.244">
            <text:p>763.244</text:p>
          </table:table-cell>
          <table:table-cell office:value-type="float" office:value="38">
            <text:p>38</text:p>
          </table:table-cell>
          <table:table-cell table:formula="of:=AVERAGE([.B467:.B470])" office:value-type="float" office:value="762.43925">
            <text:p>762.43925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733.971">
            <text:p>733.971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41.123">
            <text:p>741.123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30.456">
            <text:p>730.456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72.297">
            <text:p>772.297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52.263">
            <text:p>652.263</text:p>
          </table:table-cell>
          <table:table-cell office:value-type="float" office:value="40">
            <text:p>40</text:p>
          </table:table-cell>
          <table:table-cell table:formula="of:=AVERAGE([.B472:.B475])" office:value-type="float" office:value="724.03475">
            <text:p>724.03475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760.222">
            <text:p>760.222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71.029">
            <text:p>771.029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29.679">
            <text:p>729.679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68.405">
            <text:p>768.40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65.577">
            <text:p>665.577</text:p>
          </table:table-cell>
          <table:table-cell office:value-type="float" office:value="45">
            <text:p>45</text:p>
          </table:table-cell>
          <table:table-cell table:formula="of:=AVERAGE([.B476:.B480])" office:value-type="float" office:value="738.9824">
            <text:p>738.9824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788.722">
            <text:p>788.722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26.695">
            <text:p>726.695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46.851">
            <text:p>746.851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90.702">
            <text:p>790.702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529.094">
            <text:p>529.094</text:p>
          </table:table-cell>
          <table:table-cell office:value-type="float" office:value="50">
            <text:p>50</text:p>
          </table:table-cell>
          <table:table-cell table:formula="of:=AVERAGE([.B481:.B485])" office:value-type="float" office:value="716.4128">
            <text:p>716.4128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719.655">
            <text:p>719.65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32.118">
            <text:p>732.118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25.719">
            <text:p>725.719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823.24">
            <text:p>823.24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32.607">
            <text:p>632.607</text:p>
          </table:table-cell>
          <table:table-cell office:value-type="float" office:value="55">
            <text:p>55</text:p>
          </table:table-cell>
          <table:table-cell table:formula="of:=AVERAGE([.B486:.B490])" office:value-type="float" office:value="726.6678">
            <text:p>726.6678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699.524">
            <text:p>699.524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89.254">
            <text:p>689.254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21.047">
            <text:p>721.047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97.598">
            <text:p>797.598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43.358">
            <text:p>643.358</text:p>
          </table:table-cell>
          <table:table-cell office:value-type="float" office:value="60">
            <text:p>60</text:p>
          </table:table-cell>
          <table:table-cell table:formula="of:=AVERAGE([.B491:.B495])" office:value-type="float" office:value="710.1562">
            <text:p>710.1562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631.984">
            <text:p>631.984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726.555">
            <text:p>726.555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43.274">
            <text:p>643.274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603.618">
            <text:p>603.618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DSDV</text:p>
          </table:table-cell>
          <table:table-cell office:value-type="float" office:value="465.852">
            <text:p>465.852</text:p>
          </table:table-cell>
          <table:table-cell office:value-type="float" office:value="60">
            <text:p>60</text:p>
          </table:table-cell>
          <table:table-cell table:formula="of:=AVERAGE([.B496:.B500])" office:value-type="float" office:value="614.2566">
            <text:p>614.2566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01:.B505])" office:value-type="float" office:value="0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06:.B510])" office:value-type="float" office:value="0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11:.B515])" office:value-type="float" office:value="0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16:.B520])" office:value-type="float" office:value="0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21:.B525])" office:value-type="float" office:value="0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26:.B530])" office:value-type="float" office:value="0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31:.B535])" office:value-type="float" office:value="0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36:.B540])" office:value-type="float" office:value="0">
            <text:p>#DIV/0!</text:p>
          </table:table-cell>
          <table:table-cell table:number-columns-repeated="6"/>
        </table:table-row>
      </table:table>
      <table:table table:name="PDR" table:style-name="ta1">
        <table:shapes>
          <draw:frame draw:z-index="0" draw:style-name="gr1" svg:width="6.2988in" svg:height="3.5429in" svg:x="5.2063in" svg:y="4.6197in">
            <draw:object draw:notify-on-update-of-ranges="PDR.F2:PDR.F26 PDR.G1:PDR.G1 PDR.G2:PDR.G26 PDR.F2:PDR.F26 PDR.H1:PDR.H1 PDR.H2:PDR.H26 PDR.F2:PDR.F26 PDR.I1:PDR.I1 PDR.I2:PDR.I26 PDR.F2:PDR.F26 PDR.J1:PDR.J1 PDR.J2:PDR.J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>
            <text:p>POLSR</text:p>
          </table:table-cell>
          <table:table-cell office:value-type="float" office:value="0.974538">
            <text:p>0.974538</text:p>
          </table:table-cell>
          <table:table-cell table:number-columns-repeated="3"/>
          <table:table-cell office:value-type="string">
            <text:p>SPEED</text:p>
          </table:table-cell>
          <table:table-cell office:value-type="string">
            <text:p>POLSR</text:p>
          </table:table-cell>
          <table:table-cell office:value-type="string">
            <text:p>OLSR</text:p>
          </table:table-cell>
          <table:table-cell office:value-type="string">
            <text:p>AODV</text:p>
          </table:table-cell>
          <table:table-cell office:value-type="string">
            <text:p>DSDV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990144">
            <text:p>0.990144</text:p>
          </table:table-cell>
          <table:table-cell table:number-columns-repeated="3"/>
          <table:table-cell office:value-type="float" office:value="0">
            <text:p>0</text:p>
          </table:table-cell>
          <table:table-cell table:formula="of:=[.D5]" office:value-type="float" office:value="0.990212333333333">
            <text:p>0.9902123333</text:p>
          </table:table-cell>
          <table:table-cell table:formula="of:=[.D130]" office:value-type="float" office:value="0.544148">
            <text:p>0.544148</text:p>
          </table:table-cell>
          <table:table-cell table:formula="of:=[.D255]" office:value-type="float" office:value="0.73922">
            <text:p>0.73922</text:p>
          </table:table-cell>
          <table:table-cell table:formula="of:=[.D380]" office:value-type="float" office:value="0.886584666666666">
            <text:p>0.8865846667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D10]" office:value-type="float" office:value="0.936071333333333">
            <text:p>0.9360713333</text:p>
          </table:table-cell>
          <table:table-cell table:formula="of:=[.D135]" office:value-type="float" office:value="0.530116666666667">
            <text:p>0.5301166667</text:p>
          </table:table-cell>
          <table:table-cell table:formula="of:=[.D260]" office:value-type="float" office:value="0.666872">
            <text:p>0.666872</text:p>
          </table:table-cell>
          <table:table-cell table:formula="of:=[.D385]" office:value-type="float" office:value="0.911567333333333">
            <text:p>0.9115673333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994661">
            <text:p>0.994661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D15]" office:value-type="float" office:value="0.781177">
            <text:p>0.781177</text:p>
          </table:table-cell>
          <table:table-cell table:formula="of:=[.D140]" office:value-type="float" office:value="0.454757333333333">
            <text:p>0.4547573333</text:p>
          </table:table-cell>
          <table:table-cell table:formula="of:=[.D265]" office:value-type="float" office:value="0.733881">
            <text:p>0.733881</text:p>
          </table:table-cell>
          <table:table-cell table:formula="of:=[.D390]" office:value-type="float" office:value="0.824983">
            <text:p>0.824983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985832">
            <text:p>0.985832</text:p>
          </table:table-cell>
          <table:table-cell/>
          <table:table-cell table:formula="of:=(SUM([.B1:.B5])-MIN([.B1:.B5])-MAX([.B1:.B5]))/3" office:value-type="float" office:value="0.990212333333333">
            <text:p>0.9902123333</text:p>
          </table:table-cell>
          <table:table-cell/>
          <table:table-cell office:value-type="float" office:value="6">
            <text:p>6</text:p>
          </table:table-cell>
          <table:table-cell table:formula="of:=[.D20]" office:value-type="float" office:value="0.753251333333333">
            <text:p>0.7532513333</text:p>
          </table:table-cell>
          <table:table-cell table:formula="of:=[.D145]" office:value-type="float" office:value="0.559274666666667">
            <text:p>0.5592746667</text:p>
          </table:table-cell>
          <table:table-cell table:formula="of:=[.D270]" office:value-type="float" office:value="0.822313666666667">
            <text:p>0.8223136667</text:p>
          </table:table-cell>
          <table:table-cell table:formula="of:=[.D395]" office:value-type="float" office:value="0.809377">
            <text:p>0.809377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[.D25]" office:value-type="float" office:value="0.67666">
            <text:p>0.67666</text:p>
          </table:table-cell>
          <table:table-cell table:formula="of:=[.D150]" office:value-type="float" office:value="0.531417">
            <text:p>0.531417</text:p>
          </table:table-cell>
          <table:table-cell table:formula="of:=[.D275]" office:value-type="float" office:value="0.533539">
            <text:p>0.533539</text:p>
          </table:table-cell>
          <table:table-cell table:formula="of:=[.D400]" office:value-type="float" office:value="0.658521666666667">
            <text:p>0.6585216667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937988">
            <text:p>0.937988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f:=[.D30]" office:value-type="float" office:value="0.729705666666667">
            <text:p>0.7297056667</text:p>
          </table:table-cell>
          <table:table-cell table:formula="of:=[.D155]" office:value-type="float" office:value="0.569267333333333">
            <text:p>0.5692673333</text:p>
          </table:table-cell>
          <table:table-cell table:formula="of:=[.D280]" office:value-type="float" office:value="0.726078">
            <text:p>0.726078</text:p>
          </table:table-cell>
          <table:table-cell table:formula="of:=[.D405]" office:value-type="float" office:value="0.685079">
            <text:p>0.685079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[.D35]" office:value-type="float" office:value="0.777755">
            <text:p>0.777755</text:p>
          </table:table-cell>
          <table:table-cell table:formula="of:=[.D160]" office:value-type="float" office:value="0.586858333333333">
            <text:p>0.5868583333</text:p>
          </table:table-cell>
          <table:table-cell table:formula="of:=[.D285]" office:value-type="float" office:value="0.202258933333333">
            <text:p>0.2022589333</text:p>
          </table:table-cell>
          <table:table-cell table:formula="of:=[.D410]" office:value-type="float" office:value="0.722245">
            <text:p>0.722245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60924">
            <text:p>0.60924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[.D40]" office:value-type="float" office:value="0.791992">
            <text:p>0.791992</text:p>
          </table:table-cell>
          <table:table-cell table:formula="of:=[.D165]" office:value-type="float" office:value="0.619644333333333">
            <text:p>0.6196443333</text:p>
          </table:table-cell>
          <table:table-cell table:formula="of:=[.D290]" office:value-type="float" office:value="0.447980666666667">
            <text:p>0.4479806667</text:p>
          </table:table-cell>
          <table:table-cell table:formula="of:=[.D415]" office:value-type="float" office:value="0.721081666666667">
            <text:p>0.7210816667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870226">
            <text:p>0.870226</text:p>
          </table:table-cell>
          <table:table-cell/>
          <table:table-cell table:formula="of:=(SUM([.B6:.B10])-MIN([.B6:.B10])-MAX([.B6:.B10]))/3" office:value-type="float" office:value="0.936071333333333">
            <text:p>0.9360713333</text:p>
          </table:table-cell>
          <table:table-cell/>
          <table:table-cell office:value-type="float" office:value="16">
            <text:p>16</text:p>
          </table:table-cell>
          <table:table-cell table:formula="of:=[.D45]" office:value-type="float" office:value="0.774606333333333">
            <text:p>0.7746063333</text:p>
          </table:table-cell>
          <table:table-cell table:formula="of:=[.D170]" office:value-type="float" office:value="0.544421666666667">
            <text:p>0.5444216667</text:p>
          </table:table-cell>
          <table:table-cell table:formula="of:=[.D295]" office:value-type="float" office:value="0.595003333333333">
            <text:p>0.5950033333</text:p>
          </table:table-cell>
          <table:table-cell table:formula="of:=[.D420]" office:value-type="float" office:value="0.696577333333333">
            <text:p>0.6965773333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988296">
            <text:p>0.988296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[.D50]" office:value-type="float" office:value="0.787200333333333">
            <text:p>0.7872003333</text:p>
          </table:table-cell>
          <table:table-cell table:formula="of:=[.D175]" office:value-type="float" office:value="0.547707">
            <text:p>0.547707</text:p>
          </table:table-cell>
          <table:table-cell table:formula="of:=[.D300]" office:value-type="float" office:value="0.474743333333333">
            <text:p>0.4747433333</text:p>
          </table:table-cell>
          <table:table-cell table:formula="of:=[.D425]" office:value-type="float" office:value="0.685831333333333">
            <text:p>0.6858313333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665708">
            <text:p>0.665708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[.D55]" office:value-type="float" office:value="0.713757666666667">
            <text:p>0.7137576667</text:p>
          </table:table-cell>
          <table:table-cell table:formula="of:=[.D180]" office:value-type="float" office:value="0.581382333333333">
            <text:p>0.5813823333</text:p>
          </table:table-cell>
          <table:table-cell table:formula="of:=[.D305]" office:value-type="float" office:value="0.434086333333333">
            <text:p>0.4340863333</text:p>
          </table:table-cell>
          <table:table-cell table:formula="of:=[.D430]" office:value-type="float" office:value="0.667967">
            <text:p>0.667967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965503">
            <text:p>0.965503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[.D60]" office:value-type="float" office:value="0.756468333333333">
            <text:p>0.7564683333</text:p>
          </table:table-cell>
          <table:table-cell table:formula="of:=[.D185]" office:value-type="float" office:value="0.577207333333333">
            <text:p>0.5772073333</text:p>
          </table:table-cell>
          <table:table-cell table:formula="of:=[.D310]" office:value-type="float" office:value="0.423477333333333">
            <text:p>0.4234773333</text:p>
          </table:table-cell>
          <table:table-cell table:formula="of:=[.D435]" office:value-type="float" office:value="0.640178">
            <text:p>0.640178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635934">
            <text:p>0.635934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[.D65]" office:value-type="float" office:value="0.769815333333333">
            <text:p>0.7698153333</text:p>
          </table:table-cell>
          <table:table-cell table:formula="of:=[.D190]" office:value-type="float" office:value="0.584941666666667">
            <text:p>0.5849416667</text:p>
          </table:table-cell>
          <table:table-cell table:formula="of:=[.D315]" office:value-type="float" office:value="0.55551">
            <text:p>0.55551</text:p>
          </table:table-cell>
          <table:table-cell table:formula="of:=[.D440]" office:value-type="float" office:value="0.729500333333333">
            <text:p>0.7295003333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71232">
            <text:p>0.71232</text:p>
          </table:table-cell>
          <table:table-cell/>
          <table:table-cell table:formula="of:=(SUM([.B11:.B15])-MIN([.B11:.B15])-MAX([.B11:.B15]))/3" office:value-type="float" office:value="0.781177">
            <text:p>0.781177</text:p>
          </table:table-cell>
          <table:table-cell/>
          <table:table-cell office:value-type="float" office:value="26">
            <text:p>26</text:p>
          </table:table-cell>
          <table:table-cell table:formula="of:=[.D70]" office:value-type="float" office:value="0.808692666666667">
            <text:p>0.8086926667</text:p>
          </table:table-cell>
          <table:table-cell table:formula="of:=[.D195]" office:value-type="float" office:value="0.576797">
            <text:p>0.576797</text:p>
          </table:table-cell>
          <table:table-cell table:formula="of:=[.D320]" office:value-type="float" office:value="0.592265666666667">
            <text:p>0.5922656667</text:p>
          </table:table-cell>
          <table:table-cell table:formula="of:=[.D445]" office:value-type="float" office:value="0.666050333333333">
            <text:p>0.6660503333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838604">
            <text:p>0.838604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[.D75]" office:value-type="float" office:value="0.790554666666667">
            <text:p>0.7905546667</text:p>
          </table:table-cell>
          <table:table-cell table:formula="of:=[.D200]" office:value-type="float" office:value="0.629569">
            <text:p>0.629569</text:p>
          </table:table-cell>
          <table:table-cell table:formula="of:=[.D325]" office:value-type="float" office:value="0.458863666666667">
            <text:p>0.4588636667</text:p>
          </table:table-cell>
          <table:table-cell table:formula="of:=[.D450]" office:value-type="float" office:value="0.704175333333333">
            <text:p>0.7041753333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500821">
            <text:p>0.500821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[.D80]" office:value-type="float" office:value="0.808555666666667">
            <text:p>0.8085556667</text:p>
          </table:table-cell>
          <table:table-cell table:formula="of:=[.D205]" office:value-type="float" office:value="0.637508333333333">
            <text:p>0.6375083333</text:p>
          </table:table-cell>
          <table:table-cell table:formula="of:=[.D330]" office:value-type="float" office:value="0.451266666666667">
            <text:p>0.4512666667</text:p>
          </table:table-cell>
          <table:table-cell table:formula="of:=[.D455]" office:value-type="float" office:value="0.723887666666667">
            <text:p>0.7238876667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707803">
            <text:p>0.707803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[.D85]" office:value-type="float" office:value="0.787611333333333">
            <text:p>0.7876113333</text:p>
          </table:table-cell>
          <table:table-cell table:formula="of:=[.D210]" office:value-type="float" office:value="0.628542">
            <text:p>0.628542</text:p>
          </table:table-cell>
          <table:table-cell table:formula="of:=[.D335]" office:value-type="float" office:value="0.760438">
            <text:p>0.760438</text:p>
          </table:table-cell>
          <table:table-cell table:formula="of:=[.D460]" office:value-type="float" office:value="0.734291666666667">
            <text:p>0.7342916667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713347">
            <text:p>0.713347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[.D90]" office:value-type="float" office:value="0.803148666666667">
            <text:p>0.8031486667</text:p>
          </table:table-cell>
          <table:table-cell table:formula="of:=[.D215]" office:value-type="float" office:value="0.632375333333333">
            <text:p>0.6323753333</text:p>
          </table:table-cell>
          <table:table-cell table:formula="of:=[.D340]" office:value-type="float" office:value="0.510198666666667">
            <text:p>0.5101986667</text:p>
          </table:table-cell>
          <table:table-cell table:formula="of:=[.D465]" office:value-type="float" office:value="0.721560666666667">
            <text:p>0.7215606667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876181">
            <text:p>0.876181</text:p>
          </table:table-cell>
          <table:table-cell/>
          <table:table-cell table:formula="of:=(SUM([.B16:.B20])-MIN([.B16:.B20])-MAX([.B16:.B20]))/3" office:value-type="float" office:value="0.753251333333333">
            <text:p>0.7532513333</text:p>
          </table:table-cell>
          <table:table-cell/>
          <table:table-cell office:value-type="float" office:value="36">
            <text:p>36</text:p>
          </table:table-cell>
          <table:table-cell table:formula="of:=[.D95]" office:value-type="float" office:value="0.804928">
            <text:p>0.804928</text:p>
          </table:table-cell>
          <table:table-cell table:formula="of:=[.D220]" office:value-type="float" office:value="0.637098">
            <text:p>0.637098</text:p>
          </table:table-cell>
          <table:table-cell table:formula="of:=[.D345]" office:value-type="float" office:value="0.682272333333333">
            <text:p>0.6822723333</text:p>
          </table:table-cell>
          <table:table-cell table:formula="of:=[.D470]" office:value-type="float" office:value="0.673511333333333">
            <text:p>0.6735113333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65154">
            <text:p>0.65154</text:p>
          </table:table-cell>
          <table:table-cell table:number-columns-repeated="3"/>
          <table:table-cell office:value-type="float" office:value="38">
            <text:p>38</text:p>
          </table:table-cell>
          <table:table-cell table:formula="of:=[.D100]" office:value-type="float" office:value="0.798357333333333">
            <text:p>0.7983573333</text:p>
          </table:table-cell>
          <table:table-cell table:formula="of:=[.D225]" office:value-type="float" office:value="0.625872666666667">
            <text:p>0.6258726667</text:p>
          </table:table-cell>
          <table:table-cell table:formula="of:=[.D350]" office:value-type="float" office:value="0.415400666666667">
            <text:p>0.4154006667</text:p>
          </table:table-cell>
          <table:table-cell table:formula="of:=[.D475]" office:value-type="float" office:value="0.672074">
            <text:p>0.672074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607598">
            <text:p>0.607598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[.D105]" office:value-type="float" office:value="0.767488">
            <text:p>0.767488</text:p>
          </table:table-cell>
          <table:table-cell table:formula="of:=[.D230]" office:value-type="float" office:value="0.663312666666667">
            <text:p>0.6633126667</text:p>
          </table:table-cell>
          <table:table-cell table:formula="of:=[.D355]" office:value-type="float" office:value="0.576865333333333">
            <text:p>0.5768653333</text:p>
          </table:table-cell>
          <table:table-cell table:formula="of:=[.D480]" office:value-type="float" office:value="0.661328">
            <text:p>0.661328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679877">
            <text:p>0.679877</text:p>
          </table:table-cell>
          <table:table-cell table:number-columns-repeated="3"/>
          <table:table-cell office:value-type="float" office:value="45">
            <text:p>45</text:p>
          </table:table-cell>
          <table:table-cell table:formula="of:=[.D110]" office:value-type="float" office:value="0.779603">
            <text:p>0.779603</text:p>
          </table:table-cell>
          <table:table-cell table:formula="of:=[.D235]" office:value-type="float" office:value="0.640657">
            <text:p>0.640657</text:p>
          </table:table-cell>
          <table:table-cell table:formula="of:=[.D360]" office:value-type="float" office:value="0.683162333333333">
            <text:p>0.6831623333</text:p>
          </table:table-cell>
          <table:table-cell table:formula="of:=[.D485]" office:value-type="float" office:value="0.692265666666666">
            <text:p>0.6922656667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698563">
            <text:p>0.698563</text:p>
          </table:table-cell>
          <table:table-cell table:number-columns-repeated="3"/>
          <table:table-cell office:value-type="float" office:value="50">
            <text:p>50</text:p>
          </table:table-cell>
          <table:table-cell table:formula="of:=[.D115]" office:value-type="float" office:value="0.766940666666667">
            <text:p>0.7669406667</text:p>
          </table:table-cell>
          <table:table-cell table:formula="of:=[.D240]" office:value-type="float" office:value="0.675154">
            <text:p>0.675154</text:p>
          </table:table-cell>
          <table:table-cell table:formula="of:=[.D365]" office:value-type="float" office:value="0.60219">
            <text:p>0.60219</text:p>
          </table:table-cell>
          <table:table-cell table:formula="of:=[.D490]" office:value-type="float" office:value="0.643531666666667">
            <text:p>0.6435316667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828953">
            <text:p>0.828953</text:p>
          </table:table-cell>
          <table:table-cell/>
          <table:table-cell table:formula="of:=(SUM([.B21:.B25])-MIN([.B21:.B25])-MAX([.B21:.B25]))/3" office:value-type="float" office:value="0.67666">
            <text:p>0.67666</text:p>
          </table:table-cell>
          <table:table-cell/>
          <table:table-cell office:value-type="float" office:value="55">
            <text:p>55</text:p>
          </table:table-cell>
          <table:table-cell table:formula="of:=[.D120]" office:value-type="float" office:value="0.755852">
            <text:p>0.755852</text:p>
          </table:table-cell>
          <table:table-cell table:formula="of:=[.D245]" office:value-type="float" office:value="0.649007666666667">
            <text:p>0.6490076667</text:p>
          </table:table-cell>
          <table:table-cell table:formula="of:=[.D370]" office:value-type="float" office:value="0.541136333333333">
            <text:p>0.5411363333</text:p>
          </table:table-cell>
          <table:table-cell table:formula="of:=[.D495]" office:value-type="float" office:value="0.641204666666667">
            <text:p>0.6412046667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593634">
            <text:p>0.593634</text:p>
          </table:table-cell>
          <table:table-cell table:number-columns-repeated="3"/>
          <table:table-cell office:value-type="float" office:value="60">
            <text:p>60</text:p>
          </table:table-cell>
          <table:table-cell table:formula="of:=[.D125]" office:value-type="float" office:value="0.764271333333333">
            <text:p>0.7642713333</text:p>
          </table:table-cell>
          <table:table-cell table:formula="of:=[.D250]" office:value-type="float" office:value="0.655647">
            <text:p>0.655647</text:p>
          </table:table-cell>
          <table:table-cell table:formula="of:=[.D375]" office:value-type="float" office:value="0.722655666666667">
            <text:p>0.7226556667</text:p>
          </table:table-cell>
          <table:table-cell table:formula="of:=[.D500]" office:value-type="float" office:value="0.611362">
            <text:p>0.611362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0.685421">
            <text:p>0.68542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02259">
            <text:p>0.80225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01437">
            <text:p>0.70143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95277">
            <text:p>0.895277</text:p>
          </table:table-cell>
          <table:table-cell/>
          <table:table-cell table:formula="of:=(SUM([.B26:.B30])-MIN([.B26:.B30])-MAX([.B26:.B30]))/3" office:value-type="float" office:value="0.729705666666667">
            <text:p>0.7297056667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717659">
            <text:p>0.71765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44353">
            <text:p>0.744353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28542">
            <text:p>0.828542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6037">
            <text:p>0.7603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70226">
            <text:p>0.870226</text:p>
          </table:table-cell>
          <table:table-cell/>
          <table:table-cell table:formula="of:=(SUM([.B31:.B35])-MIN([.B31:.B35])-MAX([.B31:.B35]))/3" office:value-type="float" office:value="0.777755">
            <text:p>0.777755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782752">
            <text:p>0.782752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13347">
            <text:p>0.71334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99795">
            <text:p>0.799795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93429">
            <text:p>0.79342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12115">
            <text:p>0.812115</text:p>
          </table:table-cell>
          <table:table-cell/>
          <table:table-cell table:formula="of:=(SUM([.B36:.B40])-MIN([.B36:.B40])-MAX([.B36:.B40]))/3" office:value-type="float" office:value="0.791992">
            <text:p>0.791992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756057">
            <text:p>0.75605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02464">
            <text:p>0.70246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16016">
            <text:p>0.816016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12115">
            <text:p>0.812115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55647">
            <text:p>0.755647</text:p>
          </table:table-cell>
          <table:table-cell/>
          <table:table-cell table:formula="of:=(SUM([.B41:.B45])-MIN([.B41:.B45])-MAX([.B41:.B45]))/3" office:value-type="float" office:value="0.774606333333333">
            <text:p>0.7746063333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806776">
            <text:p>0.806776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29363">
            <text:p>0.729363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1232">
            <text:p>0.81232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54209">
            <text:p>0.85420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42505">
            <text:p>0.742505</text:p>
          </table:table-cell>
          <table:table-cell/>
          <table:table-cell table:formula="of:=(SUM([.B46:.B50])-MIN([.B46:.B50])-MAX([.B46:.B50]))/3" office:value-type="float" office:value="0.787200333333333">
            <text:p>0.7872003333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74846">
            <text:p>0.74846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556263">
            <text:p>0.556263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629569">
            <text:p>0.62956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">
            <text:p>0.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63244">
            <text:p>0.763244</text:p>
          </table:table-cell>
          <table:table-cell/>
          <table:table-cell table:formula="of:=(SUM([.B51:.B55])-MIN([.B51:.B55])-MAX([.B51:.B55]))/3" office:value-type="float" office:value="0.713757666666667">
            <text:p>0.7137576667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738604">
            <text:p>0.73860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36961">
            <text:p>0.73696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14579">
            <text:p>0.81457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8768">
            <text:p>0.7876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43121">
            <text:p>0.743121</text:p>
          </table:table-cell>
          <table:table-cell/>
          <table:table-cell table:formula="of:=(SUM([.B56:.B60])-MIN([.B56:.B60])-MAX([.B56:.B60]))/3" office:value-type="float" office:value="0.756468333333333">
            <text:p>0.7564683333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783984">
            <text:p>0.78398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528131">
            <text:p>0.52813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14374">
            <text:p>0.81437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8768">
            <text:p>0.7876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37782">
            <text:p>0.737782</text:p>
          </table:table-cell>
          <table:table-cell/>
          <table:table-cell table:formula="of:=(SUM([.B61:.B65])-MIN([.B61:.B65])-MAX([.B61:.B65]))/3" office:value-type="float" office:value="0.769815333333333">
            <text:p>0.7698153333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787064">
            <text:p>0.78706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98357">
            <text:p>0.79835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48665">
            <text:p>0.848665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40657">
            <text:p>0.84065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52361">
            <text:p>0.752361</text:p>
          </table:table-cell>
          <table:table-cell/>
          <table:table-cell table:formula="of:=(SUM([.B66:.B70])-MIN([.B66:.B70])-MAX([.B66:.B70]))/3" office:value-type="float" office:value="0.808692666666667">
            <text:p>0.8086926667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798563">
            <text:p>0.798563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64066">
            <text:p>0.764066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63244">
            <text:p>0.86324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09035">
            <text:p>0.809035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38604">
            <text:p>0.738604</text:p>
          </table:table-cell>
          <table:table-cell/>
          <table:table-cell table:formula="of:=(SUM([.B71:.B75])-MIN([.B71:.B75])-MAX([.B71:.B75]))/3" office:value-type="float" office:value="0.790554666666667">
            <text:p>0.7905546667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816016">
            <text:p>0.816016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78029">
            <text:p>0.77802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57906">
            <text:p>0.857906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31622">
            <text:p>0.831622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27515">
            <text:p>0.727515</text:p>
          </table:table-cell>
          <table:table-cell/>
          <table:table-cell table:formula="of:=(SUM([.B76:.B80])-MIN([.B76:.B80])-MAX([.B76:.B80]))/3" office:value-type="float" office:value="0.808555666666667">
            <text:p>0.8085556667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769815">
            <text:p>0.769815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76181">
            <text:p>0.77618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55852">
            <text:p>0.855852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16838">
            <text:p>0.81683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13347">
            <text:p>0.713347</text:p>
          </table:table-cell>
          <table:table-cell/>
          <table:table-cell table:formula="of:=(SUM([.B81:.B85])-MIN([.B81:.B85])-MAX([.B81:.B85]))/3" office:value-type="float" office:value="0.787611333333333">
            <text:p>0.7876113333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810062">
            <text:p>0.810062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05955">
            <text:p>0.805955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44764">
            <text:p>0.84476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93429">
            <text:p>0.79342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49897">
            <text:p>0.749897</text:p>
          </table:table-cell>
          <table:table-cell/>
          <table:table-cell table:formula="of:=(SUM([.B86:.B90])-MIN([.B86:.B90])-MAX([.B86:.B90]))/3" office:value-type="float" office:value="0.803148666666667">
            <text:p>0.8031486667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819507">
            <text:p>0.81950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06776">
            <text:p>0.806776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37166">
            <text:p>0.837166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88501">
            <text:p>0.78850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43121">
            <text:p>0.743121</text:p>
          </table:table-cell>
          <table:table-cell/>
          <table:table-cell table:formula="of:=(SUM([.B91:.B95])-MIN([.B91:.B95])-MAX([.B91:.B95]))/3" office:value-type="float" office:value="0.804928">
            <text:p>0.804928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826694">
            <text:p>0.82669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99179">
            <text:p>0.79917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85462">
            <text:p>0.85462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69199">
            <text:p>0.76919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39425">
            <text:p>0.739425</text:p>
          </table:table-cell>
          <table:table-cell/>
          <table:table-cell table:formula="of:=(SUM([.B96:.B100])-MIN([.B96:.B100])-MAX([.B96:.B100]))/3" office:value-type="float" office:value="0.798357333333333">
            <text:p>0.7983573333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822177">
            <text:p>0.82217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50103">
            <text:p>0.750103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65503">
            <text:p>0.765503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86858">
            <text:p>0.78685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28747">
            <text:p>0.728747</text:p>
          </table:table-cell>
          <table:table-cell/>
          <table:table-cell table:formula="of:=(SUM([.B101:.B105])-MIN([.B101:.B105])-MAX([.B101:.B105]))/3" office:value-type="float" office:value="0.767488">
            <text:p>0.767488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808624">
            <text:p>0.80862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09651">
            <text:p>0.70965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95688">
            <text:p>0.79568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92608">
            <text:p>0.79260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50513">
            <text:p>0.750513</text:p>
          </table:table-cell>
          <table:table-cell/>
          <table:table-cell table:formula="of:=(SUM([.B106:.B110])-MIN([.B106:.B110])-MAX([.B106:.B110]))/3" office:value-type="float" office:value="0.779603">
            <text:p>0.779603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780493">
            <text:p>0.780493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59138">
            <text:p>0.75913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693224">
            <text:p>0.69322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74538">
            <text:p>0.77453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67146">
            <text:p>0.767146</text:p>
          </table:table-cell>
          <table:table-cell/>
          <table:table-cell table:formula="of:=(SUM([.B111:.B115])-MIN([.B111:.B115])-MAX([.B111:.B115]))/3" office:value-type="float" office:value="0.766940666666667">
            <text:p>0.7669406667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747228">
            <text:p>0.74722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38604">
            <text:p>0.73860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72895">
            <text:p>0.772895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8809">
            <text:p>0.7880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47433">
            <text:p>0.747433</text:p>
          </table:table-cell>
          <table:table-cell/>
          <table:table-cell table:formula="of:=(SUM([.B116:.B120])-MIN([.B116:.B120])-MAX([.B116:.B120]))/3" office:value-type="float" office:value="0.755852">
            <text:p>0.755852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0.743532">
            <text:p>0.743532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83984">
            <text:p>0.78398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65298">
            <text:p>0.76529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78809">
            <text:p>0.7880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0.697947">
            <text:p>0.697947</text:p>
          </table:table-cell>
          <table:table-cell/>
          <table:table-cell table:formula="of:=(SUM([.B121:.B125])-MIN([.B121:.B125])-MAX([.B121:.B125]))/3" office:value-type="float" office:value="0.764271333333333">
            <text:p>0.7642713333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549076">
            <text:p>0.54907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41068">
            <text:p>0.54106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423">
            <text:p>0.542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37166">
            <text:p>0.53716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49692">
            <text:p>0.549692</text:p>
          </table:table-cell>
          <table:table-cell/>
          <table:table-cell table:formula="of:=(SUM([.B126:.B130])-MIN([.B126:.B130])-MAX([.B126:.B130]))/3" office:value-type="float" office:value="0.544148">
            <text:p>0.544148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571869">
            <text:p>0.57186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1807">
            <text:p>0.5180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470431">
            <text:p>0.47043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00411">
            <text:p>0.50041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723203">
            <text:p>0.723203</text:p>
          </table:table-cell>
          <table:table-cell/>
          <table:table-cell table:formula="of:=(SUM([.B131:.B135])-MIN([.B131:.B135])-MAX([.B131:.B135]))/3" office:value-type="float" office:value="0.530116666666667">
            <text:p>0.5301166667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688296">
            <text:p>0.68829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386448">
            <text:p>0.38644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472074">
            <text:p>0.47207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473101">
            <text:p>0.47310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419097">
            <text:p>0.419097</text:p>
          </table:table-cell>
          <table:table-cell/>
          <table:table-cell table:formula="of:=(SUM([.B136:.B140])-MIN([.B136:.B140])-MAX([.B136:.B140]))/3" office:value-type="float" office:value="0.454757333333333">
            <text:p>0.4547573333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7577">
            <text:p>0.757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2846">
            <text:p>0.284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369199">
            <text:p>0.36919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70883">
            <text:p>0.7088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99795">
            <text:p>0.599795</text:p>
          </table:table-cell>
          <table:table-cell/>
          <table:table-cell table:formula="of:=(SUM([.B141:.B145])-MIN([.B141:.B145])-MAX([.B141:.B145]))/3" office:value-type="float" office:value="0.559274666666667">
            <text:p>0.5592746667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586858">
            <text:p>0.58685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337166">
            <text:p>0.33716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485832">
            <text:p>0.48583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67146">
            <text:p>0.56714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41273">
            <text:p>0.541273</text:p>
          </table:table-cell>
          <table:table-cell/>
          <table:table-cell table:formula="of:=(SUM([.B146:.B150])-MIN([.B146:.B150])-MAX([.B146:.B150]))/3" office:value-type="float" office:value="0.531417">
            <text:p>0.531417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583162">
            <text:p>0.58316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453388">
            <text:p>0.45338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14784">
            <text:p>0.61478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69199">
            <text:p>0.56919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55441">
            <text:p>0.555441</text:p>
          </table:table-cell>
          <table:table-cell/>
          <table:table-cell table:formula="of:=(SUM([.B151:.B155])-MIN([.B151:.B155])-MAX([.B151:.B155]))/3" office:value-type="float" office:value="0.569267333333333">
            <text:p>0.5692673333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625462">
            <text:p>0.62546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472074">
            <text:p>0.47207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14579">
            <text:p>0.61457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37372">
            <text:p>0.53737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08624">
            <text:p>0.608624</text:p>
          </table:table-cell>
          <table:table-cell/>
          <table:table-cell table:formula="of:=(SUM([.B156:.B160])-MIN([.B156:.B160])-MAX([.B156:.B160]))/3" office:value-type="float" office:value="0.586858333333333">
            <text:p>0.5868583333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653183">
            <text:p>0.65318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2423">
            <text:p>0.5242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02259">
            <text:p>0.60225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08214">
            <text:p>0.60821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4846">
            <text:p>0.64846</text:p>
          </table:table-cell>
          <table:table-cell/>
          <table:table-cell table:formula="of:=(SUM([.B161:.B165])-MIN([.B161:.B165])-MAX([.B161:.B165]))/3" office:value-type="float" office:value="0.619644333333333">
            <text:p>0.6196443333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588912">
            <text:p>0.58891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435524">
            <text:p>0.43552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6345">
            <text:p>0.5634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35729">
            <text:p>0.53572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34086">
            <text:p>0.534086</text:p>
          </table:table-cell>
          <table:table-cell/>
          <table:table-cell table:formula="of:=(SUM([.B166:.B170])-MIN([.B166:.B170])-MAX([.B166:.B170]))/3" office:value-type="float" office:value="0.544421666666667">
            <text:p>0.5444216667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544353">
            <text:p>0.54435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437577">
            <text:p>0.43757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1232">
            <text:p>0.6123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16632">
            <text:p>0.51663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82136">
            <text:p>0.582136</text:p>
          </table:table-cell>
          <table:table-cell/>
          <table:table-cell table:formula="of:=(SUM([.B171:.B175])-MIN([.B171:.B175])-MAX([.B171:.B175]))/3" office:value-type="float" office:value="0.547707">
            <text:p>0.547707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578439">
            <text:p>0.57843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0883">
            <text:p>0.5088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25462">
            <text:p>0.62546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40246">
            <text:p>0.54024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77002">
            <text:p>0.677002</text:p>
          </table:table-cell>
          <table:table-cell/>
          <table:table-cell table:formula="of:=(SUM([.B176:.B180])-MIN([.B176:.B180])-MAX([.B176:.B180]))/3" office:value-type="float" office:value="0.581382333333333">
            <text:p>0.5813823333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525667">
            <text:p>0.52566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472074">
            <text:p>0.47207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61191">
            <text:p>0.66119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02259">
            <text:p>0.60225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03696">
            <text:p>0.603696</text:p>
          </table:table-cell>
          <table:table-cell/>
          <table:table-cell table:formula="of:=(SUM([.B181:.B185])-MIN([.B181:.B185])-MAX([.B181:.B185]))/3" office:value-type="float" office:value="0.577207333333333">
            <text:p>0.5772073333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593429">
            <text:p>0.59342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42731">
            <text:p>0.4273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77207">
            <text:p>0.67720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52361">
            <text:p>0.55236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09035">
            <text:p>0.609035</text:p>
          </table:table-cell>
          <table:table-cell/>
          <table:table-cell table:formula="of:=(SUM([.B186:.B190])-MIN([.B186:.B190])-MAX([.B186:.B190]))/3" office:value-type="float" office:value="0.584941666666667">
            <text:p>0.5849416667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568789">
            <text:p>0.56878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470021">
            <text:p>0.47002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89528">
            <text:p>0.68952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27926">
            <text:p>0.62792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33676">
            <text:p>0.533676</text:p>
          </table:table-cell>
          <table:table-cell/>
          <table:table-cell table:formula="of:=(SUM([.B191:.B195])-MIN([.B191:.B195])-MAX([.B191:.B195]))/3" office:value-type="float" office:value="0.576797">
            <text:p>0.576797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646612">
            <text:p>0.64661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465708">
            <text:p>0.46570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747433">
            <text:p>0.74743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59959">
            <text:p>0.65995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82136">
            <text:p>0.582136</text:p>
          </table:table-cell>
          <table:table-cell/>
          <table:table-cell table:formula="of:=(SUM([.B196:.B200])-MIN([.B196:.B200])-MAX([.B196:.B200]))/3" office:value-type="float" office:value="0.629569">
            <text:p>0.629569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6423">
            <text:p>0.642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06776">
            <text:p>0.50677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734086">
            <text:p>0.73408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52361">
            <text:p>0.65236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17864">
            <text:p>0.617864</text:p>
          </table:table-cell>
          <table:table-cell/>
          <table:table-cell table:formula="of:=(SUM([.B201:.B205])-MIN([.B201:.B205])-MAX([.B201:.B205]))/3" office:value-type="float" office:value="0.637508333333333">
            <text:p>0.6375083333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652361">
            <text:p>0.65236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69815">
            <text:p>0.56981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97741">
            <text:p>0.69774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10678">
            <text:p>0.61067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22587">
            <text:p>0.622587</text:p>
          </table:table-cell>
          <table:table-cell/>
          <table:table-cell table:formula="of:=(SUM([.B206:.B210])-MIN([.B206:.B210])-MAX([.B206:.B210]))/3" office:value-type="float" office:value="0.628542">
            <text:p>0.628542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661602">
            <text:p>0.66160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71663">
            <text:p>0.57166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721971">
            <text:p>0.72197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6037">
            <text:p>0.6603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75154">
            <text:p>0.575154</text:p>
          </table:table-cell>
          <table:table-cell/>
          <table:table-cell table:formula="of:=(SUM([.B211:.B215])-MIN([.B211:.B215])-MAX([.B211:.B215]))/3" office:value-type="float" office:value="0.632375333333333">
            <text:p>0.6323753333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621766">
            <text:p>0.62176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79877">
            <text:p>0.57987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73511">
            <text:p>0.67351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36756">
            <text:p>0.63675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52772">
            <text:p>0.652772</text:p>
          </table:table-cell>
          <table:table-cell/>
          <table:table-cell table:formula="of:=(SUM([.B216:.B220])-MIN([.B216:.B220])-MAX([.B216:.B220]))/3" office:value-type="float" office:value="0.637098">
            <text:p>0.637098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69384">
            <text:p>0.6938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03696">
            <text:p>0.60369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3614">
            <text:p>0.6361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37782">
            <text:p>0.63778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79877">
            <text:p>0.579877</text:p>
          </table:table-cell>
          <table:table-cell/>
          <table:table-cell table:formula="of:=(SUM([.B221:.B225])-MIN([.B221:.B225])-MAX([.B221:.B225]))/3" office:value-type="float" office:value="0.625872666666667">
            <text:p>0.6258726667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686858">
            <text:p>0.68685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56468">
            <text:p>0.55646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56879">
            <text:p>0.65687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58316">
            <text:p>0.65831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74743">
            <text:p>0.674743</text:p>
          </table:table-cell>
          <table:table-cell/>
          <table:table-cell table:formula="of:=(SUM([.B226:.B230])-MIN([.B226:.B230])-MAX([.B226:.B230]))/3" office:value-type="float" office:value="0.663312666666667">
            <text:p>0.6633126667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658111">
            <text:p>0.65811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17659">
            <text:p>0.61765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46201">
            <text:p>0.64620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97536">
            <text:p>0.69753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590554">
            <text:p>0.590554</text:p>
          </table:table-cell>
          <table:table-cell/>
          <table:table-cell table:formula="of:=(SUM([.B231:.B235])-MIN([.B231:.B235])-MAX([.B231:.B235]))/3" office:value-type="float" office:value="0.640657">
            <text:p>0.640657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629363">
            <text:p>0.62936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37782">
            <text:p>0.63778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84189">
            <text:p>0.68418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703491">
            <text:p>0.70349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725462">
            <text:p>0.725462</text:p>
          </table:table-cell>
          <table:table-cell/>
          <table:table-cell table:formula="of:=(SUM([.B236:.B240])-MIN([.B236:.B240])-MAX([.B236:.B240]))/3" office:value-type="float" office:value="0.675154">
            <text:p>0.675154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627105">
            <text:p>0.62710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77618">
            <text:p>0.67761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57495">
            <text:p>0.65749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62423">
            <text:p>0.66242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20739">
            <text:p>0.620739</text:p>
          </table:table-cell>
          <table:table-cell/>
          <table:table-cell table:formula="of:=(SUM([.B241:.B245])-MIN([.B241:.B245])-MAX([.B241:.B245]))/3" office:value-type="float" office:value="0.649007666666667">
            <text:p>0.6490076667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0.638604">
            <text:p>0.63860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32444">
            <text:p>0.63244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6345">
            <text:p>0.6634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68172">
            <text:p>0.66817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0.664887">
            <text:p>0.664887</text:p>
          </table:table-cell>
          <table:table-cell/>
          <table:table-cell table:formula="of:=(SUM([.B246:.B250])-MIN([.B246:.B250])-MAX([.B246:.B250]))/3" office:value-type="float" office:value="0.655647">
            <text:p>0.655647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996304">
            <text:p>0.99630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3922">
            <text:p>0.7392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3922">
            <text:p>0.7392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3922">
            <text:p>0.7392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3922">
            <text:p>0.73922</text:p>
          </table:table-cell>
          <table:table-cell/>
          <table:table-cell table:formula="of:=(SUM([.B251:.B255])-MIN([.B251:.B255])-MAX([.B251:.B255]))/3" office:value-type="float" office:value="0.73922">
            <text:p>0.73922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997331">
            <text:p>0.99733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522587">
            <text:p>0.52258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38809">
            <text:p>0.73880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3922">
            <text:p>0.7392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156879">
            <text:p>0.156879</text:p>
          </table:table-cell>
          <table:table-cell/>
          <table:table-cell table:formula="of:=(SUM([.B256:.B260])-MIN([.B256:.B260])-MAX([.B256:.B260]))/3" office:value-type="float" office:value="0.666872">
            <text:p>0.666872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741478">
            <text:p>0.74147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38809">
            <text:p>0.73880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515606">
            <text:p>0.51560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23614">
            <text:p>0.72361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3922">
            <text:p>0.73922</text:p>
          </table:table-cell>
          <table:table-cell/>
          <table:table-cell table:formula="of:=(SUM([.B261:.B265])-MIN([.B261:.B265])-MAX([.B261:.B265]))/3" office:value-type="float" office:value="0.733881">
            <text:p>0.733881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994456">
            <text:p>0.99445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45175">
            <text:p>0.74517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982546">
            <text:p>0.98254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33881">
            <text:p>0.73388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3922">
            <text:p>0.73922</text:p>
          </table:table-cell>
          <table:table-cell/>
          <table:table-cell table:formula="of:=(SUM([.B266:.B270])-MIN([.B266:.B270])-MAX([.B266:.B270]))/3" office:value-type="float" office:value="0.822313666666667">
            <text:p>0.8223136667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83655">
            <text:p>0.8365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38604">
            <text:p>0.73860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13306">
            <text:p>0.1330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28953">
            <text:p>0.728953</text:p>
          </table:table-cell>
          <table:table-cell/>
          <table:table-cell table:formula="of:=(SUM([.B271:.B275])-MIN([.B271:.B275])-MAX([.B271:.B275]))/3" office:value-type="float" office:value="0.533539">
            <text:p>0.533539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177823">
            <text:p>0.177823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39014">
            <text:p>0.73901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40246">
            <text:p>0.74024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">
            <text:p>0.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3922">
            <text:p>0.73922</text:p>
          </table:table-cell>
          <table:table-cell/>
          <table:table-cell table:formula="of:=(SUM([.B276:.B280])-MIN([.B276:.B280])-MAX([.B276:.B280]))/3" office:value-type="float" office:value="0.726078">
            <text:p>0.726078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0174538">
            <text:p>0.017453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111294">
            <text:p>0.11129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478029">
            <text:p>0.47802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32854">
            <text:p>0.732854</text:p>
          </table:table-cell>
          <table:table-cell/>
          <table:table-cell table:formula="of:=(SUM([.B281:.B285])-MIN([.B281:.B285])-MAX([.B281:.B285]))/3" office:value-type="float" office:value="0.202258933333333">
            <text:p>0.2022589333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34292">
            <text:p>0.73429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1232">
            <text:p>0.7123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631622">
            <text:p>0.631622</text:p>
          </table:table-cell>
          <table:table-cell/>
          <table:table-cell table:formula="of:=(SUM([.B286:.B290])-MIN([.B286:.B290])-MAX([.B286:.B290]))/3" office:value-type="float" office:value="0.447980666666667">
            <text:p>0.4479806667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0620123">
            <text:p>0.0620123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641889">
            <text:p>0.64188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18686">
            <text:p>0.71868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424435">
            <text:p>0.42443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22998">
            <text:p>0.722998</text:p>
          </table:table-cell>
          <table:table-cell/>
          <table:table-cell table:formula="of:=(SUM([.B291:.B295])-MIN([.B291:.B295])-MAX([.B291:.B295]))/3" office:value-type="float" office:value="0.595003333333333">
            <text:p>0.5950033333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672074">
            <text:p>0.67207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552772">
            <text:p>0.55277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529569">
            <text:p>0.52956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341889">
            <text:p>0.34188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168378">
            <text:p>0.168378</text:p>
          </table:table-cell>
          <table:table-cell/>
          <table:table-cell table:formula="of:=(SUM([.B296:.B300])-MIN([.B296:.B300])-MAX([.B296:.B300]))/3" office:value-type="float" office:value="0.474743333333333">
            <text:p>0.4747433333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526489">
            <text:p>0.52648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431828">
            <text:p>0.43182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506571">
            <text:p>0.50657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36386">
            <text:p>0.3638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337782">
            <text:p>0.337782</text:p>
          </table:table-cell>
          <table:table-cell/>
          <table:table-cell table:formula="of:=(SUM([.B301:.B305])-MIN([.B301:.B305])-MAX([.B301:.B305]))/3" office:value-type="float" office:value="0.434086333333333">
            <text:p>0.4340863333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382341">
            <text:p>0.38234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129158">
            <text:p>0.12915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665298">
            <text:p>0.66529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222793">
            <text:p>0.222793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970637">
            <text:p>0.970637</text:p>
          </table:table-cell>
          <table:table-cell/>
          <table:table-cell table:formula="of:=(SUM([.B306:.B310])-MIN([.B306:.B310])-MAX([.B306:.B310]))/3" office:value-type="float" office:value="0.423477333333333">
            <text:p>0.4234773333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731417">
            <text:p>0.73141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6577">
            <text:p>0.657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570637">
            <text:p>0.57063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157495">
            <text:p>0.15749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438193">
            <text:p>0.438193</text:p>
          </table:table-cell>
          <table:table-cell/>
          <table:table-cell table:formula="of:=(SUM([.B311:.B315])-MIN([.B311:.B315])-MAX([.B311:.B315]))/3" office:value-type="float" office:value="0.55551">
            <text:p>0.55551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612526">
            <text:p>0.61252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601232">
            <text:p>0.60123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563039">
            <text:p>0.56303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340041">
            <text:p>0.34004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86037">
            <text:p>0.86037</text:p>
          </table:table-cell>
          <table:table-cell/>
          <table:table-cell table:formula="of:=(SUM([.B316:.B320])-MIN([.B316:.B320])-MAX([.B316:.B320]))/3" office:value-type="float" office:value="0.592265666666667">
            <text:p>0.5922656667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810472">
            <text:p>0.81047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217659">
            <text:p>0.21765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334497">
            <text:p>0.33449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05544">
            <text:p>0.70554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33655">
            <text:p>0.33655</text:p>
          </table:table-cell>
          <table:table-cell/>
          <table:table-cell table:formula="of:=(SUM([.B321:.B325])-MIN([.B321:.B325])-MAX([.B321:.B325]))/3" office:value-type="float" office:value="0.458863666666667">
            <text:p>0.4588636667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461602">
            <text:p>0.46160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634292">
            <text:p>0.63429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883778">
            <text:p>0.88377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146612">
            <text:p>0.14661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257906">
            <text:p>0.257906</text:p>
          </table:table-cell>
          <table:table-cell/>
          <table:table-cell table:formula="of:=(SUM([.B326:.B330])-MIN([.B326:.B330])-MAX([.B326:.B330]))/3" office:value-type="float" office:value="0.451266666666667">
            <text:p>0.4512666667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895277">
            <text:p>0.89527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67351">
            <text:p>0.76735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820945">
            <text:p>0.82094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693018">
            <text:p>0.69301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217659">
            <text:p>0.217659</text:p>
          </table:table-cell>
          <table:table-cell/>
          <table:table-cell table:formula="of:=(SUM([.B331:.B335])-MIN([.B331:.B335])-MAX([.B331:.B335]))/3" office:value-type="float" office:value="0.760438">
            <text:p>0.760438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304312">
            <text:p>0.30431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631417">
            <text:p>0.63141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28953">
            <text:p>0.728953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328337">
            <text:p>0.32833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570842">
            <text:p>0.570842</text:p>
          </table:table-cell>
          <table:table-cell/>
          <table:table-cell table:formula="of:=(SUM([.B336:.B340])-MIN([.B336:.B340])-MAX([.B336:.B340]))/3" office:value-type="float" office:value="0.510198666666667">
            <text:p>0.5101986667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304928">
            <text:p>0.30492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599179">
            <text:p>0.59917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32854">
            <text:p>0.73285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87885">
            <text:p>0.78788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14784">
            <text:p>0.714784</text:p>
          </table:table-cell>
          <table:table-cell/>
          <table:table-cell table:formula="of:=(SUM([.B341:.B345])-MIN([.B341:.B345])-MAX([.B341:.B345]))/3" office:value-type="float" office:value="0.682272333333333">
            <text:p>0.6822723333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292608">
            <text:p>0.29260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469815">
            <text:p>0.46981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368789">
            <text:p>0.36878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407598">
            <text:p>0.40759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969199">
            <text:p>0.969199</text:p>
          </table:table-cell>
          <table:table-cell/>
          <table:table-cell table:formula="of:=(SUM([.B346:.B350])-MIN([.B346:.B350])-MAX([.B346:.B350]))/3" office:value-type="float" office:value="0.415400666666667">
            <text:p>0.4154006667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105955">
            <text:p>0.10595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474949">
            <text:p>0.47494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571047">
            <text:p>0.57104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6846">
            <text:p>0.684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844148">
            <text:p>0.844148</text:p>
          </table:table-cell>
          <table:table-cell/>
          <table:table-cell table:formula="of:=(SUM([.B351:.B355])-MIN([.B351:.B355])-MAX([.B351:.B355]))/3" office:value-type="float" office:value="0.576865333333333">
            <text:p>0.5768653333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480493">
            <text:p>0.480493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316427">
            <text:p>0.31642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28953">
            <text:p>0.728953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840041">
            <text:p>0.84004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95729">
            <text:p>0.95729</text:p>
          </table:table-cell>
          <table:table-cell/>
          <table:table-cell table:formula="of:=(SUM([.B356:.B360])-MIN([.B356:.B360])-MAX([.B356:.B360]))/3" office:value-type="float" office:value="0.683162333333333">
            <text:p>0.6831623333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251951">
            <text:p>0.25195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474127">
            <text:p>0.47412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6694">
            <text:p>0.7669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565503">
            <text:p>0.565503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805133">
            <text:p>0.805133</text:p>
          </table:table-cell>
          <table:table-cell/>
          <table:table-cell table:formula="of:=(SUM([.B361:.B365])-MIN([.B361:.B365])-MAX([.B361:.B365]))/3" office:value-type="float" office:value="0.60219">
            <text:p>0.60219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369405">
            <text:p>0.36940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479055">
            <text:p>0.47905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89938">
            <text:p>0.78993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774949">
            <text:p>0.774949</text:p>
          </table:table-cell>
          <table:table-cell/>
          <table:table-cell table:formula="of:=(SUM([.B366:.B370])-MIN([.B366:.B370])-MAX([.B366:.B370]))/3" office:value-type="float" office:value="0.541136333333333">
            <text:p>0.5411363333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0.716016">
            <text:p>0.71601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868789">
            <text:p>0.86878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957906">
            <text:p>0.95790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522998">
            <text:p>0.52299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0.583162">
            <text:p>0.583162</text:p>
          </table:table-cell>
          <table:table-cell/>
          <table:table-cell table:formula="of:=(SUM([.B371:.B375])-MIN([.B371:.B375])-MAX([.B371:.B375]))/3" office:value-type="float" office:value="0.722655666666667">
            <text:p>0.7226556667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891581">
            <text:p>0.89158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851129">
            <text:p>0.85112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93347">
            <text:p>0.9334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86037">
            <text:p>0.8603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907803">
            <text:p>0.907803</text:p>
          </table:table-cell>
          <table:table-cell/>
          <table:table-cell table:formula="of:=(SUM([.B376:.B380])-MIN([.B376:.B380])-MAX([.B376:.B380]))/3" office:value-type="float" office:value="0.886584666666666">
            <text:p>0.8865846667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892197">
            <text:p>0.89219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945585">
            <text:p>0.94558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977413">
            <text:p>0.97741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858111">
            <text:p>0.85811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89692">
            <text:p>0.89692</text:p>
          </table:table-cell>
          <table:table-cell/>
          <table:table-cell table:formula="of:=(SUM([.B381:.B385])-MIN([.B381:.B385])-MAX([.B381:.B385]))/3" office:value-type="float" office:value="0.911567333333333">
            <text:p>0.9115673333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798563">
            <text:p>0.79856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828131">
            <text:p>0.82813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949692">
            <text:p>0.94969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848255">
            <text:p>0.84825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92608">
            <text:p>0.792608</text:p>
          </table:table-cell>
          <table:table-cell/>
          <table:table-cell table:formula="of:=(SUM([.B386:.B390])-MIN([.B386:.B390])-MAX([.B386:.B390]))/3" office:value-type="float" office:value="0.824983">
            <text:p>0.824983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797947">
            <text:p>0.79794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914784">
            <text:p>0.91478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54415">
            <text:p>0.65441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827515">
            <text:p>0.82751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802669">
            <text:p>0.802669</text:p>
          </table:table-cell>
          <table:table-cell/>
          <table:table-cell table:formula="of:=(SUM([.B391:.B395])-MIN([.B391:.B395])-MAX([.B391:.B395]))/3" office:value-type="float" office:value="0.809377">
            <text:p>0.809377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560575">
            <text:p>0.56057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81807">
            <text:p>0.8180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82136">
            <text:p>0.78213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535318">
            <text:p>0.53531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32854">
            <text:p>0.632854</text:p>
          </table:table-cell>
          <table:table-cell/>
          <table:table-cell table:formula="of:=(SUM([.B396:.B400])-MIN([.B396:.B400])-MAX([.B396:.B400]))/3" office:value-type="float" office:value="0.658521666666667">
            <text:p>0.6585216667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910062">
            <text:p>0.91006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49487">
            <text:p>0.64948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73717">
            <text:p>0.77371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549897">
            <text:p>0.54989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32033">
            <text:p>0.632033</text:p>
          </table:table-cell>
          <table:table-cell/>
          <table:table-cell table:formula="of:=(SUM([.B401:.B405])-MIN([.B401:.B405])-MAX([.B401:.B405]))/3" office:value-type="float" office:value="0.685079">
            <text:p>0.685079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720123">
            <text:p>0.72012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800821">
            <text:p>0.80082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32238">
            <text:p>0.73223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14374">
            <text:p>0.71437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451951">
            <text:p>0.451951</text:p>
          </table:table-cell>
          <table:table-cell/>
          <table:table-cell table:formula="of:=(SUM([.B406:.B410])-MIN([.B406:.B410])-MAX([.B406:.B410]))/3" office:value-type="float" office:value="0.722245">
            <text:p>0.722245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729569">
            <text:p>0.72956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09035">
            <text:p>0.60903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81807">
            <text:p>0.8180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44148">
            <text:p>0.74414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89528">
            <text:p>0.689528</text:p>
          </table:table-cell>
          <table:table-cell/>
          <table:table-cell table:formula="of:=(SUM([.B411:.B415])-MIN([.B411:.B415])-MAX([.B411:.B415]))/3" office:value-type="float" office:value="0.721081666666667">
            <text:p>0.7210816667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688706">
            <text:p>0.68870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62423">
            <text:p>0.76242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75359">
            <text:p>0.67535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25667">
            <text:p>0.72566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66324">
            <text:p>0.666324</text:p>
          </table:table-cell>
          <table:table-cell/>
          <table:table-cell table:formula="of:=(SUM([.B416:.B420])-MIN([.B416:.B420])-MAX([.B416:.B420]))/3" office:value-type="float" office:value="0.696577333333333">
            <text:p>0.6965773333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706776">
            <text:p>0.70677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72279">
            <text:p>0.77227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80287">
            <text:p>0.68028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70431">
            <text:p>0.67043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490965">
            <text:p>0.490965</text:p>
          </table:table-cell>
          <table:table-cell/>
          <table:table-cell table:formula="of:=(SUM([.B421:.B425])-MIN([.B421:.B425])-MAX([.B421:.B425]))/3" office:value-type="float" office:value="0.685831333333333">
            <text:p>0.6858313333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719507">
            <text:p>0.71950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74538">
            <text:p>0.67453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12731">
            <text:p>0.61273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15811">
            <text:p>0.71581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13552">
            <text:p>0.613552</text:p>
          </table:table-cell>
          <table:table-cell/>
          <table:table-cell table:formula="of:=(SUM([.B426:.B430])-MIN([.B426:.B430])-MAX([.B426:.B430]))/3" office:value-type="float" office:value="0.667967">
            <text:p>0.667967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640657">
            <text:p>0.64065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14784">
            <text:p>0.61478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47228">
            <text:p>0.64722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32649">
            <text:p>0.63264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51129">
            <text:p>0.751129</text:p>
          </table:table-cell>
          <table:table-cell/>
          <table:table-cell table:formula="of:=(SUM([.B431:.B435])-MIN([.B431:.B435])-MAX([.B431:.B435]))/3" office:value-type="float" office:value="0.640178">
            <text:p>0.640178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796715">
            <text:p>0.79671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99589">
            <text:p>0.79958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4271">
            <text:p>0.6427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49076">
            <text:p>0.74907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572895">
            <text:p>0.572895</text:p>
          </table:table-cell>
          <table:table-cell/>
          <table:table-cell table:formula="of:=(SUM([.B436:.B440])-MIN([.B436:.B440])-MAX([.B436:.B440]))/3" office:value-type="float" office:value="0.729500333333333">
            <text:p>0.7295003333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632854">
            <text:p>0.63285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856674">
            <text:p>0.85667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35318">
            <text:p>0.63531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29979">
            <text:p>0.72997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00616">
            <text:p>0.600616</text:p>
          </table:table-cell>
          <table:table-cell/>
          <table:table-cell table:formula="of:=(SUM([.B441:.B445])-MIN([.B441:.B445])-MAX([.B441:.B445]))/3" office:value-type="float" office:value="0.666050333333333">
            <text:p>0.6660503333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720945">
            <text:p>0.72094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59959">
            <text:p>0.65995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25667">
            <text:p>0.72566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65914">
            <text:p>0.66591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834908">
            <text:p>0.834908</text:p>
          </table:table-cell>
          <table:table-cell/>
          <table:table-cell table:formula="of:=(SUM([.B446:.B450])-MIN([.B446:.B450])-MAX([.B446:.B450]))/3" office:value-type="float" office:value="0.704175333333333">
            <text:p>0.7041753333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826899">
            <text:p>0.82689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3039">
            <text:p>0.6303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20123">
            <text:p>0.72012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154">
            <text:p>0.715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3614">
            <text:p>0.73614</text:p>
          </table:table-cell>
          <table:table-cell/>
          <table:table-cell table:formula="of:=(SUM([.B451:.B455])-MIN([.B451:.B455])-MAX([.B451:.B455]))/3" office:value-type="float" office:value="0.723887666666667">
            <text:p>0.7238876667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669815">
            <text:p>0.66981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31828">
            <text:p>0.73182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801232">
            <text:p>0.80123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823409">
            <text:p>0.82340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584805">
            <text:p>0.584805</text:p>
          </table:table-cell>
          <table:table-cell/>
          <table:table-cell table:formula="of:=(SUM([.B456:.B460])-MIN([.B456:.B460])-MAX([.B456:.B460]))/3" office:value-type="float" office:value="0.734291666666667">
            <text:p>0.7342916667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726489">
            <text:p>0.72648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53593">
            <text:p>0.65359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43532">
            <text:p>0.74353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83573">
            <text:p>0.78357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94661">
            <text:p>0.694661</text:p>
          </table:table-cell>
          <table:table-cell/>
          <table:table-cell table:formula="of:=(SUM([.B461:.B465])-MIN([.B461:.B465])-MAX([.B461:.B465]))/3" office:value-type="float" office:value="0.721560666666667">
            <text:p>0.7215606667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732238">
            <text:p>0.73223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55647">
            <text:p>0.65564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4846">
            <text:p>0.6484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16427">
            <text:p>0.71642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47844">
            <text:p>0.647844</text:p>
          </table:table-cell>
          <table:table-cell/>
          <table:table-cell table:formula="of:=(SUM([.B466:.B470])-MIN([.B466:.B470])-MAX([.B466:.B470]))/3" office:value-type="float" office:value="0.673511333333333">
            <text:p>0.6735113333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717248">
            <text:p>0.71724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95483">
            <text:p>0.69548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93634">
            <text:p>0.69363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27105">
            <text:p>0.62710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564682">
            <text:p>0.564682</text:p>
          </table:table-cell>
          <table:table-cell/>
          <table:table-cell table:formula="of:=(SUM([.B471:.B475])-MIN([.B471:.B475])-MAX([.B471:.B475]))/3" office:value-type="float" office:value="0.672074">
            <text:p>0.672074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596509">
            <text:p>0.59650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75975">
            <text:p>0.67597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63655">
            <text:p>0.66365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50308">
            <text:p>0.65030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70021">
            <text:p>0.670021</text:p>
          </table:table-cell>
          <table:table-cell/>
          <table:table-cell table:formula="of:=(SUM([.B476:.B480])-MIN([.B476:.B480])-MAX([.B476:.B480]))/3" office:value-type="float" office:value="0.661328">
            <text:p>0.661328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677618">
            <text:p>0.67761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60986">
            <text:p>0.66098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25051">
            <text:p>0.62505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68994">
            <text:p>0.76899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38193">
            <text:p>0.738193</text:p>
          </table:table-cell>
          <table:table-cell/>
          <table:table-cell table:formula="of:=(SUM([.B481:.B485])-MIN([.B481:.B485])-MAX([.B481:.B485]))/3" office:value-type="float" office:value="0.692265666666666">
            <text:p>0.6922656667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653799">
            <text:p>0.65379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6386">
            <text:p>0.6638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12936">
            <text:p>0.61293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34086">
            <text:p>0.73408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56694">
            <text:p>0.56694</text:p>
          </table:table-cell>
          <table:table-cell/>
          <table:table-cell table:formula="of:=(SUM([.B486:.B490])-MIN([.B486:.B490])-MAX([.B486:.B490]))/3" office:value-type="float" office:value="0.643531666666667">
            <text:p>0.6435316667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532444">
            <text:p>0.53244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95072">
            <text:p>0.69507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724435">
            <text:p>0.72443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552772">
            <text:p>0.55277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7577">
            <text:p>0.67577</text:p>
          </table:table-cell>
          <table:table-cell/>
          <table:table-cell table:formula="of:=(SUM([.B491:.B495])-MIN([.B491:.B495])-MAX([.B491:.B495]))/3" office:value-type="float" office:value="0.641204666666667">
            <text:p>0.6412046667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0.674538">
            <text:p>0.67453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545996">
            <text:p>0.54599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42505">
            <text:p>0.64250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645585">
            <text:p>0.64558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0.478234">
            <text:p>0.478234</text:p>
          </table:table-cell>
          <table:table-cell/>
          <table:table-cell table:formula="of:=(SUM([.B496:.B500])-MIN([.B496:.B500])-MAX([.B496:.B500]))/3" office:value-type="float" office:value="0.611362">
            <text:p>0.611362</text:p>
          </table:table-cell>
          <table:table-cell table:number-columns-repeated="6"/>
        </table:table-row>
      </table:table>
      <table:table table:name="Delay" table:style-name="ta1">
        <table:shapes>
          <draw:frame draw:z-index="0" draw:style-name="gr1" svg:width="6.2988in" svg:height="3.5429in" svg:x="5.076in" svg:y="4.735in">
            <draw:object draw:notify-on-update-of-ranges="Delay.F2:Delay.F26 Delay.G1:Delay.G1 Delay.G2:Delay.G26 Delay.F2:Delay.F26 Delay.H1:Delay.H1 Delay.H2:Delay.H26 Delay.F2:Delay.F26 Delay.I1:Delay.I1 Delay.I2:Delay.I26 Delay.F2:Delay.F26 Delay.J1:Delay.J1 Delay.J2:Delay.J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>
            <text:p>POLSR</text:p>
          </table:table-cell>
          <table:table-cell office:value-type="float" office:value="3.10774">
            <text:p>3.10774</text:p>
          </table:table-cell>
          <table:table-cell table:number-columns-repeated="3"/>
          <table:table-cell office:value-type="string">
            <text:p>SPEED</text:p>
          </table:table-cell>
          <table:table-cell office:value-type="string">
            <text:p>POLSR</text:p>
          </table:table-cell>
          <table:table-cell office:value-type="string">
            <text:p>OLSR</text:p>
          </table:table-cell>
          <table:table-cell office:value-type="string">
            <text:p>AODV</text:p>
          </table:table-cell>
          <table:table-cell office:value-type="string">
            <text:p>DSDV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3.10176">
            <text:p>3.10176</text:p>
          </table:table-cell>
          <table:table-cell table:number-columns-repeated="3"/>
          <table:table-cell office:value-type="float" office:value="0">
            <text:p>0</text:p>
          </table:table-cell>
          <table:table-cell table:formula="of:=[.D5]" office:value-type="float" office:value="3.0942125">
            <text:p>3.0942125</text:p>
          </table:table-cell>
          <table:table-cell table:formula="of:=[.D130]" office:value-type="float" office:value="8.681854">
            <text:p>8.681854</text:p>
          </table:table-cell>
          <table:table-cell table:formula="of:=[.D255]" office:value-type="float" office:value="3.122858">
            <text:p>3.122858</text:p>
          </table:table-cell>
          <table:table-cell table:formula="of:=[.D380]" office:value-type="float" office:value="4.285105">
            <text:p>4.285105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3.08352">
            <text:p>3.08352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D10]" office:value-type="float" office:value="3.782395">
            <text:p>3.782395</text:p>
          </table:table-cell>
          <table:table-cell table:formula="of:=[.D135]" office:value-type="float" office:value="7.258214">
            <text:p>7.258214</text:p>
          </table:table-cell>
          <table:table-cell table:formula="of:=[.D260]" office:value-type="float" office:value="3.111366">
            <text:p>3.111366</text:p>
          </table:table-cell>
          <table:table-cell table:formula="of:=[.D385]" office:value-type="float" office:value="8.4140075">
            <text:p>8.4140075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3.09701">
            <text:p>3.09701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D15]" office:value-type="float" office:value="4.51649">
            <text:p>4.51649</text:p>
          </table:table-cell>
          <table:table-cell table:formula="of:=[.D140]" office:value-type="float" office:value="7.671546">
            <text:p>7.671546</text:p>
          </table:table-cell>
          <table:table-cell table:formula="of:=[.D265]" office:value-type="float" office:value="3.317798">
            <text:p>3.317798</text:p>
          </table:table-cell>
          <table:table-cell table:formula="of:=[.D390]" office:value-type="float" office:value="5.157726">
            <text:p>5.157726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3.09456">
            <text:p>3.09456</text:p>
          </table:table-cell>
          <table:table-cell/>
          <table:table-cell table:formula="of:=AVERAGE([.B2:.B5])" office:value-type="float" office:value="3.0942125">
            <text:p>3.0942125</text:p>
          </table:table-cell>
          <table:table-cell/>
          <table:table-cell office:value-type="float" office:value="6">
            <text:p>6</text:p>
          </table:table-cell>
          <table:table-cell table:formula="of:=[.D20]" office:value-type="float" office:value="5.29252">
            <text:p>5.29252</text:p>
          </table:table-cell>
          <table:table-cell table:formula="of:=[.D145]" office:value-type="float" office:value="7.473886">
            <text:p>7.473886</text:p>
          </table:table-cell>
          <table:table-cell table:formula="of:=[.D270]" office:value-type="float" office:value="3.882952">
            <text:p>3.882952</text:p>
          </table:table-cell>
          <table:table-cell table:formula="of:=[.D395]" office:value-type="float" office:value="5.313122">
            <text:p>5.313122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3.20227">
            <text:p>3.20227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[.D25]" office:value-type="float" office:value="5.0384325">
            <text:p>5.0384325</text:p>
          </table:table-cell>
          <table:table-cell table:formula="of:=[.D150]" office:value-type="float" office:value="7.9083">
            <text:p>7.9083</text:p>
          </table:table-cell>
          <table:table-cell table:formula="of:=[.D275]" office:value-type="float" office:value="4.3689825">
            <text:p>4.3689825</text:p>
          </table:table-cell>
          <table:table-cell table:formula="of:=[.D400]" office:value-type="float" office:value="5.344168">
            <text:p>5.344168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3.35047">
            <text:p>3.35047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f:=[.D30]" office:value-type="float" office:value="5.262412">
            <text:p>5.262412</text:p>
          </table:table-cell>
          <table:table-cell table:formula="of:=[.D155]" office:value-type="float" office:value="5.94435">
            <text:p>5.94435</text:p>
          </table:table-cell>
          <table:table-cell table:formula="of:=[.D280]" office:value-type="float" office:value="4.290624">
            <text:p>4.290624</text:p>
          </table:table-cell>
          <table:table-cell table:formula="of:=[.D405]" office:value-type="float" office:value="5.904618">
            <text:p>5.904618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3.08033">
            <text:p>3.08033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[.D35]" office:value-type="float" office:value="5.07723">
            <text:p>5.07723</text:p>
          </table:table-cell>
          <table:table-cell table:formula="of:=[.D160]" office:value-type="float" office:value="6.605548">
            <text:p>6.605548</text:p>
          </table:table-cell>
          <table:table-cell table:formula="of:=[.D285]" office:value-type="float" office:value="4.420215">
            <text:p>4.420215</text:p>
          </table:table-cell>
          <table:table-cell table:formula="of:=[.D410]" office:value-type="float" office:value="6.891684">
            <text:p>6.891684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5.41658">
            <text:p>5.41658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[.D40]" office:value-type="float" office:value="4.838858">
            <text:p>4.838858</text:p>
          </table:table-cell>
          <table:table-cell table:formula="of:=[.D165]" office:value-type="float" office:value="6.216386">
            <text:p>6.216386</text:p>
          </table:table-cell>
          <table:table-cell table:formula="of:=[.D290]" office:value-type="float" office:value="4.26461333333333">
            <text:p>4.2646133333</text:p>
          </table:table-cell>
          <table:table-cell table:formula="of:=[.D415]" office:value-type="float" office:value="5.578002">
            <text:p>5.578002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3.2822">
            <text:p>3.2822</text:p>
          </table:table-cell>
          <table:table-cell/>
          <table:table-cell table:formula="of:=AVERAGE([.B7:.B10])" office:value-type="float" office:value="3.782395">
            <text:p>3.782395</text:p>
          </table:table-cell>
          <table:table-cell/>
          <table:table-cell office:value-type="float" office:value="16">
            <text:p>16</text:p>
          </table:table-cell>
          <table:table-cell table:formula="of:=[.D45]" office:value-type="float" office:value="5.283296">
            <text:p>5.283296</text:p>
          </table:table-cell>
          <table:table-cell table:formula="of:=[.D170]" office:value-type="float" office:value="7.31341">
            <text:p>7.31341</text:p>
          </table:table-cell>
          <table:table-cell table:formula="of:=[.D295]" office:value-type="float" office:value="4.788064">
            <text:p>4.788064</text:p>
          </table:table-cell>
          <table:table-cell table:formula="of:=[.D420]" office:value-type="float" office:value="5.61263">
            <text:p>5.61263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3.35718">
            <text:p>3.35718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[.D50]" office:value-type="float" office:value="5.591652">
            <text:p>5.591652</text:p>
          </table:table-cell>
          <table:table-cell table:formula="of:=[.D175]" office:value-type="float" office:value="7.689664">
            <text:p>7.689664</text:p>
          </table:table-cell>
          <table:table-cell table:formula="of:=[.D300]" office:value-type="float" office:value="4.352518">
            <text:p>4.352518</text:p>
          </table:table-cell>
          <table:table-cell table:formula="of:=[.D425]" office:value-type="float" office:value="5.662804">
            <text:p>5.662804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5.70275">
            <text:p>5.70275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[.D55]" office:value-type="float" office:value="4.903976">
            <text:p>4.903976</text:p>
          </table:table-cell>
          <table:table-cell table:formula="of:=[.D180]" office:value-type="float" office:value="6.68215">
            <text:p>6.68215</text:p>
          </table:table-cell>
          <table:table-cell table:formula="of:=[.D305]" office:value-type="float" office:value="4.25445">
            <text:p>4.25445</text:p>
          </table:table-cell>
          <table:table-cell table:formula="of:=[.D430]" office:value-type="float" office:value="6.166084">
            <text:p>6.166084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3.51416">
            <text:p>3.51416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[.D60]" office:value-type="float" office:value="5.2835">
            <text:p>5.2835</text:p>
          </table:table-cell>
          <table:table-cell table:formula="of:=[.D185]" office:value-type="float" office:value="7.113735">
            <text:p>7.113735</text:p>
          </table:table-cell>
          <table:table-cell table:formula="of:=[.D310]" office:value-type="float" office:value="4.905392">
            <text:p>4.905392</text:p>
          </table:table-cell>
          <table:table-cell table:formula="of:=[.D435]" office:value-type="float" office:value="6.198172">
            <text:p>6.198172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5.08509">
            <text:p>5.08509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[.D65]" office:value-type="float" office:value="5.12047">
            <text:p>5.12047</text:p>
          </table:table-cell>
          <table:table-cell table:formula="of:=[.D190]" office:value-type="float" office:value="8.163075">
            <text:p>8.163075</text:p>
          </table:table-cell>
          <table:table-cell table:formula="of:=[.D315]" office:value-type="float" office:value="4.279494">
            <text:p>4.279494</text:p>
          </table:table-cell>
          <table:table-cell table:formula="of:=[.D440]" office:value-type="float" office:value="5.841638">
            <text:p>5.841638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3.76396">
            <text:p>3.76396</text:p>
          </table:table-cell>
          <table:table-cell/>
          <table:table-cell table:formula="of:=AVERAGE([.B12:.B15])" office:value-type="float" office:value="4.51649">
            <text:p>4.51649</text:p>
          </table:table-cell>
          <table:table-cell/>
          <table:table-cell office:value-type="float" office:value="26">
            <text:p>26</text:p>
          </table:table-cell>
          <table:table-cell table:formula="of:=[.D70]" office:value-type="float" office:value="5.637974">
            <text:p>5.637974</text:p>
          </table:table-cell>
          <table:table-cell table:formula="of:=[.D195]" office:value-type="float" office:value="6.4413375">
            <text:p>6.4413375</text:p>
          </table:table-cell>
          <table:table-cell table:formula="of:=[.D320]" office:value-type="float" office:value="4.533036">
            <text:p>4.533036</text:p>
          </table:table-cell>
          <table:table-cell table:formula="of:=[.D445]" office:value-type="float" office:value="5.858414">
            <text:p>5.858414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4.35526">
            <text:p>4.35526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[.D75]" office:value-type="float" office:value="5.272086">
            <text:p>5.272086</text:p>
          </table:table-cell>
          <table:table-cell table:formula="of:=[.D200]" office:value-type="float" office:value="7.25312">
            <text:p>7.25312</text:p>
          </table:table-cell>
          <table:table-cell table:formula="of:=[.D325]" office:value-type="float" office:value="4.42388">
            <text:p>4.42388</text:p>
          </table:table-cell>
          <table:table-cell table:formula="of:=[.D450]" office:value-type="float" office:value="5.994052">
            <text:p>5.994052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7.42952">
            <text:p>7.42952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[.D80]" office:value-type="float" office:value="5.212732">
            <text:p>5.212732</text:p>
          </table:table-cell>
          <table:table-cell table:formula="of:=[.D205]" office:value-type="float" office:value="6.2023275">
            <text:p>6.2023275</text:p>
          </table:table-cell>
          <table:table-cell table:formula="of:=[.D330]" office:value-type="float" office:value="5.336734">
            <text:p>5.336734</text:p>
          </table:table-cell>
          <table:table-cell table:formula="of:=[.D455]" office:value-type="float" office:value="5.036485">
            <text:p>5.036485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5.24634">
            <text:p>5.24634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[.D85]" office:value-type="float" office:value="4.817516">
            <text:p>4.817516</text:p>
          </table:table-cell>
          <table:table-cell table:formula="of:=[.D210]" office:value-type="float" office:value="7.069362">
            <text:p>7.069362</text:p>
          </table:table-cell>
          <table:table-cell table:formula="of:=[.D335]" office:value-type="float" office:value="4.78678">
            <text:p>4.78678</text:p>
          </table:table-cell>
          <table:table-cell table:formula="of:=[.D460]" office:value-type="float" office:value="5.31015">
            <text:p>5.31015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5.13805">
            <text:p>5.13805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[.D90]" office:value-type="float" office:value="5.335294">
            <text:p>5.335294</text:p>
          </table:table-cell>
          <table:table-cell table:formula="of:=[.D215]" office:value-type="float" office:value="6.591194">
            <text:p>6.591194</text:p>
          </table:table-cell>
          <table:table-cell table:formula="of:=[.D340]" office:value-type="float" office:value="3.9055">
            <text:p>3.9055</text:p>
          </table:table-cell>
          <table:table-cell table:formula="of:=[.D465]" office:value-type="float" office:value="6.4039775">
            <text:p>6.4039775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3.35617">
            <text:p>3.35617</text:p>
          </table:table-cell>
          <table:table-cell/>
          <table:table-cell table:formula="of:=AVERAGE([.B17:.B20])" office:value-type="float" office:value="5.29252">
            <text:p>5.29252</text:p>
          </table:table-cell>
          <table:table-cell/>
          <table:table-cell office:value-type="float" office:value="36">
            <text:p>36</text:p>
          </table:table-cell>
          <table:table-cell table:formula="of:=[.D95]" office:value-type="float" office:value="5.0505475">
            <text:p>5.0505475</text:p>
          </table:table-cell>
          <table:table-cell table:formula="of:=[.D220]" office:value-type="float" office:value="7.145712">
            <text:p>7.145712</text:p>
          </table:table-cell>
          <table:table-cell table:formula="of:=[.D345]" office:value-type="float" office:value="4.584038">
            <text:p>4.584038</text:p>
          </table:table-cell>
          <table:table-cell table:formula="of:=[.D470]" office:value-type="float" office:value="6.2791425">
            <text:p>6.2791425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5.33091">
            <text:p>5.33091</text:p>
          </table:table-cell>
          <table:table-cell table:number-columns-repeated="3"/>
          <table:table-cell office:value-type="float" office:value="38">
            <text:p>38</text:p>
          </table:table-cell>
          <table:table-cell table:formula="of:=[.D100]" office:value-type="float" office:value="4.7400875">
            <text:p>4.7400875</text:p>
          </table:table-cell>
          <table:table-cell table:formula="of:=[.D225]" office:value-type="float" office:value="7.226398">
            <text:p>7.226398</text:p>
          </table:table-cell>
          <table:table-cell table:formula="of:=[.D350]" office:value-type="float" office:value="4.609812">
            <text:p>4.609812</text:p>
          </table:table-cell>
          <table:table-cell table:formula="of:=[.D475]" office:value-type="float" office:value="7.0924725">
            <text:p>7.0924725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5.28877">
            <text:p>5.28877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[.D105]" office:value-type="float" office:value="4.99215">
            <text:p>4.99215</text:p>
          </table:table-cell>
          <table:table-cell table:formula="of:=[.D230]" office:value-type="float" office:value="7.569078">
            <text:p>7.569078</text:p>
          </table:table-cell>
          <table:table-cell table:formula="of:=[.D355]" office:value-type="float" office:value="6.150114">
            <text:p>6.150114</text:p>
          </table:table-cell>
          <table:table-cell table:formula="of:=[.D480]" office:value-type="float" office:value="5.370206">
            <text:p>5.370206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5.83247">
            <text:p>5.83247</text:p>
          </table:table-cell>
          <table:table-cell table:number-columns-repeated="3"/>
          <table:table-cell office:value-type="float" office:value="45">
            <text:p>45</text:p>
          </table:table-cell>
          <table:table-cell table:formula="of:=[.D110]" office:value-type="float" office:value="5.2035275">
            <text:p>5.2035275</text:p>
          </table:table-cell>
          <table:table-cell table:formula="of:=[.D235]" office:value-type="float" office:value="6.993416">
            <text:p>6.993416</text:p>
          </table:table-cell>
          <table:table-cell table:formula="of:=[.D360]" office:value-type="float" office:value="4.222702">
            <text:p>4.222702</text:p>
          </table:table-cell>
          <table:table-cell table:formula="of:=[.D485]" office:value-type="float" office:value="5.268704">
            <text:p>5.268704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5.03019">
            <text:p>5.03019</text:p>
          </table:table-cell>
          <table:table-cell table:number-columns-repeated="3"/>
          <table:table-cell office:value-type="float" office:value="50">
            <text:p>50</text:p>
          </table:table-cell>
          <table:table-cell table:formula="of:=[.D115]" office:value-type="float" office:value="5.0093925">
            <text:p>5.0093925</text:p>
          </table:table-cell>
          <table:table-cell table:formula="of:=[.D240]" office:value-type="float" office:value="6.932548">
            <text:p>6.932548</text:p>
          </table:table-cell>
          <table:table-cell table:formula="of:=[.D365]" office:value-type="float" office:value="4.29165">
            <text:p>4.29165</text:p>
          </table:table-cell>
          <table:table-cell table:formula="of:=[.D490]" office:value-type="float" office:value="5.793212">
            <text:p>5.793212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4.0023">
            <text:p>4.0023</text:p>
          </table:table-cell>
          <table:table-cell/>
          <table:table-cell table:formula="of:=AVERAGE([.B22:.B25])" office:value-type="float" office:value="5.0384325">
            <text:p>5.0384325</text:p>
          </table:table-cell>
          <table:table-cell/>
          <table:table-cell office:value-type="float" office:value="55">
            <text:p>55</text:p>
          </table:table-cell>
          <table:table-cell table:formula="of:=[.D120]" office:value-type="float" office:value="4.791216">
            <text:p>4.791216</text:p>
          </table:table-cell>
          <table:table-cell table:formula="of:=[.D245]" office:value-type="float" office:value="7.511044">
            <text:p>7.511044</text:p>
          </table:table-cell>
          <table:table-cell table:formula="of:=[.D370]" office:value-type="float" office:value="4.48728">
            <text:p>4.48728</text:p>
          </table:table-cell>
          <table:table-cell table:formula="of:=[.D495]" office:value-type="float" office:value="6.682242">
            <text:p>6.682242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6.20792">
            <text:p>6.20792</text:p>
          </table:table-cell>
          <table:table-cell table:number-columns-repeated="3"/>
          <table:table-cell office:value-type="float" office:value="60">
            <text:p>60</text:p>
          </table:table-cell>
          <table:table-cell table:formula="of:=[.D125]" office:value-type="float" office:value="5.02249">
            <text:p>5.02249</text:p>
          </table:table-cell>
          <table:table-cell table:formula="of:=[.D250]" office:value-type="float" office:value="7.006598">
            <text:p>7.006598</text:p>
          </table:table-cell>
          <table:table-cell table:formula="of:=[.D375]" office:value-type="float" office:value="4.9617575">
            <text:p>4.9617575</text:p>
          </table:table-cell>
          <table:table-cell table:formula="of:=[.D500]" office:value-type="float" office:value="5.506682">
            <text:p>5.506682</text:p>
          </table:table-cell>
        </table:table-row>
        <table:table-row table:style-name="ro1">
          <table:table-cell office:value-type="string">
            <text:p>POLSR</text:p>
          </table:table-cell>
          <table:table-cell office:value-type="float" office:value="5.22754">
            <text:p>5.2275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39557">
            <text:p>5.3955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72592">
            <text:p>5.72592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3.75511">
            <text:p>3.75511</text:p>
          </table:table-cell>
          <table:table-cell/>
          <table:table-cell table:formula="of:=AVERAGE([.B26:.B30])" office:value-type="float" office:value="5.262412">
            <text:p>5.262412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5.84052">
            <text:p>5.84052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44387">
            <text:p>5.4438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36772">
            <text:p>4.36772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35269">
            <text:p>5.3526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38135">
            <text:p>4.38135</text:p>
          </table:table-cell>
          <table:table-cell/>
          <table:table-cell table:formula="of:=AVERAGE([.B31:.B35])" office:value-type="float" office:value="5.07723">
            <text:p>5.07723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5.52175">
            <text:p>5.52175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71801">
            <text:p>4.7180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64929">
            <text:p>4.6492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78907">
            <text:p>4.7890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51617">
            <text:p>4.51617</text:p>
          </table:table-cell>
          <table:table-cell/>
          <table:table-cell table:formula="of:=AVERAGE([.B36:.B40])" office:value-type="float" office:value="4.838858">
            <text:p>4.838858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5.21858">
            <text:p>5.2185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6.53868">
            <text:p>6.5386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7283">
            <text:p>4.7283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95068">
            <text:p>4.9506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98024">
            <text:p>4.98024</text:p>
          </table:table-cell>
          <table:table-cell/>
          <table:table-cell table:formula="of:=AVERAGE([.B41:.B45])" office:value-type="float" office:value="5.283296">
            <text:p>5.283296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4.99056">
            <text:p>4.99056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27449">
            <text:p>5.2744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7.31061">
            <text:p>7.3106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59389">
            <text:p>4.5938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78871">
            <text:p>5.78871</text:p>
          </table:table-cell>
          <table:table-cell/>
          <table:table-cell table:formula="of:=AVERAGE([.B46:.B50])" office:value-type="float" office:value="5.591652">
            <text:p>5.591652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5.23588">
            <text:p>5.2358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73937">
            <text:p>4.7393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87248">
            <text:p>4.8724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79772">
            <text:p>4.79772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87443">
            <text:p>4.87443</text:p>
          </table:table-cell>
          <table:table-cell/>
          <table:table-cell table:formula="of:=AVERAGE([.B51:.B55])" office:value-type="float" office:value="4.903976">
            <text:p>4.903976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5.29291">
            <text:p>5.2929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26261">
            <text:p>5.2626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86901">
            <text:p>4.8690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77767">
            <text:p>5.7776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2153">
            <text:p>5.2153</text:p>
          </table:table-cell>
          <table:table-cell/>
          <table:table-cell table:formula="of:=AVERAGE([.B56:.B60])" office:value-type="float" office:value="5.2835">
            <text:p>5.2835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5.22029">
            <text:p>5.2202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70285">
            <text:p>4.70285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14794">
            <text:p>5.1479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41215">
            <text:p>5.41215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11912">
            <text:p>5.11912</text:p>
          </table:table-cell>
          <table:table-cell/>
          <table:table-cell table:formula="of:=AVERAGE([.B61:.B65])" office:value-type="float" office:value="5.12047">
            <text:p>5.12047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4.91009">
            <text:p>4.9100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82146">
            <text:p>4.82146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6.22074">
            <text:p>6.2207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7.1276">
            <text:p>7.1276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10998">
            <text:p>5.10998</text:p>
          </table:table-cell>
          <table:table-cell/>
          <table:table-cell table:formula="of:=AVERAGE([.B66:.B70])" office:value-type="float" office:value="5.637974">
            <text:p>5.637974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5.00701">
            <text:p>5.0070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11045">
            <text:p>5.11045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74459">
            <text:p>4.7445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40778">
            <text:p>5.4077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6.0906">
            <text:p>6.0906</text:p>
          </table:table-cell>
          <table:table-cell/>
          <table:table-cell table:formula="of:=AVERAGE([.B71:.B75])" office:value-type="float" office:value="5.272086">
            <text:p>5.272086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5.08817">
            <text:p>5.0881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90668">
            <text:p>4.9066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31771">
            <text:p>5.3177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14181">
            <text:p>5.1418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60929">
            <text:p>5.60929</text:p>
          </table:table-cell>
          <table:table-cell/>
          <table:table-cell table:formula="of:=AVERAGE([.B76:.B80])" office:value-type="float" office:value="5.212732">
            <text:p>5.212732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4.76481">
            <text:p>4.7648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62934">
            <text:p>4.6293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49597">
            <text:p>4.4959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29465">
            <text:p>5.29465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90281">
            <text:p>4.90281</text:p>
          </table:table-cell>
          <table:table-cell/>
          <table:table-cell table:formula="of:=AVERAGE([.B81:.B85])" office:value-type="float" office:value="4.817516">
            <text:p>4.817516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6.64745">
            <text:p>6.64745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5741">
            <text:p>4.574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18557">
            <text:p>5.1855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71593">
            <text:p>4.71593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55342">
            <text:p>5.55342</text:p>
          </table:table-cell>
          <table:table-cell/>
          <table:table-cell table:formula="of:=AVERAGE([.B86:.B90])" office:value-type="float" office:value="5.335294">
            <text:p>5.335294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4.54255">
            <text:p>4.54255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04917">
            <text:p>5.0491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4154">
            <text:p>5.415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75627">
            <text:p>4.7562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98135">
            <text:p>4.98135</text:p>
          </table:table-cell>
          <table:table-cell/>
          <table:table-cell table:formula="of:=AVERAGE([.B92:.B95])" office:value-type="float" office:value="5.0505475">
            <text:p>5.0505475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4.48972">
            <text:p>4.48972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77481">
            <text:p>4.7748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51388">
            <text:p>4.5138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08166">
            <text:p>5.08166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59">
            <text:p>4.59</text:p>
          </table:table-cell>
          <table:table-cell/>
          <table:table-cell table:formula="of:=AVERAGE([.B97:.B100])" office:value-type="float" office:value="4.7400875">
            <text:p>4.7400875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4.45486">
            <text:p>4.45486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9937">
            <text:p>4.993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91658">
            <text:p>4.9165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25798">
            <text:p>5.2579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80034">
            <text:p>4.80034</text:p>
          </table:table-cell>
          <table:table-cell/>
          <table:table-cell table:formula="of:=AVERAGE([.B102:.B105])" office:value-type="float" office:value="4.99215">
            <text:p>4.99215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5.22249">
            <text:p>5.2224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90832">
            <text:p>5.90832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55512">
            <text:p>4.55512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56289">
            <text:p>4.5628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78778">
            <text:p>5.78778</text:p>
          </table:table-cell>
          <table:table-cell/>
          <table:table-cell table:formula="of:=AVERAGE([.B107:.B110])" office:value-type="float" office:value="5.2035275">
            <text:p>5.2035275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5.47878">
            <text:p>5.4787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28194">
            <text:p>5.28194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62756">
            <text:p>5.62756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62669">
            <text:p>4.62669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50138">
            <text:p>4.50138</text:p>
          </table:table-cell>
          <table:table-cell/>
          <table:table-cell table:formula="of:=AVERAGE([.B112:.B115])" office:value-type="float" office:value="5.0093925">
            <text:p>5.0093925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4.81746">
            <text:p>4.81746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94502">
            <text:p>4.94502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12858">
            <text:p>5.1285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42471">
            <text:p>4.42471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64031">
            <text:p>4.64031</text:p>
          </table:table-cell>
          <table:table-cell/>
          <table:table-cell table:formula="of:=AVERAGE([.B116:.B120])" office:value-type="float" office:value="4.791216">
            <text:p>4.791216</text:p>
          </table:table-cell>
          <table:table-cell table:number-columns-repeated="6"/>
        </table:table-row>
        <table:table-row table:style-name="ro1">
          <table:table-cell office:value-type="string">
            <text:p>POLSR</text:p>
          </table:table-cell>
          <table:table-cell office:value-type="float" office:value="4.9558">
            <text:p>4.955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62068">
            <text:p>4.6206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5.9908">
            <text:p>5.9908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87167">
            <text:p>4.87167</text:p>
          </table:table-cell>
          <table:table-cell table:number-columns-repeated="8"/>
        </table:table-row>
        <table:table-row table:style-name="ro1">
          <table:table-cell office:value-type="string">
            <text:p>POLSR</text:p>
          </table:table-cell>
          <table:table-cell office:value-type="float" office:value="4.6735">
            <text:p>4.6735</text:p>
          </table:table-cell>
          <table:table-cell/>
          <table:table-cell table:formula="of:=AVERAGE([.B121:.B125])" office:value-type="float" office:value="5.02249">
            <text:p>5.02249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8.17865">
            <text:p>8.1786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9.36068">
            <text:p>9.3606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8.36135">
            <text:p>8.3613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9.14253">
            <text:p>9.1425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8.36606">
            <text:p>8.36606</text:p>
          </table:table-cell>
          <table:table-cell/>
          <table:table-cell table:formula="of:=AVERAGE([.B126:.B130])" office:value-type="float" office:value="8.681854">
            <text:p>8.681854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7.45841">
            <text:p>7.4584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8.5335">
            <text:p>8.533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69753">
            <text:p>7.6975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04657">
            <text:p>7.0465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55506">
            <text:p>5.55506</text:p>
          </table:table-cell>
          <table:table-cell/>
          <table:table-cell table:formula="of:=AVERAGE([.B131:.B135])" office:value-type="float" office:value="7.258214">
            <text:p>7.258214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.69753">
            <text:p>6.6975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10.1915">
            <text:p>10.191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8.96111">
            <text:p>8.9611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75999">
            <text:p>6.7599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7476">
            <text:p>5.7476</text:p>
          </table:table-cell>
          <table:table-cell/>
          <table:table-cell table:formula="of:=AVERAGE([.B136:.B140])" office:value-type="float" office:value="7.671546">
            <text:p>7.671546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.11746">
            <text:p>6.1174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11.1974">
            <text:p>11.197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8.87955">
            <text:p>8.8795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09603">
            <text:p>5.0960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07899">
            <text:p>6.07899</text:p>
          </table:table-cell>
          <table:table-cell/>
          <table:table-cell table:formula="of:=AVERAGE([.B141:.B145])" office:value-type="float" office:value="7.473886">
            <text:p>7.473886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8.96749">
            <text:p>8.9674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10.295">
            <text:p>10.29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9.65267">
            <text:p>9.6526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35662">
            <text:p>5.3566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26972">
            <text:p>5.26972</text:p>
          </table:table-cell>
          <table:table-cell/>
          <table:table-cell table:formula="of:=AVERAGE([.B146:.B150])" office:value-type="float" office:value="7.9083">
            <text:p>7.9083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.37327">
            <text:p>6.3732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71051">
            <text:p>7.7105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4.63664">
            <text:p>4.6366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66681">
            <text:p>5.6668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33452">
            <text:p>5.33452</text:p>
          </table:table-cell>
          <table:table-cell/>
          <table:table-cell table:formula="of:=AVERAGE([.B151:.B155])" office:value-type="float" office:value="5.94435">
            <text:p>5.94435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9.76072">
            <text:p>9.7607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00405">
            <text:p>7.0040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4.47862">
            <text:p>4.4786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02608">
            <text:p>6.0260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75827">
            <text:p>5.75827</text:p>
          </table:table-cell>
          <table:table-cell/>
          <table:table-cell table:formula="of:=AVERAGE([.B156:.B160])" office:value-type="float" office:value="6.605548">
            <text:p>6.605548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5.90209">
            <text:p>5.9020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09855">
            <text:p>7.0985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64432">
            <text:p>5.6443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09423">
            <text:p>6.0942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34274">
            <text:p>6.34274</text:p>
          </table:table-cell>
          <table:table-cell/>
          <table:table-cell table:formula="of:=AVERAGE([.B161:.B165])" office:value-type="float" office:value="6.216386">
            <text:p>6.216386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7.77724">
            <text:p>7.7772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97881">
            <text:p>7.9788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67338">
            <text:p>7.6733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99805">
            <text:p>5.9980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13957">
            <text:p>7.13957</text:p>
          </table:table-cell>
          <table:table-cell/>
          <table:table-cell table:formula="of:=AVERAGE([.B166:.B170])" office:value-type="float" office:value="7.31341">
            <text:p>7.31341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.98173">
            <text:p>6.9817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9.60721">
            <text:p>9.6072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8.57702">
            <text:p>8.5770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0295">
            <text:p>6.029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25286">
            <text:p>7.25286</text:p>
          </table:table-cell>
          <table:table-cell/>
          <table:table-cell table:formula="of:=AVERAGE([.B171:.B175])" office:value-type="float" office:value="7.689664">
            <text:p>7.689664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7.79266">
            <text:p>7.7926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18786">
            <text:p>7.1878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68639">
            <text:p>5.6863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11852">
            <text:p>7.1185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62532">
            <text:p>5.62532</text:p>
          </table:table-cell>
          <table:table-cell/>
          <table:table-cell table:formula="of:=AVERAGE([.B176:.B180])" office:value-type="float" office:value="6.68215">
            <text:p>6.68215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.56736">
            <text:p>6.5673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8.32267">
            <text:p>8.3226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21777">
            <text:p>6.2177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81127">
            <text:p>7.8112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10323">
            <text:p>6.10323</text:p>
          </table:table-cell>
          <table:table-cell/>
          <table:table-cell table:formula="of:=AVERAGE([.B182:.B185])" office:value-type="float" office:value="7.113735">
            <text:p>7.113735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.46315">
            <text:p>6.4631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8.43733">
            <text:p>8.4373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30416">
            <text:p>6.3041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9.04365">
            <text:p>9.0436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8.86716">
            <text:p>8.86716</text:p>
          </table:table-cell>
          <table:table-cell/>
          <table:table-cell table:formula="of:=AVERAGE([.B187:.B190])" office:value-type="float" office:value="8.163075">
            <text:p>8.163075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.33829">
            <text:p>6.3382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50155">
            <text:p>7.5015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26677">
            <text:p>5.2667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4951">
            <text:p>6.495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50193">
            <text:p>6.50193</text:p>
          </table:table-cell>
          <table:table-cell/>
          <table:table-cell table:formula="of:=AVERAGE([.B192:.B195])" office:value-type="float" office:value="6.4413375">
            <text:p>6.4413375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.84325">
            <text:p>6.8432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8.63536">
            <text:p>8.6353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47671">
            <text:p>6.4767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23613">
            <text:p>6.2361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66428">
            <text:p>7.66428</text:p>
          </table:table-cell>
          <table:table-cell/>
          <table:table-cell table:formula="of:=AVERAGE([.B197:.B200])" office:value-type="float" office:value="7.25312">
            <text:p>7.25312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.0474">
            <text:p>6.047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35001">
            <text:p>6.3500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96767">
            <text:p>5.9676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22082">
            <text:p>6.2208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27081">
            <text:p>6.27081</text:p>
          </table:table-cell>
          <table:table-cell/>
          <table:table-cell table:formula="of:=AVERAGE([.B202:.B205])" office:value-type="float" office:value="6.2023275">
            <text:p>6.2023275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7.01091">
            <text:p>7.0109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48595">
            <text:p>7.4859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06782">
            <text:p>6.0678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2771">
            <text:p>6.277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8.50503">
            <text:p>8.50503</text:p>
          </table:table-cell>
          <table:table-cell/>
          <table:table-cell table:formula="of:=AVERAGE([.B206:.B210])" office:value-type="float" office:value="7.069362">
            <text:p>7.069362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5.5431">
            <text:p>5.543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59535">
            <text:p>6.5953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94483">
            <text:p>6.9448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23064">
            <text:p>7.2306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64205">
            <text:p>6.64205</text:p>
          </table:table-cell>
          <table:table-cell/>
          <table:table-cell table:formula="of:=AVERAGE([.B211:.B215])" office:value-type="float" office:value="6.591194">
            <text:p>6.591194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9.74455">
            <text:p>9.7445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51892">
            <text:p>6.5189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26053">
            <text:p>5.2605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45526">
            <text:p>6.4552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7493">
            <text:p>7.7493</text:p>
          </table:table-cell>
          <table:table-cell/>
          <table:table-cell table:formula="of:=AVERAGE([.B216:.B220])" office:value-type="float" office:value="7.145712">
            <text:p>7.145712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7.60417">
            <text:p>7.6041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34114">
            <text:p>7.3411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24158">
            <text:p>6.2415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18131">
            <text:p>7.1813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76379">
            <text:p>7.76379</text:p>
          </table:table-cell>
          <table:table-cell/>
          <table:table-cell table:formula="of:=AVERAGE([.B221:.B225])" office:value-type="float" office:value="7.226398">
            <text:p>7.226398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11.6151">
            <text:p>11.615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31085">
            <text:p>7.3108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96546">
            <text:p>6.9654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89892">
            <text:p>5.89892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05506">
            <text:p>6.05506</text:p>
          </table:table-cell>
          <table:table-cell/>
          <table:table-cell table:formula="of:=AVERAGE([.B226:.B230])" office:value-type="float" office:value="7.569078">
            <text:p>7.569078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.02744">
            <text:p>6.02744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17315">
            <text:p>6.1731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8.09128">
            <text:p>8.0912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5.92288">
            <text:p>5.9228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8.75233">
            <text:p>8.75233</text:p>
          </table:table-cell>
          <table:table-cell/>
          <table:table-cell table:formula="of:=AVERAGE([.B231:.B235])" office:value-type="float" office:value="6.993416">
            <text:p>6.993416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5.80381">
            <text:p>5.8038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68465">
            <text:p>6.6846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8.5297">
            <text:p>8.5297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52331">
            <text:p>6.52331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12127">
            <text:p>7.12127</text:p>
          </table:table-cell>
          <table:table-cell/>
          <table:table-cell table:formula="of:=AVERAGE([.B236:.B240])" office:value-type="float" office:value="6.932548">
            <text:p>6.932548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8.52135">
            <text:p>8.52135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33743">
            <text:p>6.3374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84526">
            <text:p>7.8452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03446">
            <text:p>7.0344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81672">
            <text:p>7.81672</text:p>
          </table:table-cell>
          <table:table-cell/>
          <table:table-cell table:formula="of:=AVERAGE([.B241:.B245])" office:value-type="float" office:value="7.511044">
            <text:p>7.511044</text:p>
          </table:table-cell>
          <table:table-cell table:number-columns-repeated="6"/>
        </table:table-row>
        <table:table-row table:style-name="ro1">
          <table:table-cell office:value-type="string">
            <text:p>OLSR</text:p>
          </table:table-cell>
          <table:table-cell office:value-type="float" office:value="6.03213">
            <text:p>6.03213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8.49596">
            <text:p>8.49596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06218">
            <text:p>7.06218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7.0689">
            <text:p>7.0689</text:p>
          </table:table-cell>
          <table:table-cell table:number-columns-repeated="8"/>
        </table:table-row>
        <table:table-row table:style-name="ro1">
          <table:table-cell office:value-type="string">
            <text:p>OLSR</text:p>
          </table:table-cell>
          <table:table-cell office:value-type="float" office:value="6.37382">
            <text:p>6.37382</text:p>
          </table:table-cell>
          <table:table-cell/>
          <table:table-cell table:formula="of:=AVERAGE([.B246:.B250])" office:value-type="float" office:value="7.006598">
            <text:p>7.006598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3.0929">
            <text:p>3.092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30159">
            <text:p>3.3015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0652">
            <text:p>3.065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08813">
            <text:p>3.08813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06647">
            <text:p>3.06647</text:p>
          </table:table-cell>
          <table:table-cell/>
          <table:table-cell table:formula="of:=AVERAGE([.B251:.B255])" office:value-type="float" office:value="3.122858">
            <text:p>3.122858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3.09945">
            <text:p>3.0994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10912">
            <text:p>3.1091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12145">
            <text:p>3.1214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06473">
            <text:p>3.06473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16208">
            <text:p>3.16208</text:p>
          </table:table-cell>
          <table:table-cell/>
          <table:table-cell table:formula="of:=AVERAGE([.B256:.B260])" office:value-type="float" office:value="3.111366">
            <text:p>3.111366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3.1991">
            <text:p>3.199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2605">
            <text:p>3.260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97758">
            <text:p>3.9775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08554">
            <text:p>3.0855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06627">
            <text:p>3.06627</text:p>
          </table:table-cell>
          <table:table-cell/>
          <table:table-cell table:formula="of:=AVERAGE([.B261:.B265])" office:value-type="float" office:value="3.317798">
            <text:p>3.317798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4.13435">
            <text:p>4.1343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3363">
            <text:p>3.3363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14086">
            <text:p>4.1408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73674">
            <text:p>4.7367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06651">
            <text:p>3.06651</text:p>
          </table:table-cell>
          <table:table-cell/>
          <table:table-cell table:formula="of:=AVERAGE([.B266:.B270])" office:value-type="float" office:value="3.882952">
            <text:p>3.882952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4.31368">
            <text:p>4.3136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65557">
            <text:p>3.6555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6.34678">
            <text:p>6.3467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1599">
            <text:p>3.1599</text:p>
          </table:table-cell>
          <table:table-cell/>
          <table:table-cell table:formula="of:=AVERAGE([.B271:.B275])" office:value-type="float" office:value="4.3689825">
            <text:p>4.3689825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5.46798">
            <text:p>5.4679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19677">
            <text:p>3.1967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20031">
            <text:p>4.2003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5.47348">
            <text:p>5.4734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11458">
            <text:p>3.11458</text:p>
          </table:table-cell>
          <table:table-cell/>
          <table:table-cell table:formula="of:=AVERAGE([.B276:.B280])" office:value-type="float" office:value="4.290624">
            <text:p>4.290624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5.71085">
            <text:p>5.7108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95178">
            <text:p>3.9517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44404">
            <text:p>3.4440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57419">
            <text:p>4.57419</text:p>
          </table:table-cell>
          <table:table-cell/>
          <table:table-cell table:formula="of:=AVERAGE([.B281:.B285])" office:value-type="float" office:value="4.420215">
            <text:p>4.420215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63969">
            <text:p>4.6396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00096">
            <text:p>4.0009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15319">
            <text:p>4.15319</text:p>
          </table:table-cell>
          <table:table-cell/>
          <table:table-cell table:formula="of:=AVERAGE([.B286:.B290])" office:value-type="float" office:value="4.26461333333333">
            <text:p>4.2646133333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5.51215">
            <text:p>5.5121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14937">
            <text:p>4.1493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32775">
            <text:p>4.3277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82464">
            <text:p>3.8246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6.12641">
            <text:p>6.12641</text:p>
          </table:table-cell>
          <table:table-cell/>
          <table:table-cell table:formula="of:=AVERAGE([.B291:.B295])" office:value-type="float" office:value="4.788064">
            <text:p>4.788064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3.51838">
            <text:p>3.5183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6.09755">
            <text:p>6.0975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00117">
            <text:p>4.0011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83004">
            <text:p>3.8300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31545">
            <text:p>4.31545</text:p>
          </table:table-cell>
          <table:table-cell/>
          <table:table-cell table:formula="of:=AVERAGE([.B296:.B300])" office:value-type="float" office:value="4.352518">
            <text:p>4.352518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4.61448">
            <text:p>4.6144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95077">
            <text:p>4.9507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00896">
            <text:p>4.0089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12505">
            <text:p>4.1250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57299">
            <text:p>3.57299</text:p>
          </table:table-cell>
          <table:table-cell/>
          <table:table-cell table:formula="of:=AVERAGE([.B301:.B305])" office:value-type="float" office:value="4.25445">
            <text:p>4.25445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5.0468">
            <text:p>5.046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41787">
            <text:p>4.4178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71772">
            <text:p>4.7177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6.00287">
            <text:p>6.0028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3417">
            <text:p>4.3417</text:p>
          </table:table-cell>
          <table:table-cell/>
          <table:table-cell table:formula="of:=AVERAGE([.B306:.B310])" office:value-type="float" office:value="4.905392">
            <text:p>4.905392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4.02054">
            <text:p>4.0205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5.26535">
            <text:p>5.2653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01457">
            <text:p>4.0145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27912">
            <text:p>3.2791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81789">
            <text:p>4.81789</text:p>
          </table:table-cell>
          <table:table-cell/>
          <table:table-cell table:formula="of:=AVERAGE([.B311:.B315])" office:value-type="float" office:value="4.279494">
            <text:p>4.279494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4.26403">
            <text:p>4.26403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5.72732">
            <text:p>5.7273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97764">
            <text:p>4.9776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32255">
            <text:p>3.3225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37364">
            <text:p>4.37364</text:p>
          </table:table-cell>
          <table:table-cell/>
          <table:table-cell table:formula="of:=AVERAGE([.B316:.B320])" office:value-type="float" office:value="4.533036">
            <text:p>4.533036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4.44576">
            <text:p>4.4457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0752">
            <text:p>3.075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02241">
            <text:p>4.0224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5.57749">
            <text:p>5.5774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99854">
            <text:p>4.99854</text:p>
          </table:table-cell>
          <table:table-cell/>
          <table:table-cell table:formula="of:=AVERAGE([.B321:.B325])" office:value-type="float" office:value="4.42388">
            <text:p>4.42388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4.64469">
            <text:p>4.6446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55141">
            <text:p>4.5514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6.29421">
            <text:p>6.2942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21365">
            <text:p>4.2136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6.97971">
            <text:p>6.97971</text:p>
          </table:table-cell>
          <table:table-cell/>
          <table:table-cell table:formula="of:=AVERAGE([.B326:.B330])" office:value-type="float" office:value="5.336734">
            <text:p>5.336734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4.55758">
            <text:p>4.5575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18984">
            <text:p>4.1898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6.21096">
            <text:p>6.2109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5.85631">
            <text:p>5.8563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11921">
            <text:p>3.11921</text:p>
          </table:table-cell>
          <table:table-cell/>
          <table:table-cell table:formula="of:=AVERAGE([.B331:.B335])" office:value-type="float" office:value="4.78678">
            <text:p>4.78678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3.1211">
            <text:p>3.121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4801">
            <text:p>3.480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10681">
            <text:p>4.1068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00882">
            <text:p>4.0088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81067">
            <text:p>4.81067</text:p>
          </table:table-cell>
          <table:table-cell/>
          <table:table-cell table:formula="of:=AVERAGE([.B336:.B340])" office:value-type="float" office:value="3.9055">
            <text:p>3.9055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3.13553">
            <text:p>3.13553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72922">
            <text:p>3.72922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5.72379">
            <text:p>5.7237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38693">
            <text:p>4.38693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5.94472">
            <text:p>5.94472</text:p>
          </table:table-cell>
          <table:table-cell/>
          <table:table-cell table:formula="of:=AVERAGE([.B341:.B345])" office:value-type="float" office:value="4.584038">
            <text:p>4.584038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4.00715">
            <text:p>4.0071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19975">
            <text:p>4.1997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99115">
            <text:p>3.9911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6.81608">
            <text:p>6.8160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03493">
            <text:p>4.03493</text:p>
          </table:table-cell>
          <table:table-cell/>
          <table:table-cell table:formula="of:=AVERAGE([.B346:.B350])" office:value-type="float" office:value="4.609812">
            <text:p>4.609812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14.6479">
            <text:p>14.647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22854">
            <text:p>3.2285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50813">
            <text:p>3.50813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23376">
            <text:p>4.2337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5.13224">
            <text:p>5.13224</text:p>
          </table:table-cell>
          <table:table-cell/>
          <table:table-cell table:formula="of:=AVERAGE([.B351:.B355])" office:value-type="float" office:value="6.150114">
            <text:p>6.150114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3.24426">
            <text:p>3.2442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43085">
            <text:p>4.4308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88691">
            <text:p>4.8869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53629">
            <text:p>4.53629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0152">
            <text:p>4.0152</text:p>
          </table:table-cell>
          <table:table-cell/>
          <table:table-cell table:formula="of:=AVERAGE([.B356:.B360])" office:value-type="float" office:value="4.222702">
            <text:p>4.222702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4.82023">
            <text:p>4.82023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524">
            <text:p>4.52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3.82241">
            <text:p>3.8224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24495">
            <text:p>4.24495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57524">
            <text:p>4.57524</text:p>
          </table:table-cell>
          <table:table-cell/>
          <table:table-cell table:formula="of:=AVERAGE([.B362:.B365])" office:value-type="float" office:value="4.29165">
            <text:p>4.29165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69864">
            <text:p>4.6986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5.06251">
            <text:p>5.0625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01954">
            <text:p>4.01954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16843">
            <text:p>4.16843</text:p>
          </table:table-cell>
          <table:table-cell/>
          <table:table-cell table:formula="of:=AVERAGE([.B367:.B370])" office:value-type="float" office:value="4.48728">
            <text:p>4.48728</text:p>
          </table:table-cell>
          <table:table-cell table:number-columns-repeated="6"/>
        </table:table-row>
        <table:table-row table:style-name="ro1">
          <table:table-cell office:value-type="string">
            <text:p>AODV</text:p>
          </table:table-cell>
          <table:table-cell office:value-type="float" office:value="4.78481">
            <text:p>4.78481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5.33067">
            <text:p>5.33067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51288">
            <text:p>4.51288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5.04486">
            <text:p>5.04486</text:p>
          </table:table-cell>
          <table:table-cell table:number-columns-repeated="8"/>
        </table:table-row>
        <table:table-row table:style-name="ro1">
          <table:table-cell office:value-type="string">
            <text:p>AODV</text:p>
          </table:table-cell>
          <table:table-cell office:value-type="float" office:value="4.95862">
            <text:p>4.95862</text:p>
          </table:table-cell>
          <table:table-cell/>
          <table:table-cell table:formula="of:=AVERAGE([.B372:.B375])" office:value-type="float" office:value="4.9617575">
            <text:p>4.9617575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4.87166">
            <text:p>4.8716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14359">
            <text:p>5.1435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3.93994">
            <text:p>3.9399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3.92012">
            <text:p>3.9201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13677">
            <text:p>4.13677</text:p>
          </table:table-cell>
          <table:table-cell/>
          <table:table-cell table:formula="of:=AVERAGE([.B377:.B380])" office:value-type="float" office:value="4.285105">
            <text:p>4.285105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4.59335">
            <text:p>4.5933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09939">
            <text:p>4.0993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33762">
            <text:p>4.3376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91262">
            <text:p>4.9126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20.3064">
            <text:p>20.3064</text:p>
          </table:table-cell>
          <table:table-cell/>
          <table:table-cell table:formula="of:=AVERAGE([.B382:.B385])" office:value-type="float" office:value="8.4140075">
            <text:p>8.4140075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4.36802">
            <text:p>4.3680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91907">
            <text:p>5.9190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7734">
            <text:p>4.773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18894">
            <text:p>4.1889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5392">
            <text:p>6.5392</text:p>
          </table:table-cell>
          <table:table-cell/>
          <table:table-cell table:formula="of:=AVERAGE([.B386:.B390])" office:value-type="float" office:value="5.157726">
            <text:p>5.157726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4.60746">
            <text:p>4.6074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24836">
            <text:p>4.2483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92417">
            <text:p>5.9241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57916">
            <text:p>5.5791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20646">
            <text:p>6.20646</text:p>
          </table:table-cell>
          <table:table-cell/>
          <table:table-cell table:formula="of:=AVERAGE([.B391:.B395])" office:value-type="float" office:value="5.313122">
            <text:p>5.313122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5.97241">
            <text:p>5.9724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19004">
            <text:p>4.1900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21521">
            <text:p>4.2152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76922">
            <text:p>4.7692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7.57396">
            <text:p>7.57396</text:p>
          </table:table-cell>
          <table:table-cell/>
          <table:table-cell table:formula="of:=AVERAGE([.B396:.B400])" office:value-type="float" office:value="5.344168">
            <text:p>5.344168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6.13095">
            <text:p>6.1309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78337">
            <text:p>4.7833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97849">
            <text:p>5.9784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50168">
            <text:p>5.5016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7.1286">
            <text:p>7.1286</text:p>
          </table:table-cell>
          <table:table-cell/>
          <table:table-cell table:formula="of:=AVERAGE([.B401:.B405])" office:value-type="float" office:value="5.904618">
            <text:p>5.904618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5.6471">
            <text:p>5.647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3.94648">
            <text:p>3.9464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43907">
            <text:p>6.4390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15207">
            <text:p>5.1520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13.2737">
            <text:p>13.2737</text:p>
          </table:table-cell>
          <table:table-cell/>
          <table:table-cell table:formula="of:=AVERAGE([.B406:.B410])" office:value-type="float" office:value="6.891684">
            <text:p>6.891684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6.09448">
            <text:p>6.0944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0337">
            <text:p>5.033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1726">
            <text:p>4.172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64439">
            <text:p>6.6443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94484">
            <text:p>5.94484</text:p>
          </table:table-cell>
          <table:table-cell/>
          <table:table-cell table:formula="of:=AVERAGE([.B411:.B415])" office:value-type="float" office:value="5.578002">
            <text:p>5.578002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5.99365">
            <text:p>5.9936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42886">
            <text:p>5.4288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60218">
            <text:p>4.6021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8673">
            <text:p>4.867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7.17116">
            <text:p>7.17116</text:p>
          </table:table-cell>
          <table:table-cell/>
          <table:table-cell table:formula="of:=AVERAGE([.B416:.B420])" office:value-type="float" office:value="5.61263">
            <text:p>5.61263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4.83164">
            <text:p>4.8316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32451">
            <text:p>5.3245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49108">
            <text:p>6.4910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08146">
            <text:p>5.0814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58533">
            <text:p>6.58533</text:p>
          </table:table-cell>
          <table:table-cell/>
          <table:table-cell table:formula="of:=AVERAGE([.B421:.B425])" office:value-type="float" office:value="5.662804">
            <text:p>5.662804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6.79897">
            <text:p>6.7989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07456">
            <text:p>5.0745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7.67432">
            <text:p>7.6743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6981">
            <text:p>5.698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58447">
            <text:p>5.58447</text:p>
          </table:table-cell>
          <table:table-cell/>
          <table:table-cell table:formula="of:=AVERAGE([.B426:.B430])" office:value-type="float" office:value="6.166084">
            <text:p>6.166084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6.62987">
            <text:p>6.6298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88204">
            <text:p>4.8820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10277">
            <text:p>6.1027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7.23416">
            <text:p>7.2341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14202">
            <text:p>6.14202</text:p>
          </table:table-cell>
          <table:table-cell/>
          <table:table-cell table:formula="of:=AVERAGE([.B431:.B435])" office:value-type="float" office:value="6.198172">
            <text:p>6.198172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5.07005">
            <text:p>5.0700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1166">
            <text:p>6.116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7.21102">
            <text:p>7.2110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56643">
            <text:p>4.5664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24409">
            <text:p>6.24409</text:p>
          </table:table-cell>
          <table:table-cell/>
          <table:table-cell table:formula="of:=AVERAGE([.B436:.B440])" office:value-type="float" office:value="5.841638">
            <text:p>5.841638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5.69831">
            <text:p>5.6983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9328">
            <text:p>5.932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95013">
            <text:p>6.9501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09844">
            <text:p>5.0984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61239">
            <text:p>5.61239</text:p>
          </table:table-cell>
          <table:table-cell/>
          <table:table-cell table:formula="of:=AVERAGE([.B441:.B445])" office:value-type="float" office:value="5.858414">
            <text:p>5.858414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7.01943">
            <text:p>7.0194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92937">
            <text:p>4.9293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19959">
            <text:p>5.19959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7.1774">
            <text:p>7.177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64447">
            <text:p>5.64447</text:p>
          </table:table-cell>
          <table:table-cell/>
          <table:table-cell table:formula="of:=AVERAGE([.B446:.B450])" office:value-type="float" office:value="5.994052">
            <text:p>5.994052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6.41302">
            <text:p>6.4130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0002">
            <text:p>5.000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98161">
            <text:p>4.9816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74836">
            <text:p>4.7483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41577">
            <text:p>5.41577</text:p>
          </table:table-cell>
          <table:table-cell/>
          <table:table-cell table:formula="of:=AVERAGE([.B452:.B455])" office:value-type="float" office:value="5.036485">
            <text:p>5.036485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5.42528">
            <text:p>5.4252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95823">
            <text:p>4.9582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6758">
            <text:p>4.675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39558">
            <text:p>5.3955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21099">
            <text:p>6.21099</text:p>
          </table:table-cell>
          <table:table-cell/>
          <table:table-cell table:formula="of:=AVERAGE([.B457:.B460])" office:value-type="float" office:value="5.31015">
            <text:p>5.31015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5.31603">
            <text:p>5.3160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02402">
            <text:p>6.0240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13105">
            <text:p>6.1310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85872">
            <text:p>5.8587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7.60212">
            <text:p>7.60212</text:p>
          </table:table-cell>
          <table:table-cell/>
          <table:table-cell table:formula="of:=AVERAGE([.B462:.B465])" office:value-type="float" office:value="6.4039775">
            <text:p>6.4039775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5.1651">
            <text:p>5.165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23742">
            <text:p>6.2374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7.29322">
            <text:p>7.2932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21643">
            <text:p>6.2164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3695">
            <text:p>5.3695</text:p>
          </table:table-cell>
          <table:table-cell/>
          <table:table-cell table:formula="of:=AVERAGE([.B467:.B470])" office:value-type="float" office:value="6.2791425">
            <text:p>6.2791425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6.11461">
            <text:p>6.1146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24952">
            <text:p>6.2495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7.14531">
            <text:p>7.1453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79635">
            <text:p>6.7963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8.17871">
            <text:p>8.17871</text:p>
          </table:table-cell>
          <table:table-cell/>
          <table:table-cell table:formula="of:=AVERAGE([.B472:.B475])" office:value-type="float" office:value="7.0924725">
            <text:p>7.0924725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5.77995">
            <text:p>5.7799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7904">
            <text:p>4.790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57426">
            <text:p>5.5742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92395">
            <text:p>5.92395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78247">
            <text:p>4.78247</text:p>
          </table:table-cell>
          <table:table-cell/>
          <table:table-cell table:formula="of:=AVERAGE([.B476:.B480])" office:value-type="float" office:value="5.370206">
            <text:p>5.370206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4.99554">
            <text:p>4.9955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96602">
            <text:p>4.9660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50228">
            <text:p>6.5022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00976">
            <text:p>5.0097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86992">
            <text:p>4.86992</text:p>
          </table:table-cell>
          <table:table-cell/>
          <table:table-cell table:formula="of:=AVERAGE([.B481:.B485])" office:value-type="float" office:value="5.268704">
            <text:p>5.268704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6.23941">
            <text:p>6.2394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36518">
            <text:p>4.3651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67876">
            <text:p>5.67876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53228">
            <text:p>6.53228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15043">
            <text:p>6.15043</text:p>
          </table:table-cell>
          <table:table-cell/>
          <table:table-cell table:formula="of:=AVERAGE([.B486:.B490])" office:value-type="float" office:value="5.793212">
            <text:p>5.793212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8.61521">
            <text:p>8.61521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79474">
            <text:p>5.79474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16057">
            <text:p>6.1605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7.2193">
            <text:p>7.219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62139">
            <text:p>5.62139</text:p>
          </table:table-cell>
          <table:table-cell/>
          <table:table-cell table:formula="of:=AVERAGE([.B491:.B495])" office:value-type="float" office:value="6.682242">
            <text:p>6.682242</text:p>
          </table:table-cell>
          <table:table-cell table:number-columns-repeated="6"/>
        </table:table-row>
        <table:table-row table:style-name="ro1">
          <table:table-cell office:value-type="string">
            <text:p>DSDV</text:p>
          </table:table-cell>
          <table:table-cell office:value-type="float" office:value="5.19037">
            <text:p>5.19037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5.3283">
            <text:p>5.328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4.74453">
            <text:p>4.74453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25052">
            <text:p>6.25052</text:p>
          </table:table-cell>
          <table:table-cell table:number-columns-repeated="8"/>
        </table:table-row>
        <table:table-row table:style-name="ro1">
          <table:table-cell office:value-type="string">
            <text:p>DSDV</text:p>
          </table:table-cell>
          <table:table-cell office:value-type="float" office:value="6.01969">
            <text:p>6.01969</text:p>
          </table:table-cell>
          <table:table-cell/>
          <table:table-cell table:formula="of:=AVERAGE([.B496:.B500])" office:value-type="float" office:value="5.506682">
            <text:p>5.506682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01:.B505])" office:value-type="float" office:value="0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06:.B510])" office:value-type="float" office:value="0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11:.B515])" office:value-type="float" office:value="0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16:.B520])" office:value-type="float" office:value="0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21:.B525])" office:value-type="float" office:value="0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26:.B530])" office:value-type="float" office:value="0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31:.B535])" office:value-type="float" office:value="0">
            <text:p>#DIV/0!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AVERAGE([.B536:.B540])" office:value-type="float" office:value="0">
            <text:p>#DIV/0!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7T02:59:15</dc:date>
    <meta:generator>LibreOffice/3.5$Linux_X86_64 LibreOffice_project/350m1$Build-2</meta:generator>
    <meta:editing-duration>PT7H7M41S</meta:editing-duration>
    <meta:editing-cycles>44</meta:editing-cycles>
    <dc:creator>LvNiQi </dc:creator>
    <meta:document-statistic meta:table-count="3" meta:cell-count="42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3.483cm" svg:y="3.457cm" style:legend-expansion="high" chart:style-name="ch2"/>
        <chart:plot-area chart:style-name="ch3" table:cell-range-address="throught.F2:throught.J26 throught.G1:throught.J1" chart:data-source-has-labels="row" svg:x="0.769cm" svg:y="0.855cm" svg:width="12.076cm" svg:height="7.551cm">
          <chartooo:coordinate-region svg:x="1.761cm" svg:y="1.055cm" svg:width="10.898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ought.G2:throught.G26" chart:label-cell-address="throught.G1:throught.G1" chart:class="chart:scatter">
            <chart:domain table:cell-range-address="throught.F2:throught.F26"/>
            <chart:data-point chart:repeated="25"/>
          </chart:series>
          <chart:series chart:style-name="ch7" chart:values-cell-range-address="throught.H2:throught.H26" chart:label-cell-address="throught.H1:throught.H1" chart:class="chart:scatter">
            <chart:data-point chart:repeated="25"/>
          </chart:series>
          <chart:series chart:style-name="ch8" chart:values-cell-range-address="throught.I2:throught.I26" chart:label-cell-address="throught.I1:throught.I1" chart:class="chart:scatter">
            <chart:data-point chart:repeated="25"/>
          </chart:series>
          <chart:series chart:style-name="ch9" chart:values-cell-range-address="throught.J2:throught.J26" chart:label-cell-address="throught.J1:throught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throught.G1:throught.G1</svg:desc>
                </draw:g>
              </table:table-cell>
              <table:table-cell office:value-type="string">
                <text:p>OLSR</text:p>
                <draw:g>
                  <svg:desc>throught.H1:throught.H1</svg:desc>
                </draw:g>
              </table:table-cell>
              <table:table-cell office:value-type="string">
                <text:p>AODV</text:p>
                <draw:g>
                  <svg:desc>throught.I1:throught.I1</svg:desc>
                </draw:g>
              </table:table-cell>
              <table:table-cell office:value-type="string">
                <text:p>DSDV</text:p>
                <draw:g>
                  <svg:desc>throught.J1:through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rought.F2:throught.F26</svg:desc>
                </draw:g>
              </table:table-cell>
              <table:table-cell office:value-type="float" office:value="1021.155">
                <text:p>1021.155</text:p>
                <draw:g>
                  <svg:desc>throught.G2:throught.G26</svg:desc>
                </draw:g>
              </table:table-cell>
              <table:table-cell office:value-type="float" office:value="693.8762">
                <text:p>693.8762</text:p>
                <draw:g>
                  <svg:desc>throught.H2:throught.H26</svg:desc>
                </draw:g>
              </table:table-cell>
              <table:table-cell office:value-type="float" office:value="963.3396">
                <text:p>963.3396</text:p>
                <draw:g>
                  <svg:desc>throught.I2:throught.I26</svg:desc>
                </draw:g>
              </table:table-cell>
              <table:table-cell office:value-type="float" office:value="912.73725">
                <text:p>912.73725</text:p>
                <draw:g>
                  <svg:desc>throught.J2:throught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20.99">
                <text:p>1020.99</text:p>
              </table:table-cell>
              <table:table-cell office:value-type="float" office:value="660.2996">
                <text:p>660.2996</text:p>
              </table:table-cell>
              <table:table-cell office:value-type="float" office:value="963.6626">
                <text:p>963.6626</text:p>
              </table:table-cell>
              <table:table-cell office:value-type="float" office:value="871.603">
                <text:p>871.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09.46625">
                <text:p>1009.46625</text:p>
              </table:table-cell>
              <table:table-cell office:value-type="float" office:value="642.9648">
                <text:p>642.9648</text:p>
              </table:table-cell>
              <table:table-cell office:value-type="float" office:value="907.0964">
                <text:p>907.0964</text:p>
              </table:table-cell>
              <table:table-cell office:value-type="float" office:value="820.5452">
                <text:p>820.5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49.83575">
                <text:p>949.83575</text:p>
              </table:table-cell>
              <table:table-cell office:value-type="float" office:value="614.3652">
                <text:p>614.3652</text:p>
              </table:table-cell>
              <table:table-cell office:value-type="float" office:value="912.9736">
                <text:p>912.9736</text:p>
              </table:table-cell>
              <table:table-cell office:value-type="float" office:value="796.7746">
                <text:p>796.7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20.98925">
                <text:p>920.98925</text:p>
              </table:table-cell>
              <table:table-cell office:value-type="float" office:value="609.093">
                <text:p>609.093</text:p>
              </table:table-cell>
              <table:table-cell office:value-type="float" office:value="946.3066">
                <text:p>946.3066</text:p>
              </table:table-cell>
              <table:table-cell office:value-type="float" office:value="716.8254">
                <text:p>716.8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73.2416">
                <text:p>873.2416</text:p>
              </table:table-cell>
              <table:table-cell office:value-type="float" office:value="614.931">
                <text:p>614.931</text:p>
              </table:table-cell>
              <table:table-cell office:value-type="float" office:value="802.42538">
                <text:p>802.42538</text:p>
              </table:table-cell>
              <table:table-cell office:value-type="float" office:value="783.9732">
                <text:p>783.9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50.3482">
                <text:p>850.3482</text:p>
              </table:table-cell>
              <table:table-cell office:value-type="float" office:value="702.353">
                <text:p>702.353</text:p>
              </table:table-cell>
              <table:table-cell office:value-type="float" office:value="868.7082">
                <text:p>868.7082</text:p>
              </table:table-cell>
              <table:table-cell office:value-type="float" office:value="801.651">
                <text:p>801.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42.2112">
                <text:p>842.2112</text:p>
              </table:table-cell>
              <table:table-cell office:value-type="float" office:value="658.7912">
                <text:p>658.7912</text:p>
              </table:table-cell>
              <table:table-cell office:value-type="float" office:value="897.3388">
                <text:p>897.3388</text:p>
              </table:table-cell>
              <table:table-cell office:value-type="float" office:value="738.0692">
                <text:p>738.0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38.8678">
                <text:p>838.8678</text:p>
              </table:table-cell>
              <table:table-cell office:value-type="float" office:value="659.0026">
                <text:p>659.0026</text:p>
              </table:table-cell>
              <table:table-cell office:value-type="float" office:value="870.7036">
                <text:p>870.7036</text:p>
              </table:table-cell>
              <table:table-cell office:value-type="float" office:value="711.0236">
                <text:p>711.0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853.9418">
                <text:p>853.9418</text:p>
              </table:table-cell>
              <table:table-cell office:value-type="float" office:value="645.8756">
                <text:p>645.8756</text:p>
              </table:table-cell>
              <table:table-cell office:value-type="float" office:value="948.1872">
                <text:p>948.1872</text:p>
              </table:table-cell>
              <table:table-cell office:value-type="float" office:value="729.856">
                <text:p>729.8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831.1628">
                <text:p>831.1628</text:p>
              </table:table-cell>
              <table:table-cell office:value-type="float" office:value="651.543">
                <text:p>651.543</text:p>
              </table:table-cell>
              <table:table-cell office:value-type="float" office:value="950.3326">
                <text:p>950.3326</text:p>
              </table:table-cell>
              <table:table-cell office:value-type="float" office:value="727.793">
                <text:p>727.7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800.2838">
                <text:p>800.2838</text:p>
              </table:table-cell>
              <table:table-cell office:value-type="float" office:value="685.0215">
                <text:p>685.0215</text:p>
              </table:table-cell>
              <table:table-cell office:value-type="float" office:value="806.7512">
                <text:p>806.7512</text:p>
              </table:table-cell>
              <table:table-cell office:value-type="float" office:value="704.528">
                <text:p>704.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816.6314">
                <text:p>816.6314</text:p>
              </table:table-cell>
              <table:table-cell office:value-type="float" office:value="630.139">
                <text:p>630.139</text:p>
              </table:table-cell>
              <table:table-cell office:value-type="float" office:value="803.7114">
                <text:p>803.7114</text:p>
              </table:table-cell>
              <table:table-cell office:value-type="float" office:value="780.3666">
                <text:p>780.3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804.9856">
                <text:p>804.9856</text:p>
              </table:table-cell>
              <table:table-cell office:value-type="float" office:value="656.444">
                <text:p>656.444</text:p>
              </table:table-cell>
              <table:table-cell office:value-type="float" office:value="816.1408">
                <text:p>816.1408</text:p>
              </table:table-cell>
              <table:table-cell office:value-type="float" office:value="781.1454">
                <text:p>781.1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846.6794">
                <text:p>846.6794</text:p>
              </table:table-cell>
              <table:table-cell office:value-type="float" office:value="668.54725">
                <text:p>668.54725</text:p>
              </table:table-cell>
              <table:table-cell office:value-type="float" office:value="956.3726">
                <text:p>956.3726</text:p>
              </table:table-cell>
              <table:table-cell office:value-type="float" office:value="744.0306">
                <text:p>744.0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47.6308">
                <text:p>847.6308</text:p>
              </table:table-cell>
              <table:table-cell office:value-type="float" office:value="664.9235">
                <text:p>664.9235</text:p>
              </table:table-cell>
              <table:table-cell office:value-type="float" office:value="772.5752">
                <text:p>772.5752</text:p>
              </table:table-cell>
              <table:table-cell office:value-type="float" office:value="679.10125">
                <text:p>679.10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858.1246">
                <text:p>858.1246</text:p>
              </table:table-cell>
              <table:table-cell office:value-type="float" office:value="680.8604">
                <text:p>680.8604</text:p>
              </table:table-cell>
              <table:table-cell office:value-type="float" office:value="959.8954">
                <text:p>959.8954</text:p>
              </table:table-cell>
              <table:table-cell office:value-type="float" office:value="742.0905">
                <text:p>742.0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848.6076">
                <text:p>848.6076</text:p>
              </table:table-cell>
              <table:table-cell office:value-type="float" office:value="717.761">
                <text:p>717.761</text:p>
              </table:table-cell>
              <table:table-cell office:value-type="float" office:value="972.8748">
                <text:p>972.8748</text:p>
              </table:table-cell>
              <table:table-cell office:value-type="float" office:value="724.23925">
                <text:p>724.23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848.98775">
                <text:p>848.98775</text:p>
              </table:table-cell>
              <table:table-cell office:value-type="float" office:value="738.0986">
                <text:p>738.0986</text:p>
              </table:table-cell>
              <table:table-cell office:value-type="float" office:value="797.7496">
                <text:p>797.7496</text:p>
              </table:table-cell>
              <table:table-cell office:value-type="float" office:value="762.43925">
                <text:p>762.43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825.046">
                <text:p>825.046</text:p>
              </table:table-cell>
              <table:table-cell office:value-type="float" office:value="719.2626">
                <text:p>719.2626</text:p>
              </table:table-cell>
              <table:table-cell office:value-type="float" office:value="795.554">
                <text:p>795.554</text:p>
              </table:table-cell>
              <table:table-cell office:value-type="float" office:value="724.03475">
                <text:p>724.03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847.5545">
                <text:p>847.5545</text:p>
              </table:table-cell>
              <table:table-cell office:value-type="float" office:value="691.2614">
                <text:p>691.2614</text:p>
              </table:table-cell>
              <table:table-cell office:value-type="float" office:value="959.6384">
                <text:p>959.6384</text:p>
              </table:table-cell>
              <table:table-cell office:value-type="float" office:value="738.9824">
                <text:p>738.9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847.05825">
                <text:p>847.05825</text:p>
              </table:table-cell>
              <table:table-cell office:value-type="float" office:value="758.153">
                <text:p>758.153</text:p>
              </table:table-cell>
              <table:table-cell office:value-type="float" office:value="912.7802">
                <text:p>912.7802</text:p>
              </table:table-cell>
              <table:table-cell office:value-type="float" office:value="716.4128">
                <text:p>716.4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849.687">
                <text:p>849.687</text:p>
              </table:table-cell>
              <table:table-cell office:value-type="float" office:value="716.6554">
                <text:p>716.6554</text:p>
              </table:table-cell>
              <table:table-cell office:value-type="float" office:value="852.053">
                <text:p>852.053</text:p>
              </table:table-cell>
              <table:table-cell office:value-type="float" office:value="726.6678">
                <text:p>726.6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816.417">
                <text:p>816.417</text:p>
              </table:table-cell>
              <table:table-cell office:value-type="float" office:value="708.9294">
                <text:p>708.9294</text:p>
              </table:table-cell>
              <table:table-cell office:value-type="float" office:value="934.26">
                <text:p>934.26</text:p>
              </table:table-cell>
              <table:table-cell office:value-type="float" office:value="710.1562">
                <text:p>710.1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838.6364">
                <text:p>838.6364</text:p>
              </table:table-cell>
              <table:table-cell office:value-type="float" office:value="735.2466">
                <text:p>735.2466</text:p>
              </table:table-cell>
              <table:table-cell office:value-type="float" office:value="867.35775">
                <text:p>867.35775</text:p>
              </table:table-cell>
              <table:table-cell office:value-type="float" office:value="614.2566">
                <text:p>614.2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PDR.F2:PDR.J26 PDR.G1:PDR.J1" chart:data-source-has-labels="row" svg:x="0.32cm" svg:y="0.18cm" svg:width="12.852cm" svg:height="8.64cm">
          <chartooo:coordinate-region svg:x="1.047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DR.G2:PDR.G26" chart:label-cell-address="PDR.G1:PDR.G1" chart:class="chart:scatter">
            <chart:domain table:cell-range-address="PDR.F2:PDR.F26"/>
            <chart:data-point chart:repeated="25"/>
          </chart:series>
          <chart:series chart:style-name="ch7" chart:values-cell-range-address="PDR.H2:PDR.H26" chart:label-cell-address="PDR.H1:PDR.H1" chart:class="chart:scatter">
            <chart:data-point chart:repeated="25"/>
          </chart:series>
          <chart:series chart:style-name="ch8" chart:values-cell-range-address="PDR.I2:PDR.I26" chart:label-cell-address="PDR.I1:PDR.I1" chart:class="chart:scatter">
            <chart:data-point chart:repeated="25"/>
          </chart:series>
          <chart:series chart:style-name="ch9" chart:values-cell-range-address="PDR.J2:PDR.J26" chart:label-cell-address="PDR.J1:PDR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PDR.G1:PDR.G1</svg:desc>
                </draw:g>
              </table:table-cell>
              <table:table-cell office:value-type="string">
                <text:p>OLSR</text:p>
                <draw:g>
                  <svg:desc>PDR.H1:PDR.H1</svg:desc>
                </draw:g>
              </table:table-cell>
              <table:table-cell office:value-type="string">
                <text:p>AODV</text:p>
                <draw:g>
                  <svg:desc>PDR.I1:PDR.I1</svg:desc>
                </draw:g>
              </table:table-cell>
              <table:table-cell office:value-type="string">
                <text:p>DSDV</text:p>
                <draw:g>
                  <svg:desc>PDR.J1:PD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DR.F2:PDR.F26</svg:desc>
                </draw:g>
              </table:table-cell>
              <table:table-cell office:value-type="float" office:value="0.990212333333333">
                <text:p>0.990212333333333</text:p>
                <draw:g>
                  <svg:desc>PDR.G2:PDR.G26</svg:desc>
                </draw:g>
              </table:table-cell>
              <table:table-cell office:value-type="float" office:value="0.544148">
                <text:p>0.544148</text:p>
                <draw:g>
                  <svg:desc>PDR.H2:PDR.H26</svg:desc>
                </draw:g>
              </table:table-cell>
              <table:table-cell office:value-type="float" office:value="0.73922">
                <text:p>0.73922</text:p>
                <draw:g>
                  <svg:desc>PDR.I2:PDR.I26</svg:desc>
                </draw:g>
              </table:table-cell>
              <table:table-cell office:value-type="float" office:value="0.886584666666666">
                <text:p>0.886584666666666</text:p>
                <draw:g>
                  <svg:desc>PDR.J2:PDR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6071333333333">
                <text:p>0.936071333333333</text:p>
              </table:table-cell>
              <table:table-cell office:value-type="float" office:value="0.530116666666667">
                <text:p>0.530116666666667</text:p>
              </table:table-cell>
              <table:table-cell office:value-type="float" office:value="0.666872">
                <text:p>0.666872</text:p>
              </table:table-cell>
              <table:table-cell office:value-type="float" office:value="0.911567333333333">
                <text:p>0.911567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81177">
                <text:p>0.781177</text:p>
              </table:table-cell>
              <table:table-cell office:value-type="float" office:value="0.454757333333333">
                <text:p>0.454757333333333</text:p>
              </table:table-cell>
              <table:table-cell office:value-type="float" office:value="0.733881">
                <text:p>0.733881</text:p>
              </table:table-cell>
              <table:table-cell office:value-type="float" office:value="0.824983">
                <text:p>0.824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53251333333333">
                <text:p>0.753251333333333</text:p>
              </table:table-cell>
              <table:table-cell office:value-type="float" office:value="0.559274666666666">
                <text:p>0.559274666666666</text:p>
              </table:table-cell>
              <table:table-cell office:value-type="float" office:value="0.822313666666667">
                <text:p>0.822313666666667</text:p>
              </table:table-cell>
              <table:table-cell office:value-type="float" office:value="0.809377">
                <text:p>0.80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67666">
                <text:p>0.67666</text:p>
              </table:table-cell>
              <table:table-cell office:value-type="float" office:value="0.531417">
                <text:p>0.531417</text:p>
              </table:table-cell>
              <table:table-cell office:value-type="float" office:value="0.533539">
                <text:p>0.533539</text:p>
              </table:table-cell>
              <table:table-cell office:value-type="float" office:value="0.658521666666667">
                <text:p>0.65852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729705666666666">
                <text:p>0.729705666666666</text:p>
              </table:table-cell>
              <table:table-cell office:value-type="float" office:value="0.569267333333333">
                <text:p>0.569267333333333</text:p>
              </table:table-cell>
              <table:table-cell office:value-type="float" office:value="0.726078">
                <text:p>0.726078</text:p>
              </table:table-cell>
              <table:table-cell office:value-type="float" office:value="0.685079">
                <text:p>0.685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777755">
                <text:p>0.777755</text:p>
              </table:table-cell>
              <table:table-cell office:value-type="float" office:value="0.586858333333333">
                <text:p>0.586858333333333</text:p>
              </table:table-cell>
              <table:table-cell office:value-type="float" office:value="0.202258933333333">
                <text:p>0.202258933333333</text:p>
              </table:table-cell>
              <table:table-cell office:value-type="float" office:value="0.722245">
                <text:p>0.722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791992">
                <text:p>0.791992</text:p>
              </table:table-cell>
              <table:table-cell office:value-type="float" office:value="0.619644333333333">
                <text:p>0.619644333333333</text:p>
              </table:table-cell>
              <table:table-cell office:value-type="float" office:value="0.447980666666667">
                <text:p>0.447980666666667</text:p>
              </table:table-cell>
              <table:table-cell office:value-type="float" office:value="0.721081666666667">
                <text:p>0.721081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774606333333333">
                <text:p>0.774606333333333</text:p>
              </table:table-cell>
              <table:table-cell office:value-type="float" office:value="0.544421666666667">
                <text:p>0.544421666666667</text:p>
              </table:table-cell>
              <table:table-cell office:value-type="float" office:value="0.595003333333333">
                <text:p>0.595003333333333</text:p>
              </table:table-cell>
              <table:table-cell office:value-type="float" office:value="0.696577333333333">
                <text:p>0.696577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787200333333333">
                <text:p>0.787200333333333</text:p>
              </table:table-cell>
              <table:table-cell office:value-type="float" office:value="0.547707">
                <text:p>0.547707</text:p>
              </table:table-cell>
              <table:table-cell office:value-type="float" office:value="0.474743333333333">
                <text:p>0.474743333333333</text:p>
              </table:table-cell>
              <table:table-cell office:value-type="float" office:value="0.685831333333333">
                <text:p>0.685831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713757666666667">
                <text:p>0.713757666666667</text:p>
              </table:table-cell>
              <table:table-cell office:value-type="float" office:value="0.581382333333333">
                <text:p>0.581382333333333</text:p>
              </table:table-cell>
              <table:table-cell office:value-type="float" office:value="0.434086333333333">
                <text:p>0.434086333333333</text:p>
              </table:table-cell>
              <table:table-cell office:value-type="float" office:value="0.667967">
                <text:p>0.667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756468333333333">
                <text:p>0.756468333333333</text:p>
              </table:table-cell>
              <table:table-cell office:value-type="float" office:value="0.577207333333333">
                <text:p>0.577207333333333</text:p>
              </table:table-cell>
              <table:table-cell office:value-type="float" office:value="0.423477333333333">
                <text:p>0.423477333333333</text:p>
              </table:table-cell>
              <table:table-cell office:value-type="float" office:value="0.640178">
                <text:p>0.640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769815333333333">
                <text:p>0.769815333333333</text:p>
              </table:table-cell>
              <table:table-cell office:value-type="float" office:value="0.584941666666667">
                <text:p>0.584941666666667</text:p>
              </table:table-cell>
              <table:table-cell office:value-type="float" office:value="0.55551">
                <text:p>0.55551</text:p>
              </table:table-cell>
              <table:table-cell office:value-type="float" office:value="0.729500333333333">
                <text:p>0.729500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808692666666667">
                <text:p>0.808692666666667</text:p>
              </table:table-cell>
              <table:table-cell office:value-type="float" office:value="0.576797">
                <text:p>0.576797</text:p>
              </table:table-cell>
              <table:table-cell office:value-type="float" office:value="0.592265666666667">
                <text:p>0.592265666666667</text:p>
              </table:table-cell>
              <table:table-cell office:value-type="float" office:value="0.666050333333333">
                <text:p>0.666050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790554666666667">
                <text:p>0.790554666666667</text:p>
              </table:table-cell>
              <table:table-cell office:value-type="float" office:value="0.629569">
                <text:p>0.629569</text:p>
              </table:table-cell>
              <table:table-cell office:value-type="float" office:value="0.458863666666667">
                <text:p>0.458863666666667</text:p>
              </table:table-cell>
              <table:table-cell office:value-type="float" office:value="0.704175333333333">
                <text:p>0.704175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808555666666666">
                <text:p>0.808555666666666</text:p>
              </table:table-cell>
              <table:table-cell office:value-type="float" office:value="0.637508333333333">
                <text:p>0.637508333333333</text:p>
              </table:table-cell>
              <table:table-cell office:value-type="float" office:value="0.451266666666667">
                <text:p>0.451266666666667</text:p>
              </table:table-cell>
              <table:table-cell office:value-type="float" office:value="0.723887666666667">
                <text:p>0.723887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787611333333333">
                <text:p>0.787611333333333</text:p>
              </table:table-cell>
              <table:table-cell office:value-type="float" office:value="0.628542">
                <text:p>0.628542</text:p>
              </table:table-cell>
              <table:table-cell office:value-type="float" office:value="0.760438">
                <text:p>0.760438</text:p>
              </table:table-cell>
              <table:table-cell office:value-type="float" office:value="0.734291666666667">
                <text:p>0.734291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803148666666666">
                <text:p>0.803148666666666</text:p>
              </table:table-cell>
              <table:table-cell office:value-type="float" office:value="0.632375333333333">
                <text:p>0.632375333333333</text:p>
              </table:table-cell>
              <table:table-cell office:value-type="float" office:value="0.510198666666667">
                <text:p>0.510198666666667</text:p>
              </table:table-cell>
              <table:table-cell office:value-type="float" office:value="0.721560666666667">
                <text:p>0.721560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804928">
                <text:p>0.804928</text:p>
              </table:table-cell>
              <table:table-cell office:value-type="float" office:value="0.637098">
                <text:p>0.637098</text:p>
              </table:table-cell>
              <table:table-cell office:value-type="float" office:value="0.682272333333333">
                <text:p>0.682272333333333</text:p>
              </table:table-cell>
              <table:table-cell office:value-type="float" office:value="0.673511333333333">
                <text:p>0.673511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798357333333333">
                <text:p>0.798357333333333</text:p>
              </table:table-cell>
              <table:table-cell office:value-type="float" office:value="0.625872666666667">
                <text:p>0.625872666666667</text:p>
              </table:table-cell>
              <table:table-cell office:value-type="float" office:value="0.415400666666667">
                <text:p>0.415400666666667</text:p>
              </table:table-cell>
              <table:table-cell office:value-type="float" office:value="0.672074">
                <text:p>0.672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767488">
                <text:p>0.767488</text:p>
              </table:table-cell>
              <table:table-cell office:value-type="float" office:value="0.663312666666667">
                <text:p>0.663312666666667</text:p>
              </table:table-cell>
              <table:table-cell office:value-type="float" office:value="0.576865333333333">
                <text:p>0.576865333333333</text:p>
              </table:table-cell>
              <table:table-cell office:value-type="float" office:value="0.661328">
                <text:p>0.661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0.779603">
                <text:p>0.779603</text:p>
              </table:table-cell>
              <table:table-cell office:value-type="float" office:value="0.640657">
                <text:p>0.640657</text:p>
              </table:table-cell>
              <table:table-cell office:value-type="float" office:value="0.683162333333333">
                <text:p>0.683162333333333</text:p>
              </table:table-cell>
              <table:table-cell office:value-type="float" office:value="0.692265666666667">
                <text:p>0.692265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766940666666667">
                <text:p>0.766940666666667</text:p>
              </table:table-cell>
              <table:table-cell office:value-type="float" office:value="0.675154">
                <text:p>0.675154</text:p>
              </table:table-cell>
              <table:table-cell office:value-type="float" office:value="0.60219">
                <text:p>0.60219</text:p>
              </table:table-cell>
              <table:table-cell office:value-type="float" office:value="0.643531666666667">
                <text:p>0.643531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0.755852">
                <text:p>0.755852</text:p>
              </table:table-cell>
              <table:table-cell office:value-type="float" office:value="0.649007666666667">
                <text:p>0.649007666666667</text:p>
              </table:table-cell>
              <table:table-cell office:value-type="float" office:value="0.541136333333333">
                <text:p>0.541136333333333</text:p>
              </table:table-cell>
              <table:table-cell office:value-type="float" office:value="0.641204666666667">
                <text:p>0.641204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0.764271333333333">
                <text:p>0.764271333333333</text:p>
              </table:table-cell>
              <table:table-cell office:value-type="float" office:value="0.655647">
                <text:p>0.655647</text:p>
              </table:table-cell>
              <table:table-cell office:value-type="float" office:value="0.722655666666667">
                <text:p>0.722655666666667</text:p>
              </table:table-cell>
              <table:table-cell office:value-type="float" office:value="0.611362">
                <text:p>0.611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Delay.F2:Delay.J26 Delay.G1:Delay.J1" chart:data-source-has-labels="row" svg:x="0.32cm" svg:y="0.18cm" svg:width="12.852cm" svg:height="8.64cm">
          <chartooo:coordinate-region svg:x="0.941cm" svg:y="0.379cm" svg:width="12.0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.G2:Delay.G26" chart:label-cell-address="Delay.G1:Delay.G1" chart:class="chart:scatter">
            <chart:domain table:cell-range-address="Delay.F2:Delay.F26"/>
            <chart:data-point chart:repeated="25"/>
          </chart:series>
          <chart:series chart:style-name="ch7" chart:values-cell-range-address="Delay.H2:Delay.H26" chart:label-cell-address="Delay.H1:Delay.H1" chart:class="chart:scatter">
            <chart:data-point chart:repeated="25"/>
          </chart:series>
          <chart:series chart:style-name="ch8" chart:values-cell-range-address="Delay.I2:Delay.I26" chart:label-cell-address="Delay.I1:Delay.I1" chart:class="chart:scatter">
            <chart:data-point chart:repeated="25"/>
          </chart:series>
          <chart:series chart:style-name="ch9" chart:values-cell-range-address="Delay.J2:Delay.J26" chart:label-cell-address="Delay.J1:Delay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Delay.G1:Delay.G1</svg:desc>
                </draw:g>
              </table:table-cell>
              <table:table-cell office:value-type="string">
                <text:p>OLSR</text:p>
                <draw:g>
                  <svg:desc>Delay.H1:Delay.H1</svg:desc>
                </draw:g>
              </table:table-cell>
              <table:table-cell office:value-type="string">
                <text:p>AODV</text:p>
                <draw:g>
                  <svg:desc>Delay.I1:Delay.I1</svg:desc>
                </draw:g>
              </table:table-cell>
              <table:table-cell office:value-type="string">
                <text:p>DSDV</text:p>
                <draw:g>
                  <svg:desc>Delay.J1:Dela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.F2:Delay.F26</svg:desc>
                </draw:g>
              </table:table-cell>
              <table:table-cell office:value-type="float" office:value="3.0942125">
                <text:p>3.0942125</text:p>
                <draw:g>
                  <svg:desc>Delay.G2:Delay.G26</svg:desc>
                </draw:g>
              </table:table-cell>
              <table:table-cell office:value-type="float" office:value="8.681854">
                <text:p>8.681854</text:p>
                <draw:g>
                  <svg:desc>Delay.H2:Delay.H26</svg:desc>
                </draw:g>
              </table:table-cell>
              <table:table-cell office:value-type="float" office:value="3.122858">
                <text:p>3.122858</text:p>
                <draw:g>
                  <svg:desc>Delay.I2:Delay.I26</svg:desc>
                </draw:g>
              </table:table-cell>
              <table:table-cell office:value-type="float" office:value="4.285105">
                <text:p>4.285105</text:p>
                <draw:g>
                  <svg:desc>Delay.J2:Delay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82395">
                <text:p>3.782395</text:p>
              </table:table-cell>
              <table:table-cell office:value-type="float" office:value="7.258214">
                <text:p>7.258214</text:p>
              </table:table-cell>
              <table:table-cell office:value-type="float" office:value="3.111366">
                <text:p>3.111366</text:p>
              </table:table-cell>
              <table:table-cell office:value-type="float" office:value="8.4140075">
                <text:p>8.414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51649">
                <text:p>4.51649</text:p>
              </table:table-cell>
              <table:table-cell office:value-type="float" office:value="7.671546">
                <text:p>7.671546</text:p>
              </table:table-cell>
              <table:table-cell office:value-type="float" office:value="3.317798">
                <text:p>3.317798</text:p>
              </table:table-cell>
              <table:table-cell office:value-type="float" office:value="5.157726">
                <text:p>5.157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29252">
                <text:p>5.29252</text:p>
              </table:table-cell>
              <table:table-cell office:value-type="float" office:value="7.473886">
                <text:p>7.473886</text:p>
              </table:table-cell>
              <table:table-cell office:value-type="float" office:value="3.882952">
                <text:p>3.882952</text:p>
              </table:table-cell>
              <table:table-cell office:value-type="float" office:value="5.313122">
                <text:p>5.313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.0384325">
                <text:p>5.0384325</text:p>
              </table:table-cell>
              <table:table-cell office:value-type="float" office:value="7.9083">
                <text:p>7.9083</text:p>
              </table:table-cell>
              <table:table-cell office:value-type="float" office:value="4.3689825">
                <text:p>4.3689825</text:p>
              </table:table-cell>
              <table:table-cell office:value-type="float" office:value="5.344168">
                <text:p>5.344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262412">
                <text:p>5.262412</text:p>
              </table:table-cell>
              <table:table-cell office:value-type="float" office:value="5.94435">
                <text:p>5.94435</text:p>
              </table:table-cell>
              <table:table-cell office:value-type="float" office:value="4.290624">
                <text:p>4.290624</text:p>
              </table:table-cell>
              <table:table-cell office:value-type="float" office:value="5.904618">
                <text:p>5.9046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5.07723">
                <text:p>5.07723</text:p>
              </table:table-cell>
              <table:table-cell office:value-type="float" office:value="6.605548">
                <text:p>6.605548</text:p>
              </table:table-cell>
              <table:table-cell office:value-type="float" office:value="4.420215">
                <text:p>4.420215</text:p>
              </table:table-cell>
              <table:table-cell office:value-type="float" office:value="6.891684">
                <text:p>6.891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4.838858">
                <text:p>4.838858</text:p>
              </table:table-cell>
              <table:table-cell office:value-type="float" office:value="6.216386">
                <text:p>6.216386</text:p>
              </table:table-cell>
              <table:table-cell office:value-type="float" office:value="4.26461333333333">
                <text:p>4.26461333333333</text:p>
              </table:table-cell>
              <table:table-cell office:value-type="float" office:value="5.578002">
                <text:p>5.578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5.283296">
                <text:p>5.283296</text:p>
              </table:table-cell>
              <table:table-cell office:value-type="float" office:value="7.31341">
                <text:p>7.31341</text:p>
              </table:table-cell>
              <table:table-cell office:value-type="float" office:value="4.788064">
                <text:p>4.788064</text:p>
              </table:table-cell>
              <table:table-cell office:value-type="float" office:value="5.61263">
                <text:p>5.61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.591652">
                <text:p>5.591652</text:p>
              </table:table-cell>
              <table:table-cell office:value-type="float" office:value="7.689664">
                <text:p>7.689664</text:p>
              </table:table-cell>
              <table:table-cell office:value-type="float" office:value="4.352518">
                <text:p>4.352518</text:p>
              </table:table-cell>
              <table:table-cell office:value-type="float" office:value="5.662804">
                <text:p>5.662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903976">
                <text:p>4.903976</text:p>
              </table:table-cell>
              <table:table-cell office:value-type="float" office:value="6.68215">
                <text:p>6.68215</text:p>
              </table:table-cell>
              <table:table-cell office:value-type="float" office:value="4.25445">
                <text:p>4.25445</text:p>
              </table:table-cell>
              <table:table-cell office:value-type="float" office:value="6.166084">
                <text:p>6.166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5.2835">
                <text:p>5.2835</text:p>
              </table:table-cell>
              <table:table-cell office:value-type="float" office:value="7.113735">
                <text:p>7.113735</text:p>
              </table:table-cell>
              <table:table-cell office:value-type="float" office:value="4.905392">
                <text:p>4.905392</text:p>
              </table:table-cell>
              <table:table-cell office:value-type="float" office:value="6.198172">
                <text:p>6.198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5.12047">
                <text:p>5.12047</text:p>
              </table:table-cell>
              <table:table-cell office:value-type="float" office:value="8.163075">
                <text:p>8.163075</text:p>
              </table:table-cell>
              <table:table-cell office:value-type="float" office:value="4.279494">
                <text:p>4.279494</text:p>
              </table:table-cell>
              <table:table-cell office:value-type="float" office:value="5.841638">
                <text:p>5.841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5.637974">
                <text:p>5.637974</text:p>
              </table:table-cell>
              <table:table-cell office:value-type="float" office:value="6.4413375">
                <text:p>6.4413375</text:p>
              </table:table-cell>
              <table:table-cell office:value-type="float" office:value="4.533036">
                <text:p>4.533036</text:p>
              </table:table-cell>
              <table:table-cell office:value-type="float" office:value="5.858414">
                <text:p>5.858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5.272086">
                <text:p>5.272086</text:p>
              </table:table-cell>
              <table:table-cell office:value-type="float" office:value="7.25312">
                <text:p>7.25312</text:p>
              </table:table-cell>
              <table:table-cell office:value-type="float" office:value="4.42388">
                <text:p>4.42388</text:p>
              </table:table-cell>
              <table:table-cell office:value-type="float" office:value="5.994052">
                <text:p>5.994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5.212732">
                <text:p>5.212732</text:p>
              </table:table-cell>
              <table:table-cell office:value-type="float" office:value="6.2023275">
                <text:p>6.2023275</text:p>
              </table:table-cell>
              <table:table-cell office:value-type="float" office:value="5.336734">
                <text:p>5.336734</text:p>
              </table:table-cell>
              <table:table-cell office:value-type="float" office:value="5.036485">
                <text:p>5.036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4.817516">
                <text:p>4.817516</text:p>
              </table:table-cell>
              <table:table-cell office:value-type="float" office:value="7.069362">
                <text:p>7.069362</text:p>
              </table:table-cell>
              <table:table-cell office:value-type="float" office:value="4.78678">
                <text:p>4.78678</text:p>
              </table:table-cell>
              <table:table-cell office:value-type="float" office:value="5.31015">
                <text:p>5.31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5.335294">
                <text:p>5.335294</text:p>
              </table:table-cell>
              <table:table-cell office:value-type="float" office:value="6.591194">
                <text:p>6.591194</text:p>
              </table:table-cell>
              <table:table-cell office:value-type="float" office:value="3.9055">
                <text:p>3.9055</text:p>
              </table:table-cell>
              <table:table-cell office:value-type="float" office:value="6.4039775">
                <text:p>6.4039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5.0505475">
                <text:p>5.0505475</text:p>
              </table:table-cell>
              <table:table-cell office:value-type="float" office:value="7.145712">
                <text:p>7.145712</text:p>
              </table:table-cell>
              <table:table-cell office:value-type="float" office:value="4.584038">
                <text:p>4.584038</text:p>
              </table:table-cell>
              <table:table-cell office:value-type="float" office:value="6.2791425">
                <text:p>6.2791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4.7400875">
                <text:p>4.7400875</text:p>
              </table:table-cell>
              <table:table-cell office:value-type="float" office:value="7.226398">
                <text:p>7.226398</text:p>
              </table:table-cell>
              <table:table-cell office:value-type="float" office:value="4.609812">
                <text:p>4.609812</text:p>
              </table:table-cell>
              <table:table-cell office:value-type="float" office:value="7.0924725">
                <text:p>7.0924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.99215">
                <text:p>4.99215</text:p>
              </table:table-cell>
              <table:table-cell office:value-type="float" office:value="7.569078">
                <text:p>7.569078</text:p>
              </table:table-cell>
              <table:table-cell office:value-type="float" office:value="6.150114">
                <text:p>6.150114</text:p>
              </table:table-cell>
              <table:table-cell office:value-type="float" office:value="5.370206">
                <text:p>5.370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5.2035275">
                <text:p>5.2035275</text:p>
              </table:table-cell>
              <table:table-cell office:value-type="float" office:value="6.993416">
                <text:p>6.993416</text:p>
              </table:table-cell>
              <table:table-cell office:value-type="float" office:value="4.222702">
                <text:p>4.222702</text:p>
              </table:table-cell>
              <table:table-cell office:value-type="float" office:value="5.268704">
                <text:p>5.268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.0093925">
                <text:p>5.0093925</text:p>
              </table:table-cell>
              <table:table-cell office:value-type="float" office:value="6.932548">
                <text:p>6.932548</text:p>
              </table:table-cell>
              <table:table-cell office:value-type="float" office:value="4.29165">
                <text:p>4.29165</text:p>
              </table:table-cell>
              <table:table-cell office:value-type="float" office:value="5.793212">
                <text:p>5.793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4.791216">
                <text:p>4.791216</text:p>
              </table:table-cell>
              <table:table-cell office:value-type="float" office:value="7.511044">
                <text:p>7.511044</text:p>
              </table:table-cell>
              <table:table-cell office:value-type="float" office:value="4.48728">
                <text:p>4.48728</text:p>
              </table:table-cell>
              <table:table-cell office:value-type="float" office:value="6.682242">
                <text:p>6.682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5.02249">
                <text:p>5.02249</text:p>
              </table:table-cell>
              <table:table-cell office:value-type="float" office:value="7.006598">
                <text:p>7.006598</text:p>
              </table:table-cell>
              <table:table-cell office:value-type="float" office:value="4.9617575">
                <text:p>4.9617575</text:p>
              </table:table-cell>
              <table:table-cell office:value-type="float" office:value="5.506682">
                <text:p>5.5066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